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4" calcext:value-type="float">
            <text:p>5814</text:p>
          </table:table-cell>
          <table:table-cell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2:.G2])&gt;0;[.B2];0)" office:value-type="float" office:value="90823" calcext:value-type="float">
            <text:p>90823</text:p>
          </table:table-cell>
          <table:table-cell table:style-name="ce3" table:formula="of:=[.C2]/[.C$410]" office:value-type="float" office:value="3.67254465208198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1279595702164" calcext:value-type="float">
            <text:p>34.13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0.224197882789" calcext:value-type="float">
            <text:p>80.22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table:formula="of:=[.M2]+[.N2]" office:value-type="float" office:value="23" calcext:value-type="float">
            <text:p>23</text:p>
          </table:table-cell>
          <table:table-cell table:style-name="ce3" table:formula="of:=[.O2]/[.O$410]" office:value-type="float" office:value="0.0304137083341318" calcext:value-type="float">
            <text:p>0.03</text:p>
          </table:table-cell>
          <table:table-cell table:formula="of:=[.D2]+[.H2]+[.L2]+[.P2]" office:value-type="float" office:value="118.055115813421" calcext:value-type="float">
            <text:p>118.06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:.G3])&gt;0;[.B3];0)" office:value-type="float" office:value="84522" calcext:value-type="float">
            <text:p>84522</text:p>
          </table:table-cell>
          <table:table-cell table:style-name="ce3" table:formula="of:=[.C3]/[.C$410]" office:value-type="float" office:value="3.41775562449239" calcext:value-type="float">
            <text:p>3.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1279595702164" calcext:value-type="float">
            <text:p>34.13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0.224197882789" calcext:value-type="float">
            <text:p>80.22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4796974643583" calcext:value-type="float">
            <text:p>0.02</text:p>
          </table:table-cell>
          <table:table-cell table:formula="of:=[.D3]+[.H3]+[.L3]+[.P3]" office:value-type="float" office:value="117.792392774962" calcext:value-type="float">
            <text:p>117.79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4:.G4])&gt;0;[.B4];0)" office:value-type="float" office:value="80095" calcext:value-type="float">
            <text:p>80095</text:p>
          </table:table-cell>
          <table:table-cell table:style-name="ce3" table:formula="of:=[.C4]/[.C$410]" office:value-type="float" office:value="3.2387441937450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1279595702164" calcext:value-type="float">
            <text:p>34.13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0.224197882789" calcext:value-type="float">
            <text:p>80.22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4]+[.N4]" office:value-type="float" office:value="17" calcext:value-type="float">
            <text:p>17</text:p>
          </table:table-cell>
          <table:table-cell table:style-name="ce3" table:formula="of:=[.O4]/[.O$410]" office:value-type="float" office:value="0.0224796974643583" calcext:value-type="float">
            <text:p>0.02</text:p>
          </table:table-cell>
          <table:table-cell table:formula="of:=[.D4]+[.H4]+[.L4]+[.P4]" office:value-type="float" office:value="117.613381344215" calcext:value-type="float">
            <text:p>117.61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5:.G5])&gt;0;[.B5];0)" office:value-type="float" office:value="68224" calcext:value-type="float">
            <text:p>68224</text:p>
          </table:table-cell>
          <table:table-cell table:style-name="ce3" table:formula="of:=[.C5]/[.C$410]" office:value-type="float" office:value="2.75872506241415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1279595702164" calcext:value-type="float">
            <text:p>34.13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0.224197882789" calcext:value-type="float">
            <text:p>80.22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5]+[.N5]" office:value-type="float" office:value="272" calcext:value-type="float">
            <text:p>272</text:p>
          </table:table-cell>
          <table:table-cell table:style-name="ce3" table:formula="of:=[.O5]/[.O$410]" office:value-type="float" office:value="0.359675159429732" calcext:value-type="float">
            <text:p>0.36</text:p>
          </table:table-cell>
          <table:table-cell table:formula="of:=[.D5]+[.H5]+[.L5]+[.P5]" office:value-type="float" office:value="117.470557674849" calcext:value-type="float">
            <text:p>117.47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80429675485876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1279595702164" calcext:value-type="float">
            <text:p>34.13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0.224197882789" calcext:value-type="float">
            <text:p>80.22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6]+[.N6]" office:value-type="float" office:value="43" calcext:value-type="float">
            <text:p>43</text:p>
          </table:table-cell>
          <table:table-cell table:style-name="ce3" table:formula="of:=[.O6]/[.O$410]" office:value-type="float" office:value="0.0568604112333768" calcext:value-type="float">
            <text:p>0.06</text:p>
          </table:table-cell>
          <table:table-cell table:formula="of:=[.D6]+[.H6]+[.L6]+[.P6]" office:value-type="float" office:value="117.213314619097" calcext:value-type="float">
            <text:p>117.21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7:.G7])&gt;0;[.B7];0)" office:value-type="float" office:value="69351" calcext:value-type="float">
            <text:p>69351</text:p>
          </table:table-cell>
          <table:table-cell table:style-name="ce3" table:formula="of:=[.C7]/[.C$410]" office:value-type="float" office:value="2.80429675485876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1279595702164" calcext:value-type="float">
            <text:p>34.13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0.224197882789" calcext:value-type="float">
            <text:p>80.22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7]+[.N7]" office:value-type="float" office:value="40" calcext:value-type="float">
            <text:p>40</text:p>
          </table:table-cell>
          <table:table-cell table:style-name="ce3" table:formula="of:=[.O7]/[.O$410]" office:value-type="float" office:value="0.0528934057984901" calcext:value-type="float">
            <text:p>0.05</text:p>
          </table:table-cell>
          <table:table-cell table:formula="of:=[.D7]+[.H7]+[.L7]+[.P7]" office:value-type="float" office:value="117.209347613663" calcext:value-type="float">
            <text:p>117.21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8:.G8])&gt;0;[.B8];0)" office:value-type="float" office:value="69524" calcext:value-type="float">
            <text:p>69524</text:p>
          </table:table-cell>
          <table:table-cell table:style-name="ce3" table:formula="of:=[.C8]/[.C$410]" office:value-type="float" office:value="2.81129223204857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1279595702164" calcext:value-type="float">
            <text:p>34.13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0.224197882789" calcext:value-type="float">
            <text:p>80.22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8]+[.N8]" office:value-type="float" office:value="31" calcext:value-type="float">
            <text:p>31</text:p>
          </table:table-cell>
          <table:table-cell table:style-name="ce3" table:formula="of:=[.O8]/[.O$410]" office:value-type="float" office:value="0.0409923894938298" calcext:value-type="float">
            <text:p>0.04</text:p>
          </table:table-cell>
          <table:table-cell table:formula="of:=[.D8]+[.H8]+[.L8]+[.P8]" office:value-type="float" office:value="117.204442074548" calcext:value-type="float">
            <text:p>117.20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9:.G9])&gt;0;[.B9];0)" office:value-type="float" office:value="58249" calcext:value-type="float">
            <text:p>58249</text:p>
          </table:table-cell>
          <table:table-cell table:style-name="ce3" table:formula="of:=[.C9]/[.C$410]" office:value-type="float" office:value="2.35537312618085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1279595702164" calcext:value-type="float">
            <text:p>34.13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0.224197882789" calcext:value-type="float">
            <text:p>80.22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9]+[.N9]" office:value-type="float" office:value="183" calcext:value-type="float">
            <text:p>183</text:p>
          </table:table-cell>
          <table:table-cell table:style-name="ce3" table:formula="of:=[.O9]/[.O$410]" office:value-type="float" office:value="0.241987331528092" calcext:value-type="float">
            <text:p>0.24</text:p>
          </table:table-cell>
          <table:table-cell table:formula="of:=[.D9]+[.H9]+[.L9]+[.P9]" office:value-type="float" office:value="116.949517910714" calcext:value-type="float">
            <text:p>116.95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10:.G10])&gt;0;[.B10];0)" office:value-type="float" office:value="43872" calcext:value-type="float">
            <text:p>43872</text:p>
          </table:table-cell>
          <table:table-cell table:style-name="ce3" table:formula="of:=[.C10]/[.C$410]" office:value-type="float" office:value="1.77402066630854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1279595702164" calcext:value-type="float">
            <text:p>34.13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0.224197882789" calcext:value-type="float">
            <text:p>80.22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10]+[.N10]" office:value-type="float" office:value="383" calcext:value-type="float">
            <text:p>383</text:p>
          </table:table-cell>
          <table:table-cell table:style-name="ce3" table:formula="of:=[.O10]/[.O$410]" office:value-type="float" office:value="0.506454360520542" calcext:value-type="float">
            <text:p>0.51</text:p>
          </table:table-cell>
          <table:table-cell table:formula="of:=[.D10]+[.H10]+[.L10]+[.P10]" office:value-type="float" office:value="116.632632479834" calcext:value-type="float">
            <text:p>116.6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1:.G11])&gt;0;[.B11];0)" office:value-type="float" office:value="50260" calcext:value-type="float">
            <text:p>50260</text:p>
          </table:table-cell>
          <table:table-cell table:style-name="ce3" table:formula="of:=[.C11]/[.C$410]" office:value-type="float" office:value="2.03232765063519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1279595702164" calcext:value-type="float">
            <text:p>34.13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0.224197882789" calcext:value-type="float">
            <text:p>80.22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1]+[.N11]" office:value-type="float" office:value="63" calcext:value-type="float">
            <text:p>63</text:p>
          </table:table-cell>
          <table:table-cell table:style-name="ce3" table:formula="of:=[.O11]/[.O$410]" office:value-type="float" office:value="0.0833071141326219" calcext:value-type="float">
            <text:p>0.08</text:p>
          </table:table-cell>
          <table:table-cell table:formula="of:=[.D11]+[.H11]+[.L11]+[.P11]" office:value-type="float" office:value="116.467792217773" calcext:value-type="float">
            <text:p>116.47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2:.G12])&gt;0;[.B12];0)" office:value-type="float" office:value="37763" calcext:value-type="float">
            <text:p>37763</text:p>
          </table:table-cell>
          <table:table-cell table:style-name="ce3" table:formula="of:=[.C12]/[.C$410]" office:value-type="float" office:value="1.52699540531112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1279595702164" calcext:value-type="float">
            <text:p>34.13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0.224197882789" calcext:value-type="float">
            <text:p>80.22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2]+[.N12]" office:value-type="float" office:value="15" calcext:value-type="float">
            <text:p>15</text:p>
          </table:table-cell>
          <table:table-cell table:style-name="ce3" table:formula="of:=[.O12]/[.O$410]" office:value-type="float" office:value="0.0198350271744338" calcext:value-type="float">
            <text:p>0.02</text:p>
          </table:table-cell>
          <table:table-cell table:formula="of:=[.D12]+[.H12]+[.L12]+[.P12]" office:value-type="float" office:value="115.898987885491" calcext:value-type="float">
            <text:p>115.90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3:.G13])&gt;0;[.B13];0)" office:value-type="float" office:value="18071" calcext:value-type="float">
            <text:p>18071</text:p>
          </table:table-cell>
          <table:table-cell table:style-name="ce3" table:formula="of:=[.C13]/[.C$410]" office:value-type="float" office:value="0.730724094202717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1279595702164" calcext:value-type="float">
            <text:p>34.13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0.224197882789" calcext:value-type="float">
            <text:p>80.22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3]+[.N13]" office:value-type="float" office:value="20" calcext:value-type="float">
            <text:p>20</text:p>
          </table:table-cell>
          <table:table-cell table:style-name="ce3" table:formula="of:=[.O13]/[.O$410]" office:value-type="float" office:value="0.026446702899245" calcext:value-type="float">
            <text:p>0.03</text:p>
          </table:table-cell>
          <table:table-cell table:formula="of:=[.D13]+[.H13]+[.L13]+[.P13]" office:value-type="float" office:value="115.109328250107" calcext:value-type="float">
            <text:p>115.11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4:.G14])&gt;0;[.B14];0)" office:value-type="float" office:value="16956" calcext:value-type="float">
            <text:p>16956</text:p>
          </table:table-cell>
          <table:table-cell table:style-name="ce3" table:formula="of:=[.C14]/[.C$410]" office:value-type="float" office:value="0.685637637170122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4.1279595702164" calcext:value-type="float">
            <text:p>34.13</text:p>
          </table:table-cell>
          <table:table-cell table:style-name="ce1" table:formula="of:=IF([.E14]&gt;0;1;0)" office:value-type="float" office:value="1" calcext:value-type="float">
            <text:p>1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0" calcext:value-type="float">
            <text:p>0</text:p>
          </table:table-cell>
          <table:table-cell table:style-name="ce3" table:formula="of:=[.I14]*[.I$411]+[.J14]*[.J$411]+[.K14]*[.K$411]" office:value-type="float" office:value="80.224197882789" calcext:value-type="float">
            <text:p>80.22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4]+[.N14]" office:value-type="float" office:value="12" calcext:value-type="float">
            <text:p>12</text:p>
          </table:table-cell>
          <table:table-cell table:style-name="ce3" table:formula="of:=[.O14]/[.O$410]" office:value-type="float" office:value="0.015868021739547" calcext:value-type="float">
            <text:p>0.02</text:p>
          </table:table-cell>
          <table:table-cell table:formula="of:=[.D14]+[.H14]+[.L14]+[.P14]" office:value-type="float" office:value="115.053663111915" calcext:value-type="float">
            <text:p>115.05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5:.G15])&gt;0;[.B15];0)" office:value-type="float" office:value="728732" calcext:value-type="float">
            <text:p>728732</text:p>
          </table:table-cell>
          <table:table-cell table:style-name="ce3" table:formula="of:=[.C15]/[.C$410]" office:value-type="float" office:value="29.4672143554056" calcext:value-type="float">
            <text:p>29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69913105637806" calcext:value-type="float">
            <text:p>1.70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202037584131194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5]+[.N15]" office:value-type="float" office:value="82" calcext:value-type="float">
            <text:p>82</text:p>
          </table:table-cell>
          <table:table-cell table:style-name="ce3" table:formula="of:=[.O15]/[.O$410]" office:value-type="float" office:value="0.108431481886905" calcext:value-type="float">
            <text:p>0.11</text:p>
          </table:table-cell>
          <table:table-cell table:formula="of:=[.D15]+[.H15]+[.L15]+[.P15]" office:value-type="float" office:value="31.4768144778017" calcext:value-type="float">
            <text:p>31.48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1279595702164" calcext:value-type="float">
            <text:p>34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6:.G16])&gt;0;[.B16];0)" office:value-type="float" office:value="77977" calcext:value-type="float">
            <text:p>77977</text:p>
          </table:table-cell>
          <table:table-cell table:style-name="ce3" table:formula="of:=[.C16]/[.C$410]" office:value-type="float" office:value="3.15310014352528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69913105637806" calcext:value-type="float">
            <text:p>1.70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202037584131194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28" calcext:value-type="float">
            <text:p>11628</text:p>
          </table:table-cell>
          <table:table-cell table:formula="of:=[.M16]+[.N16]" office:value-type="float" office:value="15630" calcext:value-type="float">
            <text:p>15630</text:p>
          </table:table-cell>
          <table:table-cell table:style-name="ce3" table:formula="of:=[.O16]/[.O$410]" office:value-type="float" office:value="20.66809831576" calcext:value-type="float">
            <text:p>20.67</text:p>
          </table:table-cell>
          <table:table-cell table:formula="of:=[.D16]+[.H16]+[.L16]+[.P16]" office:value-type="float" office:value="25.7223670997945" calcext:value-type="float">
            <text:p>25.72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7:.G17])&gt;0;[.B17];0)" office:value-type="float" office:value="533385" calcext:value-type="float">
            <text:p>533385</text:p>
          </table:table-cell>
          <table:table-cell table:style-name="ce3" table:formula="of:=[.C17]/[.C$410]" office:value-type="float" office:value="21.5681075195792" calcext:value-type="float">
            <text:p>2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69913105637806" calcext:value-type="float">
            <text:p>1.7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202037584131194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7]+[.N17]" office:value-type="float" office:value="651" calcext:value-type="float">
            <text:p>651</text:p>
          </table:table-cell>
          <table:table-cell table:style-name="ce3" table:formula="of:=[.O17]/[.O$410]" office:value-type="float" office:value="0.860840179370426" calcext:value-type="float">
            <text:p>0.86</text:p>
          </table:table-cell>
          <table:table-cell table:formula="of:=[.D17]+[.H17]+[.L17]+[.P17]" office:value-type="float" office:value="24.3301163394589" calcext:value-type="float">
            <text:p>24.33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8:.G18])&gt;0;[.B18];0)" office:value-type="float" office:value="135224" calcext:value-type="float">
            <text:p>135224</text:p>
          </table:table-cell>
          <table:table-cell table:style-name="ce3" table:formula="of:=[.C18]/[.C$410]" office:value-type="float" office:value="5.46795611280329" calcext:value-type="float">
            <text:p>5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69913105637806" calcext:value-type="float">
            <text:p>1.70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202037584131194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8]+[.N18]" office:value-type="float" office:value="12625" calcext:value-type="float">
            <text:p>12625</text:p>
          </table:table-cell>
          <table:table-cell table:style-name="ce3" table:formula="of:=[.O18]/[.O$410]" office:value-type="float" office:value="16.6944812051484" calcext:value-type="float">
            <text:p>16.69</text:p>
          </table:table-cell>
          <table:table-cell table:formula="of:=[.D18]+[.H18]+[.L18]+[.P18]" office:value-type="float" office:value="24.063605958461" calcext:value-type="float">
            <text:p>24.06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9:.G19])&gt;0;[.B19];0)" office:value-type="float" office:value="136802" calcext:value-type="float">
            <text:p>136802</text:p>
          </table:table-cell>
          <table:table-cell table:style-name="ce3" table:formula="of:=[.C19]/[.C$410]" office:value-type="float" office:value="5.5317645694826" calcext:value-type="float">
            <text:p>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1.69913105637806" calcext:value-type="float">
            <text:p>1.7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0.202037584131194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28" calcext:value-type="float">
            <text:p>11628</text:p>
          </table:table-cell>
          <table:table-cell table:formula="of:=[.M19]+[.N19]" office:value-type="float" office:value="11830" calcext:value-type="float">
            <text:p>11830</text:p>
          </table:table-cell>
          <table:table-cell table:style-name="ce3" table:formula="of:=[.O19]/[.O$410]" office:value-type="float" office:value="15.6432247649034" calcext:value-type="float">
            <text:p>15.64</text:p>
          </table:table-cell>
          <table:table-cell table:formula="of:=[.D19]+[.H19]+[.L19]+[.P19]" office:value-type="float" office:value="23.0761579748953" calcext:value-type="float">
            <text:p>23.08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187170747229" calcext:value-type="float">
            <text:p>4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20:.G20])&gt;0;[.B20];0)" office:value-type="float" office:value="0" calcext:value-type="float">
            <text:p>0</text:p>
          </table:table-cell>
          <table:table-cell table:style-name="ce3" table:formula="of:=[.C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0]*[.S$15]+[.F20]*[.S$19]+[.G20]*[.S$21]" office:value-type="float" office:value="0" calcext:value-type="float">
            <text:p>0.00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0" calcext:value-type="float">
            <text:p>0</text:p>
          </table:table-cell>
          <table:table-cell table:style-name="ce3" table:formula="of:=[.I20]*[.I$411]+[.J20]*[.J$411]+[.K20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42" calcext:value-type="float">
            <text:p>17442</text:p>
          </table:table-cell>
          <table:table-cell table:formula="of:=[.M20]+[.N20]" office:value-type="float" office:value="17442" calcext:value-type="float">
            <text:p>17442</text:p>
          </table:table-cell>
          <table:table-cell table:style-name="ce3" table:formula="of:=[.O20]/[.O$410]" office:value-type="float" office:value="23.0641695984316" calcext:value-type="float">
            <text:p>23.06</text:p>
          </table:table-cell>
          <table:table-cell table:formula="of:=[.D20]+[.H20]+[.L20]+[.P20]" office:value-type="float" office:value="23.0641695984316" calcext:value-type="float">
            <text:p>23.06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1:.G21])&gt;0;[.B21];0)" office:value-type="float" office:value="318957" calcext:value-type="float">
            <text:p>318957</text:p>
          </table:table-cell>
          <table:table-cell table:style-name="ce3" table:formula="of:=[.C21]/[.C$410]" office:value-type="float" office:value="12.8974359423726" calcext:value-type="float">
            <text:p>12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1784813110096" calcext:value-type="float">
            <text:p>6.32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2.03506536410087" calcext:value-type="float">
            <text:p>2.04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1]+[.N21]" office:value-type="float" office:value="797" calcext:value-type="float">
            <text:p>797</text:p>
          </table:table-cell>
          <table:table-cell table:style-name="ce3" table:formula="of:=[.O21]/[.O$410]" office:value-type="float" office:value="1.05390111053491" calcext:value-type="float">
            <text:p>1.05</text:p>
          </table:table-cell>
          <table:table-cell table:formula="of:=[.D21]+[.H21]+[.L21]+[.P21]" office:value-type="float" office:value="22.3042505481094" calcext:value-type="float">
            <text:p>22.30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69913105637806" calcext:value-type="float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2:.G22])&gt;0;[.B22];0)" office:value-type="float" office:value="80292" calcext:value-type="float">
            <text:p>80292</text:p>
          </table:table-cell>
          <table:table-cell table:style-name="ce3" table:formula="of:=[.C22]/[.C$410]" office:value-type="float" office:value="3.24671014175887" calcext:value-type="float">
            <text:p>3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1784813110096" calcext:value-type="float">
            <text:p>6.32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2.03506536410087" calcext:value-type="float">
            <text:p>2.04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2]+[.N22]" office:value-type="float" office:value="6787" calcext:value-type="float">
            <text:p>6787</text:p>
          </table:table-cell>
          <table:table-cell table:style-name="ce3" table:formula="of:=[.O22]/[.O$410]" office:value-type="float" office:value="8.9746886288588" calcext:value-type="float">
            <text:p>8.97</text:p>
          </table:table-cell>
          <table:table-cell table:formula="of:=[.D22]+[.H22]+[.L22]+[.P22]" office:value-type="float" office:value="20.5743122658195" calcext:value-type="float">
            <text:p>20.57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3:.G23])&gt;0;[.B23];0)" office:value-type="float" office:value="78849" calcext:value-type="float">
            <text:p>78849</text:p>
          </table:table-cell>
          <table:table-cell table:style-name="ce3" table:formula="of:=[.C23]/[.C$410]" office:value-type="float" office:value="3.18836058346467" calcext:value-type="float">
            <text:p>3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1784813110096" calcext:value-type="float">
            <text:p>6.32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2.03506536410087" calcext:value-type="float">
            <text:p>2.04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23]+[.N23]" office:value-type="float" office:value="5957" calcext:value-type="float">
            <text:p>5957</text:p>
          </table:table-cell>
          <table:table-cell table:style-name="ce3" table:formula="of:=[.O23]/[.O$410]" office:value-type="float" office:value="7.87715045854013" calcext:value-type="float">
            <text:p>7.88</text:p>
          </table:table-cell>
          <table:table-cell table:formula="of:=[.D23]+[.H23]+[.L23]+[.P23]" office:value-type="float" office:value="19.4184245372066" calcext:value-type="float">
            <text:p>19.42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4:.G24])&gt;0;[.B24];0)" office:value-type="float" office:value="392741" calcext:value-type="float">
            <text:p>392741</text:p>
          </table:table-cell>
          <table:table-cell table:style-name="ce3" table:formula="of:=[.C24]/[.C$410]" office:value-type="float" office:value="15.8809867456848" calcext:value-type="float">
            <text:p>15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69913105637806" calcext:value-type="float">
            <text:p>1.7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202037584131194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4]+[.N24]" office:value-type="float" office:value="1059" calcext:value-type="float">
            <text:p>1059</text:p>
          </table:table-cell>
          <table:table-cell table:style-name="ce3" table:formula="of:=[.O24]/[.O$410]" office:value-type="float" office:value="1.40035291851502" calcext:value-type="float">
            <text:p>1.40</text:p>
          </table:table-cell>
          <table:table-cell table:formula="of:=[.D24]+[.H24]+[.L24]+[.P24]" office:value-type="float" office:value="19.182508304709" calcext:value-type="float">
            <text:p>19.18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5:.G25])&gt;0;[.B25];0)" office:value-type="float" office:value="65864" calcext:value-type="float">
            <text:p>65864</text:p>
          </table:table-cell>
          <table:table-cell table:style-name="ce3" table:formula="of:=[.C25]/[.C$410]" office:value-type="float" office:value="2.6632954313855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6.31784813110096" calcext:value-type="float">
            <text:p>6.32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1" calcext:value-type="float">
            <text:p>1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2.03506536410087" calcext:value-type="float">
            <text:p>2.04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25]+[.N25]" office:value-type="float" office:value="6148" calcext:value-type="float">
            <text:p>6148</text:p>
          </table:table-cell>
          <table:table-cell table:style-name="ce3" table:formula="of:=[.O25]/[.O$410]" office:value-type="float" office:value="8.12971647122792" calcext:value-type="float">
            <text:p>8.13</text:p>
          </table:table-cell>
          <table:table-cell table:formula="of:=[.D25]+[.H25]+[.L25]+[.P25]" office:value-type="float" office:value="19.1459253978153" calcext:value-type="float">
            <text:p>19.15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4458077013173" calcext:value-type="float">
            <text:p>4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6:.G26])&gt;0;[.B26];0)" office:value-type="float" office:value="368265" calcext:value-type="float">
            <text:p>368265</text:p>
          </table:table-cell>
          <table:table-cell table:style-name="ce3" table:formula="of:=[.C26]/[.C$410]" office:value-type="float" office:value="14.8912682503217" calcext:value-type="float">
            <text:p>1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69913105637806" calcext:value-type="float">
            <text:p>1.70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202037584131194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6]+[.N26]" office:value-type="float" office:value="1356" calcext:value-type="float">
            <text:p>1356</text:p>
          </table:table-cell>
          <table:table-cell table:style-name="ce3" table:formula="of:=[.O26]/[.O$410]" office:value-type="float" office:value="1.79308645656881" calcext:value-type="float">
            <text:p>1.79</text:p>
          </table:table-cell>
          <table:table-cell table:formula="of:=[.D26]+[.H26]+[.L26]+[.P26]" office:value-type="float" office:value="18.5855233473998" calcext:value-type="float">
            <text:p>18.59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7:.G27])&gt;0;[.B27];0)" office:value-type="float" office:value="66128" calcext:value-type="float">
            <text:p>66128</text:p>
          </table:table-cell>
          <table:table-cell table:style-name="ce3" table:formula="of:=[.C27]/[.C$410]" office:value-type="float" office:value="2.67397061044974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69913105637806" calcext:value-type="float">
            <text:p>1.70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202037584131194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27]+[.N27]" office:value-type="float" office:value="10556" calcext:value-type="float">
            <text:p>10556</text:p>
          </table:table-cell>
          <table:table-cell table:style-name="ce3" table:formula="of:=[.O27]/[.O$410]" office:value-type="float" office:value="13.9585697902215" calcext:value-type="float">
            <text:p>13.96</text:p>
          </table:table-cell>
          <table:table-cell table:formula="of:=[.D27]+[.H27]+[.L27]+[.P27]" office:value-type="float" office:value="18.5337090411805" calcext:value-type="float">
            <text:p>18.53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8:.G28])&gt;0;[.B28];0)" office:value-type="float" office:value="223065" calcext:value-type="float">
            <text:p>223065</text:p>
          </table:table-cell>
          <table:table-cell table:style-name="ce3" table:formula="of:=[.C28]/[.C$410]" office:value-type="float" office:value="9.01991976500078" calcext:value-type="float">
            <text:p>9.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31784813110096" calcext:value-type="float">
            <text:p>6.32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2.03506536410087" calcext:value-type="float">
            <text:p>2.04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8]+[.N28]" office:value-type="float" office:value="811" calcext:value-type="float">
            <text:p>811</text:p>
          </table:table-cell>
          <table:table-cell table:style-name="ce3" table:formula="of:=[.O28]/[.O$410]" office:value-type="float" office:value="1.07241380256439" calcext:value-type="float">
            <text:p>1.07</text:p>
          </table:table-cell>
          <table:table-cell table:formula="of:=[.D28]+[.H28]+[.L28]+[.P28]" office:value-type="float" office:value="18.445247062767" calcext:value-type="float">
            <text:p>18.45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9:.G29])&gt;0;[.B29];0)" office:value-type="float" office:value="112999" calcext:value-type="float">
            <text:p>112999</text:p>
          </table:table-cell>
          <table:table-cell table:style-name="ce3" table:formula="of:=[.C29]/[.C$410]" office:value-type="float" office:value="4.56925969347645" calcext:value-type="float">
            <text:p>4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69913105637806" calcext:value-type="float">
            <text:p>1.70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202037584131194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9]+[.N29]" office:value-type="float" office:value="8799" calcext:value-type="float">
            <text:p>8799</text:p>
          </table:table-cell>
          <table:table-cell table:style-name="ce3" table:formula="of:=[.O29]/[.O$410]" office:value-type="float" office:value="11.6352269405229" calcext:value-type="float">
            <text:p>11.64</text:p>
          </table:table-cell>
          <table:table-cell table:formula="of:=[.D29]+[.H29]+[.L29]+[.P29]" office:value-type="float" office:value="18.1056552745086" calcext:value-type="float">
            <text:p>18.11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30:.G30])&gt;0;[.B30];0)" office:value-type="float" office:value="29347" calcext:value-type="float">
            <text:p>29347</text:p>
          </table:table-cell>
          <table:table-cell table:style-name="ce3" table:formula="of:=[.C30]/[.C$410]" office:value-type="float" office:value="1.18668363635478" calcext:value-type="float">
            <text:p>1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69913105637806" calcext:value-type="float">
            <text:p>1.70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202037584131194" calcext:value-type="float">
            <text:p>0.20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0]+[.N30]" office:value-type="float" office:value="11331" calcext:value-type="float">
            <text:p>11331</text:p>
          </table:table-cell>
          <table:table-cell table:style-name="ce3" table:formula="of:=[.O30]/[.O$410]" office:value-type="float" office:value="14.9833795275673" calcext:value-type="float">
            <text:p>14.98</text:p>
          </table:table-cell>
          <table:table-cell table:formula="of:=[.D30]+[.H30]+[.L30]+[.P30]" office:value-type="float" office:value="18.0712318044313" calcext:value-type="float">
            <text:p>18.07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1:.G31])&gt;0;[.B31];0)" office:value-type="float" office:value="90609" calcext:value-type="float">
            <text:p>90609</text:p>
          </table:table-cell>
          <table:table-cell table:style-name="ce3" table:formula="of:=[.C31]/[.C$410]" office:value-type="float" office:value="3.66389128723446" calcext:value-type="float">
            <text:p>3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69913105637806" calcext:value-type="float">
            <text:p>1.70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202037584131194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1]+[.N31]" office:value-type="float" office:value="9055" calcext:value-type="float">
            <text:p>9055</text:p>
          </table:table-cell>
          <table:table-cell table:style-name="ce3" table:formula="of:=[.O31]/[.O$410]" office:value-type="float" office:value="11.9737447376332" calcext:value-type="float">
            <text:p>11.97</text:p>
          </table:table-cell>
          <table:table-cell table:formula="of:=[.D31]+[.H31]+[.L31]+[.P31]" office:value-type="float" office:value="17.5388046653769" calcext:value-type="float">
            <text:p>17.54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2:.G32])&gt;0;[.B32];0)" office:value-type="float" office:value="333475" calcext:value-type="float">
            <text:p>333475</text:p>
          </table:table-cell>
          <table:table-cell table:style-name="ce3" table:formula="of:=[.C32]/[.C$410]" office:value-type="float" office:value="13.4844899183361" calcext:value-type="float">
            <text:p>1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69913105637806" calcext:value-type="float">
            <text:p>1.7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202037584131194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2]+[.N32]" office:value-type="float" office:value="1415" calcext:value-type="float">
            <text:p>1415</text:p>
          </table:table-cell>
          <table:table-cell table:style-name="ce3" table:formula="of:=[.O32]/[.O$410]" office:value-type="float" office:value="1.87110423012159" calcext:value-type="float">
            <text:p>1.87</text:p>
          </table:table-cell>
          <table:table-cell table:formula="of:=[.D32]+[.H32]+[.L32]+[.P32]" office:value-type="float" office:value="17.2567627889669" calcext:value-type="float">
            <text:p>17.26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3:.G33])&gt;0;[.B33];0)" office:value-type="float" office:value="174301" calcext:value-type="float">
            <text:p>174301</text:p>
          </table:table-cell>
          <table:table-cell table:style-name="ce3" table:formula="of:=[.C33]/[.C$410]" office:value-type="float" office:value="7.0480847957295" calcext:value-type="float">
            <text:p>7.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31784813110096" calcext:value-type="float">
            <text:p>6.32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2.03506536410087" calcext:value-type="float">
            <text:p>2.04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3]+[.N33]" office:value-type="float" office:value="1355" calcext:value-type="float">
            <text:p>1355</text:p>
          </table:table-cell>
          <table:table-cell table:style-name="ce3" table:formula="of:=[.O33]/[.O$410]" office:value-type="float" office:value="1.79176412142385" calcext:value-type="float">
            <text:p>1.79</text:p>
          </table:table-cell>
          <table:table-cell table:formula="of:=[.D33]+[.H33]+[.L33]+[.P33]" office:value-type="float" office:value="17.1927624123552" calcext:value-type="float">
            <text:p>17.19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4:.G34])&gt;0;[.B34];0)" office:value-type="float" office:value="178637" calcext:value-type="float">
            <text:p>178637</text:p>
          </table:table-cell>
          <table:table-cell table:style-name="ce3" table:formula="of:=[.C34]/[.C$410]" office:value-type="float" office:value="7.22341652460245" calcext:value-type="float">
            <text:p>7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69913105637806" calcext:value-type="float">
            <text:p>1.70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202037584131194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4]+[.N34]" office:value-type="float" office:value="5864" calcext:value-type="float">
            <text:p>5864</text:p>
          </table:table-cell>
          <table:table-cell table:style-name="ce3" table:formula="of:=[.O34]/[.O$410]" office:value-type="float" office:value="7.75417329005864" calcext:value-type="float">
            <text:p>7.75</text:p>
          </table:table-cell>
          <table:table-cell table:formula="of:=[.D34]+[.H34]+[.L34]+[.P34]" office:value-type="float" office:value="16.8787584551703" calcext:value-type="float">
            <text:p>16.88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5:.G35])&gt;0;[.B35];0)" office:value-type="float" office:value="180740" calcext:value-type="float">
            <text:p>180740</text:p>
          </table:table-cell>
          <table:table-cell table:style-name="ce3" table:formula="of:=[.C35]/[.C$410]" office:value-type="float" office:value="7.3084540305572" calcext:value-type="float">
            <text:p>7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31784813110096" calcext:value-type="float">
            <text:p>6.32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2.03506536410087" calcext:value-type="float">
            <text:p>2.04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5]+[.N35]" office:value-type="float" office:value="832" calcext:value-type="float">
            <text:p>832</text:p>
          </table:table-cell>
          <table:table-cell table:style-name="ce3" table:formula="of:=[.O35]/[.O$410]" office:value-type="float" office:value="1.10018284060859" calcext:value-type="float">
            <text:p>1.10</text:p>
          </table:table-cell>
          <table:table-cell table:formula="of:=[.D35]+[.H35]+[.L35]+[.P35]" office:value-type="float" office:value="16.7615503663676" calcext:value-type="float">
            <text:p>16.76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6:.G36])&gt;0;[.B36];0)" office:value-type="float" office:value="135888" calcext:value-type="float">
            <text:p>135888</text:p>
          </table:table-cell>
          <table:table-cell table:style-name="ce3" table:formula="of:=[.C36]/[.C$410]" office:value-type="float" office:value="5.49480580560118" calcext:value-type="float">
            <text:p>5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1.69913105637806" calcext:value-type="float">
            <text:p>1.7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0" calcext:value-type="float">
            <text:p>0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0.202037584131194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6]+[.N36]" office:value-type="float" office:value="6928" calcext:value-type="float">
            <text:p>6928</text:p>
          </table:table-cell>
          <table:table-cell table:style-name="ce3" table:formula="of:=[.O36]/[.O$410]" office:value-type="float" office:value="9.16113788429848" calcext:value-type="float">
            <text:p>9.16</text:p>
          </table:table-cell>
          <table:table-cell table:formula="of:=[.D36]+[.H36]+[.L36]+[.P36]" office:value-type="float" office:value="16.5571123304089" calcext:value-type="float">
            <text:p>16.56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7:.G37])&gt;0;[.B37];0)" office:value-type="float" office:value="173518" calcext:value-type="float">
            <text:p>173518</text:p>
          </table:table-cell>
          <table:table-cell table:style-name="ce3" table:formula="of:=[.C37]/[.C$410]" office:value-type="float" office:value="7.01642318509585" calcext:value-type="float">
            <text:p>7.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31784813110096" calcext:value-type="float">
            <text:p>6.32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2.03506536410087" calcext:value-type="float">
            <text:p>2.04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7]+[.N37]" office:value-type="float" office:value="846" calcext:value-type="float">
            <text:p>846</text:p>
          </table:table-cell>
          <table:table-cell table:style-name="ce3" table:formula="of:=[.O37]/[.O$410]" office:value-type="float" office:value="1.11869553263807" calcext:value-type="float">
            <text:p>1.12</text:p>
          </table:table-cell>
          <table:table-cell table:formula="of:=[.D37]+[.H37]+[.L37]+[.P37]" office:value-type="float" office:value="16.4880322129357" calcext:value-type="float">
            <text:p>16.49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8:.G38])&gt;0;[.B38];0)" office:value-type="float" office:value="237662" calcext:value-type="float">
            <text:p>237662</text:p>
          </table:table-cell>
          <table:table-cell table:style-name="ce3" table:formula="of:=[.C38]/[.C$410]" office:value-type="float" office:value="9.61016820742661" calcext:value-type="float">
            <text:p>9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8]*[.S$15]+[.F38]*[.S$19]+[.G38]*[.S$21]" office:value-type="float" office:value="4.6187170747229" calcext:value-type="float">
            <text:p>4.62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0" calcext:value-type="float">
            <text:p>0</text:p>
          </table:table-cell>
          <table:table-cell table:style-name="ce3" table:formula="of:=[.I38]*[.I$411]+[.J38]*[.J$411]+[.K38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8]+[.N38]" office:value-type="float" office:value="174" calcext:value-type="float">
            <text:p>174</text:p>
          </table:table-cell>
          <table:table-cell table:style-name="ce3" table:formula="of:=[.O38]/[.O$410]" office:value-type="float" office:value="0.230086315223432" calcext:value-type="float">
            <text:p>0.23</text:p>
          </table:table-cell>
          <table:table-cell table:formula="of:=[.D38]+[.H38]+[.L38]+[.P38]" office:value-type="float" office:value="16.2919993773426" calcext:value-type="float">
            <text:p>16.29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9:.G39])&gt;0;[.B39];0)" office:value-type="float" office:value="305705" calcext:value-type="float">
            <text:p>305705</text:p>
          </table:table-cell>
          <table:table-cell table:style-name="ce3" table:formula="of:=[.C39]/[.C$410]" office:value-type="float" office:value="12.3615743023763" calcext:value-type="float">
            <text:p>12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1.69913105637806" calcext:value-type="float">
            <text:p>1.70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0.202037584131194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9]+[.N39]" office:value-type="float" office:value="1451" calcext:value-type="float">
            <text:p>1451</text:p>
          </table:table-cell>
          <table:table-cell table:style-name="ce3" table:formula="of:=[.O39]/[.O$410]" office:value-type="float" office:value="1.91870829534023" calcext:value-type="float">
            <text:p>1.92</text:p>
          </table:table-cell>
          <table:table-cell table:formula="of:=[.D39]+[.H39]+[.L39]+[.P39]" office:value-type="float" office:value="16.1814512382258" calcext:value-type="float">
            <text:p>16.18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40:.G40])&gt;0;[.B40];0)" office:value-type="float" office:value="164907" calcext:value-type="float">
            <text:p>164907</text:p>
          </table:table-cell>
          <table:table-cell table:style-name="ce3" table:formula="of:=[.C40]/[.C$410]" office:value-type="float" office:value="6.66822634069434" calcext:value-type="float">
            <text:p>6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31784813110096" calcext:value-type="float">
            <text:p>6.32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2.03506536410087" calcext:value-type="float">
            <text:p>2.04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40]+[.N40]" office:value-type="float" office:value="861" calcext:value-type="float">
            <text:p>861</text:p>
          </table:table-cell>
          <table:table-cell table:style-name="ce3" table:formula="of:=[.O40]/[.O$410]" office:value-type="float" office:value="1.1385305598125" calcext:value-type="float">
            <text:p>1.14</text:p>
          </table:table-cell>
          <table:table-cell table:formula="of:=[.D40]+[.H40]+[.L40]+[.P40]" office:value-type="float" office:value="16.1596703957087" calcext:value-type="float">
            <text:p>16.16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41:.G41])&gt;0;[.B41];0)" office:value-type="float" office:value="135307" calcext:value-type="float">
            <text:p>135307</text:p>
          </table:table-cell>
          <table:table-cell table:style-name="ce3" table:formula="of:=[.C41]/[.C$410]" office:value-type="float" office:value="5.47131232440303" calcext:value-type="float">
            <text:p>5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1784813110096" calcext:value-type="float">
            <text:p>6.32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2.03506536410087" calcext:value-type="float">
            <text:p>2.04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41]+[.N41]" office:value-type="float" office:value="1734" calcext:value-type="float">
            <text:p>1734</text:p>
          </table:table-cell>
          <table:table-cell table:style-name="ce3" table:formula="of:=[.O41]/[.O$410]" office:value-type="float" office:value="2.29292914136454" calcext:value-type="float">
            <text:p>2.29</text:p>
          </table:table-cell>
          <table:table-cell table:formula="of:=[.D41]+[.H41]+[.L41]+[.P41]" office:value-type="float" office:value="16.1171549609694" calcext:value-type="float">
            <text:p>16.12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2:.G42])&gt;0;[.B42];0)" office:value-type="float" office:value="160978" calcext:value-type="float">
            <text:p>160978</text:p>
          </table:table-cell>
          <table:table-cell table:style-name="ce3" table:formula="of:=[.C42]/[.C$410]" office:value-type="float" office:value="6.50935217954541" calcext:value-type="float">
            <text:p>6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31784813110096" calcext:value-type="float">
            <text:p>6.32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2.03506536410087" calcext:value-type="float">
            <text:p>2.04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2]+[.N42]" office:value-type="float" office:value="876" calcext:value-type="float">
            <text:p>876</text:p>
          </table:table-cell>
          <table:table-cell table:style-name="ce3" table:formula="of:=[.O42]/[.O$410]" office:value-type="float" office:value="1.15836558698693" calcext:value-type="float">
            <text:p>1.16</text:p>
          </table:table-cell>
          <table:table-cell table:formula="of:=[.D42]+[.H42]+[.L42]+[.P42]" office:value-type="float" office:value="16.0206312617342" calcext:value-type="float">
            <text:p>16.0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3:.G43])&gt;0;[.B43];0)" office:value-type="float" office:value="223228" calcext:value-type="float">
            <text:p>223228</text:p>
          </table:table-cell>
          <table:table-cell table:style-name="ce3" table:formula="of:=[.C43]/[.C$410]" office:value-type="float" office:value="9.02651087934725" calcext:value-type="float">
            <text:p>9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3]*[.S$15]+[.F43]*[.S$19]+[.G43]*[.S$21]" office:value-type="float" office:value="4.6187170747229" calcext:value-type="float">
            <text:p>4.62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0" calcext:value-type="float">
            <text:p>0</text:p>
          </table:table-cell>
          <table:table-cell table:style-name="ce3" table:formula="of:=[.I43]*[.I$411]+[.J43]*[.J$411]+[.K43]*[.K$411]" office:value-type="float" office:value="1.83302777996968" calcext:value-type="float">
            <text:p>1.83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3]+[.N43]" office:value-type="float" office:value="210" calcext:value-type="float">
            <text:p>210</text:p>
          </table:table-cell>
          <table:table-cell table:style-name="ce3" table:formula="of:=[.O43]/[.O$410]" office:value-type="float" office:value="0.277690380442073" calcext:value-type="float">
            <text:p>0.28</text:p>
          </table:table-cell>
          <table:table-cell table:formula="of:=[.D43]+[.H43]+[.L43]+[.P43]" office:value-type="float" office:value="15.7559461144819" calcext:value-type="float">
            <text:p>15.76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4:.G44])&gt;0;[.B44];0)" office:value-type="float" office:value="127297" calcext:value-type="float">
            <text:p>127297</text:p>
          </table:table-cell>
          <table:table-cell table:style-name="ce3" table:formula="of:=[.C44]/[.C$410]" office:value-type="float" office:value="5.14741768688635" calcext:value-type="float">
            <text:p>5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1784813110096" calcext:value-type="float">
            <text:p>6.32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2.03506536410087" calcext:value-type="float">
            <text:p>2.04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4]+[.N44]" office:value-type="float" office:value="1597" calcext:value-type="float">
            <text:p>1597</text:p>
          </table:table-cell>
          <table:table-cell table:style-name="ce3" table:formula="of:=[.O44]/[.O$410]" office:value-type="float" office:value="2.11176922650472" calcext:value-type="float">
            <text:p>2.11</text:p>
          </table:table-cell>
          <table:table-cell table:formula="of:=[.D44]+[.H44]+[.L44]+[.P44]" office:value-type="float" office:value="15.6121004085929" calcext:value-type="float">
            <text:p>15.61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5:.G45])&gt;0;[.B45];0)" office:value-type="float" office:value="147085" calcext:value-type="float">
            <text:p>147085</text:p>
          </table:table-cell>
          <table:table-cell table:style-name="ce3" table:formula="of:=[.C45]/[.C$410]" office:value-type="float" office:value="5.94757088129084" calcext:value-type="float">
            <text:p>5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31784813110096" calcext:value-type="float">
            <text:p>6.32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2.03506536410087" calcext:value-type="float">
            <text:p>2.04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5]+[.N45]" office:value-type="float" office:value="890" calcext:value-type="float">
            <text:p>890</text:p>
          </table:table-cell>
          <table:table-cell table:style-name="ce3" table:formula="of:=[.O45]/[.O$410]" office:value-type="float" office:value="1.1768782790164" calcext:value-type="float">
            <text:p>1.18</text:p>
          </table:table-cell>
          <table:table-cell table:formula="of:=[.D45]+[.H45]+[.L45]+[.P45]" office:value-type="float" office:value="15.4773626555091" calcext:value-type="float">
            <text:p>15.48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6:.G46])&gt;0;[.B46];0)" office:value-type="float" office:value="144776" calcext:value-type="float">
            <text:p>144776</text:p>
          </table:table-cell>
          <table:table-cell table:style-name="ce3" table:formula="of:=[.C46]/[.C$410]" office:value-type="float" office:value="5.85420350076325" calcext:value-type="float">
            <text:p>5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31784813110096" calcext:value-type="float">
            <text:p>6.32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2.03506536410087" calcext:value-type="float">
            <text:p>2.04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6]+[.N46]" office:value-type="float" office:value="906" calcext:value-type="float">
            <text:p>906</text:p>
          </table:table-cell>
          <table:table-cell table:style-name="ce3" table:formula="of:=[.O46]/[.O$410]" office:value-type="float" office:value="1.1980356413358" calcext:value-type="float">
            <text:p>1.20</text:p>
          </table:table-cell>
          <table:table-cell table:formula="of:=[.D46]+[.H46]+[.L46]+[.P46]" office:value-type="float" office:value="15.4051526373009" calcext:value-type="float">
            <text:p>15.41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7]+[.N47]" office:value-type="float" office:value="11628" calcext:value-type="float">
            <text:p>11628</text:p>
          </table:table-cell>
          <table:table-cell table:style-name="ce3" table:formula="of:=[.O47]/[.O$410]" office:value-type="float" office:value="15.3761130656211" calcext:value-type="float">
            <text:p>15.38</text:p>
          </table:table-cell>
          <table:table-cell table:formula="of:=[.D47]+[.H47]+[.L47]+[.P47]" office:value-type="float" office:value="15.3761130656211" calcext:value-type="float">
            <text:p>15.38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8]+[.N48]" office:value-type="float" office:value="11628" calcext:value-type="float">
            <text:p>11628</text:p>
          </table:table-cell>
          <table:table-cell table:style-name="ce3" table:formula="of:=[.O48]/[.O$410]" office:value-type="float" office:value="15.3761130656211" calcext:value-type="float">
            <text:p>15.38</text:p>
          </table:table-cell>
          <table:table-cell table:formula="of:=[.D48]+[.H48]+[.L48]+[.P48]" office:value-type="float" office:value="15.3761130656211" calcext:value-type="float">
            <text:p>15.38</text:p>
          </table:table-cell>
          <table:table-cell table:formula="of:=RANK([.Q48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9:.G49])&gt;0;[.B49];0)" office:value-type="float" office:value="0" calcext:value-type="float">
            <text:p>0</text:p>
          </table:table-cell>
          <table:table-cell table:style-name="ce3" table:formula="of:=[.C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 calcext:value-type="float">
            <text:p>0.0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0" calcext:value-type="float">
            <text:p>0</text:p>
          </table:table-cell>
          <table:table-cell table:style-name="ce3" table:formula="of:=[.I49]*[.I$411]+[.J49]*[.J$411]+[.K4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9]+[.N49]" office:value-type="float" office:value="11628" calcext:value-type="float">
            <text:p>11628</text:p>
          </table:table-cell>
          <table:table-cell table:style-name="ce3" table:formula="of:=[.O49]/[.O$410]" office:value-type="float" office:value="15.3761130656211" calcext:value-type="float">
            <text:p>15.38</text:p>
          </table:table-cell>
          <table:table-cell table:formula="of:=[.D49]+[.H49]+[.L49]+[.P49]" office:value-type="float" office:value="15.3761130656211" calcext:value-type="float">
            <text:p>15.38</text:p>
          </table:table-cell>
          <table:table-cell table:formula="of:=RANK([.Q49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50:.G50])&gt;0;[.B50];0)" office:value-type="float" office:value="0" calcext:value-type="float">
            <text:p>0</text:p>
          </table:table-cell>
          <table:table-cell table:style-name="ce3" table:formula="of:=[.C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 calcext:value-type="float">
            <text:p>0.0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0" calcext:value-type="float">
            <text:p>0</text:p>
          </table:table-cell>
          <table:table-cell table:style-name="ce3" table:formula="of:=[.I50]*[.I$411]+[.J50]*[.J$411]+[.K50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50]+[.N50]" office:value-type="float" office:value="11628" calcext:value-type="float">
            <text:p>11628</text:p>
          </table:table-cell>
          <table:table-cell table:style-name="ce3" table:formula="of:=[.O50]/[.O$410]" office:value-type="float" office:value="15.3761130656211" calcext:value-type="float">
            <text:p>15.38</text:p>
          </table:table-cell>
          <table:table-cell table:formula="of:=[.D50]+[.H50]+[.L50]+[.P50]" office:value-type="float" office:value="15.3761130656211" calcext:value-type="float">
            <text:p>15.38</text:p>
          </table:table-cell>
          <table:table-cell table:formula="of:=RANK([.Q50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51:.G51])&gt;0;[.B51];0)" office:value-type="float" office:value="0" calcext:value-type="float">
            <text:p>0</text:p>
          </table:table-cell>
          <table:table-cell table:style-name="ce3" table:formula="of:=[.C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51]*[.S$15]+[.F51]*[.S$19]+[.G51]*[.S$21]" office:value-type="float" office:value="0" calcext:value-type="float">
            <text:p>0.00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51]+[.N51]" office:value-type="float" office:value="11628" calcext:value-type="float">
            <text:p>11628</text:p>
          </table:table-cell>
          <table:table-cell table:style-name="ce3" table:formula="of:=[.O51]/[.O$410]" office:value-type="float" office:value="15.3761130656211" calcext:value-type="float">
            <text:p>15.38</text:p>
          </table:table-cell>
          <table:table-cell table:formula="of:=[.D51]+[.H51]+[.L51]+[.P51]" office:value-type="float" office:value="15.3761130656211" calcext:value-type="float">
            <text:p>15.38</text:p>
          </table:table-cell>
          <table:table-cell table:formula="of:=RANK([.Q51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2:.G52])&gt;0;[.B52];0)" office:value-type="float" office:value="272909" calcext:value-type="float">
            <text:p>272909</text:p>
          </table:table-cell>
          <table:table-cell table:style-name="ce3" table:formula="of:=[.C52]/[.C$410]" office:value-type="float" office:value="11.035425921353" calcext:value-type="float">
            <text:p>1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69913105637806" calcext:value-type="float">
            <text:p>1.70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202037584131194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2]+[.N52]" office:value-type="float" office:value="1710" calcext:value-type="float">
            <text:p>1710</text:p>
          </table:table-cell>
          <table:table-cell table:style-name="ce3" table:formula="of:=[.O52]/[.O$410]" office:value-type="float" office:value="2.26119309788545" calcext:value-type="float">
            <text:p>2.26</text:p>
          </table:table-cell>
          <table:table-cell table:formula="of:=[.D52]+[.H52]+[.L52]+[.P52]" office:value-type="float" office:value="15.1977876597477" calcext:value-type="float">
            <text:p>15.20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3:.G53])&gt;0;[.B53];0)" office:value-type="float" office:value="134101" calcext:value-type="float">
            <text:p>134101</text:p>
          </table:table-cell>
          <table:table-cell table:style-name="ce3" table:formula="of:=[.C53]/[.C$410]" office:value-type="float" office:value="5.42254616549602" calcext:value-type="float">
            <text:p>5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31784813110096" calcext:value-type="float">
            <text:p>6.32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2.03506536410087" calcext:value-type="float">
            <text:p>2.04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3]+[.N53]" office:value-type="float" office:value="936" calcext:value-type="float">
            <text:p>936</text:p>
          </table:table-cell>
          <table:table-cell table:style-name="ce3" table:formula="of:=[.O53]/[.O$410]" office:value-type="float" office:value="1.23770569568467" calcext:value-type="float">
            <text:p>1.24</text:p>
          </table:table-cell>
          <table:table-cell table:formula="of:=[.D53]+[.H53]+[.L53]+[.P53]" office:value-type="float" office:value="15.0131653563825" calcext:value-type="float">
            <text:p>15.01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4:.G54])&gt;0;[.B54];0)" office:value-type="float" office:value="128358" calcext:value-type="float">
            <text:p>128358</text:p>
          </table:table-cell>
          <table:table-cell table:style-name="ce3" table:formula="of:=[.C54]/[.C$410]" office:value-type="float" office:value="5.1903205845649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69913105637806" calcext:value-type="float">
            <text:p>1.70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202037584131194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54]+[.N54]" office:value-type="float" office:value="5957" calcext:value-type="float">
            <text:p>5957</text:p>
          </table:table-cell>
          <table:table-cell table:style-name="ce3" table:formula="of:=[.O54]/[.O$410]" office:value-type="float" office:value="7.87715045854013" calcext:value-type="float">
            <text:p>7.88</text:p>
          </table:table-cell>
          <table:table-cell table:formula="of:=[.D54]+[.H54]+[.L54]+[.P54]" office:value-type="float" office:value="14.9686396836143" calcext:value-type="float">
            <text:p>14.97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5:.G55])&gt;0;[.B55];0)" office:value-type="float" office:value="131143" calcext:value-type="float">
            <text:p>131143</text:p>
          </table:table-cell>
          <table:table-cell table:style-name="ce3" table:formula="of:=[.C55]/[.C$410]" office:value-type="float" office:value="5.30293563643556" calcext:value-type="float">
            <text:p>5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31784813110096" calcext:value-type="float">
            <text:p>6.32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2.03506536410087" calcext:value-type="float">
            <text:p>2.04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5]+[.N55]" office:value-type="float" office:value="952" calcext:value-type="float">
            <text:p>952</text:p>
          </table:table-cell>
          <table:table-cell table:style-name="ce3" table:formula="of:=[.O55]/[.O$410]" office:value-type="float" office:value="1.25886305800406" calcext:value-type="float">
            <text:p>1.26</text:p>
          </table:table-cell>
          <table:table-cell table:formula="of:=[.D55]+[.H55]+[.L55]+[.P55]" office:value-type="float" office:value="14.9147121896414" calcext:value-type="float">
            <text:p>14.91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6:.G56])&gt;0;[.B56];0)" office:value-type="float" office:value="106710" calcext:value-type="float">
            <text:p>106710</text:p>
          </table:table-cell>
          <table:table-cell table:style-name="ce3" table:formula="of:=[.C56]/[.C$410]" office:value-type="float" office:value="4.31495590129887" calcext:value-type="float">
            <text:p>4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31784813110096" calcext:value-type="float">
            <text:p>6.32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2.03506536410087" calcext:value-type="float">
            <text:p>2.04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6]+[.N56]" office:value-type="float" office:value="1668" calcext:value-type="float">
            <text:p>1668</text:p>
          </table:table-cell>
          <table:table-cell table:style-name="ce3" table:formula="of:=[.O56]/[.O$410]" office:value-type="float" office:value="2.20565502179704" calcext:value-type="float">
            <text:p>2.21</text:p>
          </table:table-cell>
          <table:table-cell table:formula="of:=[.D56]+[.H56]+[.L56]+[.P56]" office:value-type="float" office:value="14.8735244182977" calcext:value-type="float">
            <text:p>14.87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7:.G57])&gt;0;[.B57];0)" office:value-type="float" office:value="201324" calcext:value-type="float">
            <text:p>201324</text:p>
          </table:table-cell>
          <table:table-cell table:style-name="ce3" table:formula="of:=[.C57]/[.C$410]" office:value-type="float" office:value="8.14079450729168" calcext:value-type="float">
            <text:p>8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7]*[.S$15]+[.F57]*[.S$19]+[.G57]*[.S$21]" office:value-type="float" office:value="4.6187170747229" calcext:value-type="float">
            <text:p>4.62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0" calcext:value-type="float">
            <text:p>0</text:p>
          </table:table-cell>
          <table:table-cell table:style-name="ce3" table:formula="of:=[.I57]*[.I$411]+[.J57]*[.J$411]+[.K57]*[.K$411]" office:value-type="float" office:value="1.83302777996968" calcext:value-type="float">
            <text:p>1.83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7]+[.N57]" office:value-type="float" office:value="208" calcext:value-type="float">
            <text:p>208</text:p>
          </table:table-cell>
          <table:table-cell table:style-name="ce3" table:formula="of:=[.O57]/[.O$410]" office:value-type="float" office:value="0.275045710152148" calcext:value-type="float">
            <text:p>0.28</text:p>
          </table:table-cell>
          <table:table-cell table:formula="of:=[.D57]+[.H57]+[.L57]+[.P57]" office:value-type="float" office:value="14.8675850721364" calcext:value-type="float">
            <text:p>14.87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8:.G58])&gt;0;[.B58];0)" office:value-type="float" office:value="97321" calcext:value-type="float">
            <text:p>97321</text:p>
          </table:table-cell>
          <table:table-cell table:style-name="ce3" table:formula="of:=[.C58]/[.C$410]" office:value-type="float" office:value="3.93529962768539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69913105637806" calcext:value-type="float">
            <text:p>1.7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202037584131194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58]+[.N58]" office:value-type="float" office:value="6737" calcext:value-type="float">
            <text:p>6737</text:p>
          </table:table-cell>
          <table:table-cell table:style-name="ce3" table:formula="of:=[.O58]/[.O$410]" office:value-type="float" office:value="8.90857187161069" calcext:value-type="float">
            <text:p>8.91</text:p>
          </table:table-cell>
          <table:table-cell table:formula="of:=[.D58]+[.H58]+[.L58]+[.P58]" office:value-type="float" office:value="14.7450401398053" calcext:value-type="float">
            <text:p>14.75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9:.G59])&gt;0;[.B59];0)" office:value-type="float" office:value="100408" calcext:value-type="float">
            <text:p>100408</text:p>
          </table:table-cell>
          <table:table-cell table:style-name="ce3" table:formula="of:=[.C59]/[.C$410]" office:value-type="float" office:value="4.06012643742496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69913105637806" calcext:value-type="float">
            <text:p>1.70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202037584131194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59]+[.N59]" office:value-type="float" office:value="6629" calcext:value-type="float">
            <text:p>6629</text:p>
          </table:table-cell>
          <table:table-cell table:style-name="ce3" table:formula="of:=[.O59]/[.O$410]" office:value-type="float" office:value="8.76575967595477" calcext:value-type="float">
            <text:p>8.77</text:p>
          </table:table-cell>
          <table:table-cell table:formula="of:=[.D59]+[.H59]+[.L59]+[.P59]" office:value-type="float" office:value="14.727054753889" calcext:value-type="float">
            <text:p>14.73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60:.G60])&gt;0;[.B60];0)" office:value-type="float" office:value="264183" calcext:value-type="float">
            <text:p>264183</text:p>
          </table:table-cell>
          <table:table-cell table:style-name="ce3" table:formula="of:=[.C60]/[.C$410]" office:value-type="float" office:value="10.682578904253" calcext:value-type="float">
            <text:p>10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69913105637806" calcext:value-type="float">
            <text:p>1.70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202037584131194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60]+[.N60]" office:value-type="float" office:value="1604" calcext:value-type="float">
            <text:p>1604</text:p>
          </table:table-cell>
          <table:table-cell table:style-name="ce3" table:formula="of:=[.O60]/[.O$410]" office:value-type="float" office:value="2.12102557251945" calcext:value-type="float">
            <text:p>2.12</text:p>
          </table:table-cell>
          <table:table-cell table:formula="of:=[.D60]+[.H60]+[.L60]+[.P60]" office:value-type="float" office:value="14.7047731172817" calcext:value-type="float">
            <text:p>14.70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61:.G61])&gt;0;[.B61];0)" office:value-type="float" office:value="53932" calcext:value-type="float">
            <text:p>53932</text:p>
          </table:table-cell>
          <table:table-cell table:style-name="ce3" table:formula="of:=[.C61]/[.C$410]" office:value-type="float" office:value="2.18080968671025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69913105637806" calcext:value-type="float">
            <text:p>1.70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202037584131194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61]+[.N61]" office:value-type="float" office:value="7992" calcext:value-type="float">
            <text:p>7992</text:p>
          </table:table-cell>
          <table:table-cell table:style-name="ce3" table:formula="of:=[.O61]/[.O$410]" office:value-type="float" office:value="10.5681024785383" calcext:value-type="float">
            <text:p>10.57</text:p>
          </table:table-cell>
          <table:table-cell table:formula="of:=[.D61]+[.H61]+[.L61]+[.P61]" office:value-type="float" office:value="14.6500808057578" calcext:value-type="float">
            <text:p>14.65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2:.G62])&gt;0;[.B62];0)" office:value-type="float" office:value="260668" calcext:value-type="float">
            <text:p>260668</text:p>
          </table:table-cell>
          <table:table-cell table:style-name="ce3" table:formula="of:=[.C62]/[.C$410]" office:value-type="float" office:value="10.5404453648184" calcext:value-type="float">
            <text:p>10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1.69913105637806" calcext:value-type="float">
            <text:p>1.70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0" calcext:value-type="float">
            <text:p>0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0.202037584131194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2]+[.N62]" office:value-type="float" office:value="1619" calcext:value-type="float">
            <text:p>1619</text:p>
          </table:table-cell>
          <table:table-cell table:style-name="ce3" table:formula="of:=[.O62]/[.O$410]" office:value-type="float" office:value="2.14086059969389" calcext:value-type="float">
            <text:p>2.14</text:p>
          </table:table-cell>
          <table:table-cell table:formula="of:=[.D62]+[.H62]+[.L62]+[.P62]" office:value-type="float" office:value="14.5824746050216" calcext:value-type="float">
            <text:p>14.58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3:.G63])&gt;0;[.B63];0)" office:value-type="float" office:value="98767" calcext:value-type="float">
            <text:p>98767</text:p>
          </table:table-cell>
          <table:table-cell table:style-name="ce3" table:formula="of:=[.C63]/[.C$410]" office:value-type="float" office:value="3.99377049483259" calcext:value-type="float">
            <text:p>3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1784813110096" calcext:value-type="float">
            <text:p>6.32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2.03506536410087" calcext:value-type="float">
            <text:p>2.04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3]+[.N63]" office:value-type="float" office:value="1634" calcext:value-type="float">
            <text:p>1634</text:p>
          </table:table-cell>
          <table:table-cell table:style-name="ce3" table:formula="of:=[.O63]/[.O$410]" office:value-type="float" office:value="2.16069562686832" calcext:value-type="float">
            <text:p>2.16</text:p>
          </table:table-cell>
          <table:table-cell table:formula="of:=[.D63]+[.H63]+[.L63]+[.P63]" office:value-type="float" office:value="14.5073796169027" calcext:value-type="float">
            <text:p>14.51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4:.G64])&gt;0;[.B64];0)" office:value-type="float" office:value="119809" calcext:value-type="float">
            <text:p>119809</text:p>
          </table:table-cell>
          <table:table-cell table:style-name="ce3" table:formula="of:=[.C64]/[.C$410]" office:value-type="float" office:value="4.84463078979212" calcext:value-type="float">
            <text:p>4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1784813110096" calcext:value-type="float">
            <text:p>6.32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2.03506536410087" calcext:value-type="float">
            <text:p>2.04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4]+[.N64]" office:value-type="float" office:value="985" calcext:value-type="float">
            <text:p>985</text:p>
          </table:table-cell>
          <table:table-cell table:style-name="ce3" table:formula="of:=[.O64]/[.O$410]" office:value-type="float" office:value="1.30250011778782" calcext:value-type="float">
            <text:p>1.30</text:p>
          </table:table-cell>
          <table:table-cell table:formula="of:=[.D64]+[.H64]+[.L64]+[.P64]" office:value-type="float" office:value="14.5000444027818" calcext:value-type="float">
            <text:p>14.50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5:.G65])&gt;0;[.B65];0)" office:value-type="float" office:value="94457" calcext:value-type="float">
            <text:p>94457</text:p>
          </table:table-cell>
          <table:table-cell table:style-name="ce3" table:formula="of:=[.C65]/[.C$410]" office:value-type="float" office:value="3.81949010935234" calcext:value-type="float">
            <text:p>3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31784813110096" calcext:value-type="float">
            <text:p>6.32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2.03506536410087" calcext:value-type="float">
            <text:p>2.04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5]+[.N65]" office:value-type="float" office:value="1714" calcext:value-type="float">
            <text:p>1714</text:p>
          </table:table-cell>
          <table:table-cell table:style-name="ce3" table:formula="of:=[.O65]/[.O$410]" office:value-type="float" office:value="2.2664824384653" calcext:value-type="float">
            <text:p>2.27</text:p>
          </table:table-cell>
          <table:table-cell table:formula="of:=[.D65]+[.H65]+[.L65]+[.P65]" office:value-type="float" office:value="14.4388860430195" calcext:value-type="float">
            <text:p>14.44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6:.G66])&gt;0;[.B66];0)" office:value-type="float" office:value="189978" calcext:value-type="float">
            <text:p>189978</text:p>
          </table:table-cell>
          <table:table-cell table:style-name="ce3" table:formula="of:=[.C66]/[.C$410]" office:value-type="float" office:value="7.68200442523623" calcext:value-type="float">
            <text:p>7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6]*[.S$15]+[.F66]*[.S$19]+[.G66]*[.S$21]" office:value-type="float" office:value="4.6187170747229" calcext:value-type="float">
            <text:p>4.62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0" calcext:value-type="float">
            <text:p>0</text:p>
          </table:table-cell>
          <table:table-cell table:style-name="ce3" table:formula="of:=[.I66]*[.I$411]+[.J66]*[.J$411]+[.K66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6]+[.N66]" office:value-type="float" office:value="174" calcext:value-type="float">
            <text:p>174</text:p>
          </table:table-cell>
          <table:table-cell table:style-name="ce3" table:formula="of:=[.O66]/[.O$410]" office:value-type="float" office:value="0.230086315223432" calcext:value-type="float">
            <text:p>0.23</text:p>
          </table:table-cell>
          <table:table-cell table:formula="of:=[.D66]+[.H66]+[.L66]+[.P66]" office:value-type="float" office:value="14.3638355951522" calcext:value-type="float">
            <text:p>14.36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7:.G67])&gt;0;[.B67];0)" office:value-type="float" office:value="105504" calcext:value-type="float">
            <text:p>105504</text:p>
          </table:table-cell>
          <table:table-cell table:style-name="ce3" table:formula="of:=[.C67]/[.C$410]" office:value-type="float" office:value="4.26618974239187" calcext:value-type="float">
            <text:p>4.2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1.69913105637806" calcext:value-type="float">
            <text:p>1.70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0" calcext:value-type="float">
            <text:p>0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0.202037584131194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67]+[.N67]" office:value-type="float" office:value="5975" calcext:value-type="float">
            <text:p>5975</text:p>
          </table:table-cell>
          <table:table-cell table:style-name="ce3" table:formula="of:=[.O67]/[.O$410]" office:value-type="float" office:value="7.90095249114945" calcext:value-type="float">
            <text:p>7.90</text:p>
          </table:table-cell>
          <table:table-cell table:formula="of:=[.D67]+[.H67]+[.L67]+[.P67]" office:value-type="float" office:value="14.0683108740506" calcext:value-type="float">
            <text:p>14.07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8:.G68])&gt;0;[.B68];0)" office:value-type="float" office:value="92669" calcext:value-type="float">
            <text:p>92669</text:p>
          </table:table-cell>
          <table:table-cell table:style-name="ce3" table:formula="of:=[.C68]/[.C$410]" office:value-type="float" office:value="3.74719003296285" calcext:value-type="float">
            <text:p>3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1784813110096" calcext:value-type="float">
            <text:p>6.32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2.03506536410087" calcext:value-type="float">
            <text:p>2.04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8]+[.N68]" office:value-type="float" office:value="1440" calcext:value-type="float">
            <text:p>1440</text:p>
          </table:table-cell>
          <table:table-cell table:style-name="ce3" table:formula="of:=[.O68]/[.O$410]" office:value-type="float" office:value="1.90416260874564" calcext:value-type="float">
            <text:p>1.90</text:p>
          </table:table-cell>
          <table:table-cell table:formula="of:=[.D68]+[.H68]+[.L68]+[.P68]" office:value-type="float" office:value="14.0042661369103" calcext:value-type="float">
            <text:p>14.00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9:.G69])&gt;0;[.B69];0)" office:value-type="float" office:value="106777" calcext:value-type="float">
            <text:p>106777</text:p>
          </table:table-cell>
          <table:table-cell table:style-name="ce3" table:formula="of:=[.C69]/[.C$410]" office:value-type="float" office:value="4.31766513234926" calcext:value-type="float">
            <text:p>4.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1784813110096" calcext:value-type="float">
            <text:p>6.32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2.03506536410087" calcext:value-type="float">
            <text:p>2.04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9]+[.N69]" office:value-type="float" office:value="1001" calcext:value-type="float">
            <text:p>1001</text:p>
          </table:table-cell>
          <table:table-cell table:style-name="ce3" table:formula="of:=[.O69]/[.O$410]" office:value-type="float" office:value="1.32365748010721" calcext:value-type="float">
            <text:p>1.32</text:p>
          </table:table-cell>
          <table:table-cell table:formula="of:=[.D69]+[.H69]+[.L69]+[.P69]" office:value-type="float" office:value="13.9942361076583" calcext:value-type="float">
            <text:p>13.99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70:.G70])&gt;0;[.B70];0)" office:value-type="float" office:value="104182" calcext:value-type="float">
            <text:p>104182</text:p>
          </table:table-cell>
          <table:table-cell table:style-name="ce3" table:formula="of:=[.C70]/[.C$410]" office:value-type="float" office:value="4.2127329745021" calcext:value-type="float">
            <text:p>4.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31784813110096" calcext:value-type="float">
            <text:p>6.32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2.03506536410087" calcext:value-type="float">
            <text:p>2.04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70]+[.N70]" office:value-type="float" office:value="1017" calcext:value-type="float">
            <text:p>1017</text:p>
          </table:table-cell>
          <table:table-cell table:style-name="ce3" table:formula="of:=[.O70]/[.O$410]" office:value-type="float" office:value="1.34481484242661" calcext:value-type="float">
            <text:p>1.34</text:p>
          </table:table-cell>
          <table:table-cell table:formula="of:=[.D70]+[.H70]+[.L70]+[.P70]" office:value-type="float" office:value="13.9104613121305" calcext:value-type="float">
            <text:p>13.91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1:.G71])&gt;0;[.B71];0)" office:value-type="float" office:value="102947" calcext:value-type="float">
            <text:p>102947</text:p>
          </table:table-cell>
          <table:table-cell table:style-name="ce3" table:formula="of:=[.C71]/[.C$410]" office:value-type="float" office:value="4.16279416334941" calcext:value-type="float">
            <text:p>4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1.69913105637806" calcext:value-type="float">
            <text:p>1.70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0" calcext:value-type="float">
            <text:p>0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0.202037584131194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71]+[.N71]" office:value-type="float" office:value="5904" calcext:value-type="float">
            <text:p>5904</text:p>
          </table:table-cell>
          <table:table-cell table:style-name="ce3" table:formula="of:=[.O71]/[.O$410]" office:value-type="float" office:value="7.80706669585713" calcext:value-type="float">
            <text:p>7.81</text:p>
          </table:table-cell>
          <table:table-cell table:formula="of:=[.D71]+[.H71]+[.L71]+[.P71]" office:value-type="float" office:value="13.8710294997158" calcext:value-type="float">
            <text:p>13.87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7.12357933858139" calcext:value-type="float">
            <text:p>7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6187170747229" calcext:value-type="float">
            <text:p>4.62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30086315223432" calcext:value-type="float">
            <text:p>0.23</text:p>
          </table:table-cell>
          <table:table-cell table:formula="of:=[.D72]+[.H72]+[.L72]+[.P72]" office:value-type="float" office:value="13.8054105084974" calcext:value-type="float">
            <text:p>13.81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3:.G73])&gt;0;[.B73];0)" office:value-type="float" office:value="98586" calcext:value-type="float">
            <text:p>98586</text:p>
          </table:table-cell>
          <table:table-cell table:style-name="ce3" table:formula="of:=[.C73]/[.C$410]" office:value-type="float" office:value="3.98645152736811" calcext:value-type="float">
            <text:p>3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1784813110096" calcext:value-type="float">
            <text:p>6.32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2.03506536410087" calcext:value-type="float">
            <text:p>2.04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3]+[.N73]" office:value-type="float" office:value="1068" calcext:value-type="float">
            <text:p>1068</text:p>
          </table:table-cell>
          <table:table-cell table:style-name="ce3" table:formula="of:=[.O73]/[.O$410]" office:value-type="float" office:value="1.41225393481968" calcext:value-type="float">
            <text:p>1.41</text:p>
          </table:table-cell>
          <table:table-cell table:formula="of:=[.D73]+[.H73]+[.L73]+[.P73]" office:value-type="float" office:value="13.7516189573896" calcext:value-type="float">
            <text:p>13.75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4:.G74])&gt;0;[.B74];0)" office:value-type="float" office:value="99540" calcext:value-type="float">
            <text:p>99540</text:p>
          </table:table-cell>
          <table:table-cell table:style-name="ce3" table:formula="of:=[.C74]/[.C$410]" office:value-type="float" office:value="4.0250277426229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1784813110096" calcext:value-type="float">
            <text:p>6.32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2.03506536410087" calcext:value-type="float">
            <text:p>2.04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4]+[.N74]" office:value-type="float" office:value="1038" calcext:value-type="float">
            <text:p>1038</text:p>
          </table:table-cell>
          <table:table-cell table:style-name="ce3" table:formula="of:=[.O74]/[.O$410]" office:value-type="float" office:value="1.37258388047082" calcext:value-type="float">
            <text:p>1.37</text:p>
          </table:table-cell>
          <table:table-cell table:formula="of:=[.D74]+[.H74]+[.L74]+[.P74]" office:value-type="float" office:value="13.7505251182955" calcext:value-type="float">
            <text:p>13.75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5:.G75])&gt;0;[.B75];0)" office:value-type="float" office:value="101367" calcext:value-type="float">
            <text:p>101367</text:p>
          </table:table-cell>
          <table:table-cell table:style-name="ce3" table:formula="of:=[.C75]/[.C$410]" office:value-type="float" office:value="4.09890483410142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69913105637806" calcext:value-type="float">
            <text:p>1.70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202037584131194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75]+[.N75]" office:value-type="float" office:value="5858" calcext:value-type="float">
            <text:p>5858</text:p>
          </table:table-cell>
          <table:table-cell table:style-name="ce3" table:formula="of:=[.O75]/[.O$410]" office:value-type="float" office:value="7.74623927918887" calcext:value-type="float">
            <text:p>7.75</text:p>
          </table:table-cell>
          <table:table-cell table:formula="of:=[.D75]+[.H75]+[.L75]+[.P75]" office:value-type="float" office:value="13.7463127537995" calcext:value-type="float">
            <text:p>13.75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6:.G76])&gt;0;[.B76];0)" office:value-type="float" office:value="176301" calcext:value-type="float">
            <text:p>176301</text:p>
          </table:table-cell>
          <table:table-cell table:style-name="ce3" table:formula="of:=[.C76]/[.C$410]" office:value-type="float" office:value="7.12895736439783" calcext:value-type="float">
            <text:p>7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6]*[.S$15]+[.F76]*[.S$19]+[.G76]*[.S$21]" office:value-type="float" office:value="4.6187170747229" calcext:value-type="float">
            <text:p>4.62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0" calcext:value-type="float">
            <text:p>0</text:p>
          </table:table-cell>
          <table:table-cell table:style-name="ce3" table:formula="of:=[.I76]*[.I$411]+[.J76]*[.J$411]+[.K76]*[.K$411]" office:value-type="float" office:value="1.83302777996968" calcext:value-type="float">
            <text:p>1.83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6]+[.N76]" office:value-type="float" office:value="106" calcext:value-type="float">
            <text:p>106</text:p>
          </table:table-cell>
          <table:table-cell table:style-name="ce3" table:formula="of:=[.O76]/[.O$410]" office:value-type="float" office:value="0.140167525365999" calcext:value-type="float">
            <text:p>0.14</text:p>
          </table:table-cell>
          <table:table-cell table:formula="of:=[.D76]+[.H76]+[.L76]+[.P76]" office:value-type="float" office:value="13.7208697444564" calcext:value-type="float">
            <text:p>13.72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7:.G77])&gt;0;[.B77];0)" office:value-type="float" office:value="95703" calcext:value-type="float">
            <text:p>95703</text:p>
          </table:table-cell>
          <table:table-cell table:style-name="ce3" table:formula="of:=[.C77]/[.C$410]" office:value-type="float" office:value="3.86987371963271" calcext:value-type="float">
            <text:p>3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1784813110096" calcext:value-type="float">
            <text:p>6.32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2.03506536410087" calcext:value-type="float">
            <text:p>2.04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7]+[.N77]" office:value-type="float" office:value="1121" calcext:value-type="float">
            <text:p>1121</text:p>
          </table:table-cell>
          <table:table-cell table:style-name="ce3" table:formula="of:=[.O77]/[.O$410]" office:value-type="float" office:value="1.48233769750268" calcext:value-type="float">
            <text:p>1.48</text:p>
          </table:table-cell>
          <table:table-cell table:formula="of:=[.D77]+[.H77]+[.L77]+[.P77]" office:value-type="float" office:value="13.7051249123372" calcext:value-type="float">
            <text:p>13.71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8:.G78])&gt;0;[.B78];0)" office:value-type="float" office:value="97285" calcext:value-type="float">
            <text:p>97285</text:p>
          </table:table-cell>
          <table:table-cell table:style-name="ce3" table:formula="of:=[.C78]/[.C$410]" office:value-type="float" office:value="3.93384392144936" calcext:value-type="float">
            <text:p>3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1784813110096" calcext:value-type="float">
            <text:p>6.32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2.03506536410087" calcext:value-type="float">
            <text:p>2.04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8]+[.N78]" office:value-type="float" office:value="1058" calcext:value-type="float">
            <text:p>1058</text:p>
          </table:table-cell>
          <table:table-cell table:style-name="ce3" table:formula="of:=[.O78]/[.O$410]" office:value-type="float" office:value="1.39903058337006" calcext:value-type="float">
            <text:p>1.40</text:p>
          </table:table-cell>
          <table:table-cell table:formula="of:=[.D78]+[.H78]+[.L78]+[.P78]" office:value-type="float" office:value="13.6857880000212" calcext:value-type="float">
            <text:p>13.69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9:.G79])&gt;0;[.B79];0)" office:value-type="float" office:value="93927" calcext:value-type="float">
            <text:p>93927</text:p>
          </table:table-cell>
          <table:table-cell table:style-name="ce3" table:formula="of:=[.C79]/[.C$410]" office:value-type="float" office:value="3.79805887865523" calcext:value-type="float">
            <text:p>3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1784813110096" calcext:value-type="float">
            <text:p>6.32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2.03506536410087" calcext:value-type="float">
            <text:p>2.04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9]+[.N79]" office:value-type="float" office:value="1139" calcext:value-type="float">
            <text:p>1139</text:p>
          </table:table-cell>
          <table:table-cell table:style-name="ce3" table:formula="of:=[.O79]/[.O$410]" office:value-type="float" office:value="1.506139730112" calcext:value-type="float">
            <text:p>1.51</text:p>
          </table:table-cell>
          <table:table-cell table:formula="of:=[.D79]+[.H79]+[.L79]+[.P79]" office:value-type="float" office:value="13.6571121039691" calcext:value-type="float">
            <text:p>13.66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80:.G80])&gt;0;[.B80];0)" office:value-type="float" office:value="91031" calcext:value-type="float">
            <text:p>91031</text:p>
          </table:table-cell>
          <table:table-cell table:style-name="ce3" table:formula="of:=[.C80]/[.C$410]" office:value-type="float" office:value="3.68095539922348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1784813110096" calcext:value-type="float">
            <text:p>6.32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2.03506536410087" calcext:value-type="float">
            <text:p>2.04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80]+[.N80]" office:value-type="float" office:value="1157" calcext:value-type="float">
            <text:p>1157</text:p>
          </table:table-cell>
          <table:table-cell table:style-name="ce3" table:formula="of:=[.O80]/[.O$410]" office:value-type="float" office:value="1.52994176272133" calcext:value-type="float">
            <text:p>1.53</text:p>
          </table:table-cell>
          <table:table-cell table:formula="of:=[.D80]+[.H80]+[.L80]+[.P80]" office:value-type="float" office:value="13.5638106571466" calcext:value-type="float">
            <text:p>13.56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81:.G81])&gt;0;[.B81];0)" office:value-type="float" office:value="62836" calcext:value-type="float">
            <text:p>62836</text:p>
          </table:table-cell>
          <table:table-cell table:style-name="ce3" table:formula="of:=[.C81]/[.C$410]" office:value-type="float" office:value="2.54085436242167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1784813110096" calcext:value-type="float">
            <text:p>6.32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2.03506536410087" calcext:value-type="float">
            <text:p>2.04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81]+[.N81]" office:value-type="float" office:value="2019" calcext:value-type="float">
            <text:p>2019</text:p>
          </table:table-cell>
          <table:table-cell table:style-name="ce3" table:formula="of:=[.O81]/[.O$410]" office:value-type="float" office:value="2.66979465767879" calcext:value-type="float">
            <text:p>2.67</text:p>
          </table:table-cell>
          <table:table-cell table:formula="of:=[.D81]+[.H81]+[.L81]+[.P81]" office:value-type="float" office:value="13.5635625153023" calcext:value-type="float">
            <text:p>13.56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2:.G82])&gt;0;[.B82];0)" office:value-type="float" office:value="59928" calcext:value-type="float">
            <text:p>59928</text:p>
          </table:table-cell>
          <table:table-cell table:style-name="ce3" table:formula="of:=[.C82]/[.C$410]" office:value-type="float" office:value="2.42326564757791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1.69913105637806" calcext:value-type="float">
            <text:p>1.70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0" calcext:value-type="float">
            <text:p>0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0.202037584131194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82]+[.N82]" office:value-type="float" office:value="6890" calcext:value-type="float">
            <text:p>6890</text:p>
          </table:table-cell>
          <table:table-cell table:style-name="ce3" table:formula="of:=[.O82]/[.O$410]" office:value-type="float" office:value="9.11088914878991" calcext:value-type="float">
            <text:p>9.11</text:p>
          </table:table-cell>
          <table:table-cell table:formula="of:=[.D82]+[.H82]+[.L82]+[.P82]" office:value-type="float" office:value="13.4353234368771" calcext:value-type="float">
            <text:p>13.44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3:.G83])&gt;0;[.B83];0)" office:value-type="float" office:value="61742" calcext:value-type="float">
            <text:p>61742</text:p>
          </table:table-cell>
          <table:table-cell table:style-name="ce3" table:formula="of:=[.C83]/[.C$410]" office:value-type="float" office:value="2.49661706736009" calcext:value-type="float">
            <text:p>2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1784813110096" calcext:value-type="float">
            <text:p>6.32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2.03506536410087" calcext:value-type="float">
            <text:p>2.04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3]+[.N83]" office:value-type="float" office:value="1932" calcext:value-type="float">
            <text:p>1932</text:p>
          </table:table-cell>
          <table:table-cell table:style-name="ce3" table:formula="of:=[.O83]/[.O$410]" office:value-type="float" office:value="2.55475150006707" calcext:value-type="float">
            <text:p>2.55</text:p>
          </table:table-cell>
          <table:table-cell table:formula="of:=[.D83]+[.H83]+[.L83]+[.P83]" office:value-type="float" office:value="13.404282062629" calcext:value-type="float">
            <text:p>13.40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4:.G84])&gt;0;[.B84];0)" office:value-type="float" office:value="119851" calcext:value-type="float">
            <text:p>119851</text:p>
          </table:table-cell>
          <table:table-cell table:style-name="ce3" table:formula="of:=[.C84]/[.C$410]" office:value-type="float" office:value="4.84632911373415" calcext:value-type="float">
            <text:p>4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1784813110096" calcext:value-type="float">
            <text:p>6.32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2.03506536410087" calcext:value-type="float">
            <text:p>2.04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4]+[.N84]" office:value-type="float" office:value="103" calcext:value-type="float">
            <text:p>103</text:p>
          </table:table-cell>
          <table:table-cell table:style-name="ce3" table:formula="of:=[.O84]/[.O$410]" office:value-type="float" office:value="0.136200519931112" calcext:value-type="float">
            <text:p>0.14</text:p>
          </table:table-cell>
          <table:table-cell table:formula="of:=[.D84]+[.H84]+[.L84]+[.P84]" office:value-type="float" office:value="13.3354431288671" calcext:value-type="float">
            <text:p>13.34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5:.G85])&gt;0;[.B85];0)" office:value-type="float" office:value="83072" calcext:value-type="float">
            <text:p>83072</text:p>
          </table:table-cell>
          <table:table-cell table:style-name="ce3" table:formula="of:=[.C85]/[.C$410]" office:value-type="float" office:value="3.35912301220785" calcext:value-type="float">
            <text:p>3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1784813110096" calcext:value-type="float">
            <text:p>6.32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2.03506536410087" calcext:value-type="float">
            <text:p>2.04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5]+[.N85]" office:value-type="float" office:value="1176" calcext:value-type="float">
            <text:p>1176</text:p>
          </table:table-cell>
          <table:table-cell table:style-name="ce3" table:formula="of:=[.O85]/[.O$410]" office:value-type="float" office:value="1.55506613047561" calcext:value-type="float">
            <text:p>1.56</text:p>
          </table:table-cell>
          <table:table-cell table:formula="of:=[.D85]+[.H85]+[.L85]+[.P85]" office:value-type="float" office:value="13.2671026378853" calcext:value-type="float">
            <text:p>13.27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6:.G86])&gt;0;[.B86];0)" office:value-type="float" office:value="65356" calcext:value-type="float">
            <text:p>65356</text:p>
          </table:table-cell>
          <table:table-cell table:style-name="ce3" table:formula="of:=[.C86]/[.C$410]" office:value-type="float" office:value="2.64275379894377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1784813110096" calcext:value-type="float">
            <text:p>6.32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2.03506536410087" calcext:value-type="float">
            <text:p>2.04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6]+[.N86]" office:value-type="float" office:value="1717" calcext:value-type="float">
            <text:p>1717</text:p>
          </table:table-cell>
          <table:table-cell table:style-name="ce3" table:formula="of:=[.O86]/[.O$410]" office:value-type="float" office:value="2.27044944390019" calcext:value-type="float">
            <text:p>2.27</text:p>
          </table:table-cell>
          <table:table-cell table:formula="of:=[.D86]+[.H86]+[.L86]+[.P86]" office:value-type="float" office:value="13.2661167380458" calcext:value-type="float">
            <text:p>13.27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7:.G87])&gt;0;[.B87];0)" office:value-type="float" office:value="90152" calcext:value-type="float">
            <text:p>90152</text:p>
          </table:table-cell>
          <table:table-cell table:style-name="ce3" table:formula="of:=[.C87]/[.C$410]" office:value-type="float" office:value="3.64541190529375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1.69913105637806" calcext:value-type="float">
            <text:p>1.70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0" calcext:value-type="float">
            <text:p>0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0.202037584131194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87]+[.N87]" office:value-type="float" office:value="5830" calcext:value-type="float">
            <text:p>5830</text:p>
          </table:table-cell>
          <table:table-cell table:style-name="ce3" table:formula="of:=[.O87]/[.O$410]" office:value-type="float" office:value="7.70921389512993" calcext:value-type="float">
            <text:p>7.71</text:p>
          </table:table-cell>
          <table:table-cell table:formula="of:=[.D87]+[.H87]+[.L87]+[.P87]" office:value-type="float" office:value="13.2557944409329" calcext:value-type="float">
            <text:p>13.26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8:.G88])&gt;0;[.B88];0)" office:value-type="float" office:value="223534" calcext:value-type="float">
            <text:p>223534</text:p>
          </table:table-cell>
          <table:table-cell table:style-name="ce3" table:formula="of:=[.C88]/[.C$410]" office:value-type="float" office:value="9.03888438235351" calcext:value-type="float">
            <text:p>9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1.69913105637806" calcext:value-type="float">
            <text:p>1.70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0" calcext:value-type="float">
            <text:p>0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0.202037584131194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8]+[.N88]" office:value-type="float" office:value="1736" calcext:value-type="float">
            <text:p>1736</text:p>
          </table:table-cell>
          <table:table-cell table:style-name="ce3" table:formula="of:=[.O88]/[.O$410]" office:value-type="float" office:value="2.29557381165447" calcext:value-type="float">
            <text:p>2.30</text:p>
          </table:table-cell>
          <table:table-cell table:formula="of:=[.D88]+[.H88]+[.L88]+[.P88]" office:value-type="float" office:value="13.2356268345172" calcext:value-type="float">
            <text:p>13.24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9:.G89])&gt;0;[.B89];0)" office:value-type="float" office:value="69216" calcext:value-type="float">
            <text:p>69216</text:p>
          </table:table-cell>
          <table:table-cell table:style-name="ce3" table:formula="of:=[.C89]/[.C$410]" office:value-type="float" office:value="2.79883785647365" calcext:value-type="float">
            <text:p>2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1784813110096" calcext:value-type="float">
            <text:p>6.32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2.03506536410087" calcext:value-type="float">
            <text:p>2.04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9]+[.N89]" office:value-type="float" office:value="1572" calcext:value-type="float">
            <text:p>1572</text:p>
          </table:table-cell>
          <table:table-cell table:style-name="ce3" table:formula="of:=[.O89]/[.O$410]" office:value-type="float" office:value="2.07871084788066" calcext:value-type="float">
            <text:p>2.08</text:p>
          </table:table-cell>
          <table:table-cell table:formula="of:=[.D89]+[.H89]+[.L89]+[.P89]" office:value-type="float" office:value="13.2304621995561" calcext:value-type="float">
            <text:p>13.23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90:.G90])&gt;0;[.B90];0)" office:value-type="float" office:value="67725" calcext:value-type="float">
            <text:p>67725</text:p>
          </table:table-cell>
          <table:table-cell table:style-name="ce3" table:formula="of:=[.C90]/[.C$410]" office:value-type="float" office:value="2.73854735653141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1784813110096" calcext:value-type="float">
            <text:p>6.32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2.03506536410087" calcext:value-type="float">
            <text:p>2.04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90]+[.N90]" office:value-type="float" office:value="1591" calcext:value-type="float">
            <text:p>1591</text:p>
          </table:table-cell>
          <table:table-cell table:style-name="ce3" table:formula="of:=[.O90]/[.O$410]" office:value-type="float" office:value="2.10383521563494" calcext:value-type="float">
            <text:p>2.10</text:p>
          </table:table-cell>
          <table:table-cell table:formula="of:=[.D90]+[.H90]+[.L90]+[.P90]" office:value-type="float" office:value="13.1952960673682" calcext:value-type="float">
            <text:p>13.20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91:.G91])&gt;0;[.B91];0)" office:value-type="float" office:value="65829" calcext:value-type="float">
            <text:p>65829</text:p>
          </table:table-cell>
          <table:table-cell table:style-name="ce3" table:formula="of:=[.C91]/[.C$410]" office:value-type="float" office:value="2.66188016143383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1784813110096" calcext:value-type="float">
            <text:p>6.32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2.03506536410087" calcext:value-type="float">
            <text:p>2.04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91]+[.N91]" office:value-type="float" office:value="1613" calcext:value-type="float">
            <text:p>1613</text:p>
          </table:table-cell>
          <table:table-cell table:style-name="ce3" table:formula="of:=[.O91]/[.O$410]" office:value-type="float" office:value="2.13292658882411" calcext:value-type="float">
            <text:p>2.13</text:p>
          </table:table-cell>
          <table:table-cell table:formula="of:=[.D91]+[.H91]+[.L91]+[.P91]" office:value-type="float" office:value="13.1477202454598" calcext:value-type="float">
            <text:p>13.15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2:.G92])&gt;0;[.B92];0)" office:value-type="float" office:value="60480" calcext:value-type="float">
            <text:p>60480</text:p>
          </table:table-cell>
          <table:table-cell table:style-name="ce3" table:formula="of:=[.C92]/[.C$410]" office:value-type="float" office:value="2.44558647653037" calcext:value-type="float">
            <text:p>2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1784813110096" calcext:value-type="float">
            <text:p>6.32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2.03506536410087" calcext:value-type="float">
            <text:p>2.04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2]+[.N92]" office:value-type="float" office:value="1759" calcext:value-type="float">
            <text:p>1759</text:p>
          </table:table-cell>
          <table:table-cell table:style-name="ce3" table:formula="of:=[.O92]/[.O$410]" office:value-type="float" office:value="2.3259875199886" calcext:value-type="float">
            <text:p>2.33</text:p>
          </table:table-cell>
          <table:table-cell table:formula="of:=[.D92]+[.H92]+[.L92]+[.P92]" office:value-type="float" office:value="13.1244874917208" calcext:value-type="float">
            <text:p>13.12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3:.G93])&gt;0;[.B93];0)" office:value-type="float" office:value="112238" calcext:value-type="float">
            <text:p>112238</text:p>
          </table:table-cell>
          <table:table-cell table:style-name="ce3" table:formula="of:=[.C93]/[.C$410]" office:value-type="float" office:value="4.53848768109815" calcext:value-type="float">
            <text:p>4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31784813110096" calcext:value-type="float">
            <text:p>6.32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2.03506536410087" calcext:value-type="float">
            <text:p>2.04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3]+[.N93]" office:value-type="float" office:value="128" calcext:value-type="float">
            <text:p>128</text:p>
          </table:table-cell>
          <table:table-cell table:style-name="ce3" table:formula="of:=[.O93]/[.O$410]" office:value-type="float" office:value="0.169258898555168" calcext:value-type="float">
            <text:p>0.17</text:p>
          </table:table-cell>
          <table:table-cell table:formula="of:=[.D93]+[.H93]+[.L93]+[.P93]" office:value-type="float" office:value="13.0606600748551" calcext:value-type="float">
            <text:p>13.06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44392627149272" calcext:value-type="float">
            <text:p>6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6187170747229" calcext:value-type="float">
            <text:p>4.62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83302777996968" calcext:value-type="float">
            <text:p>1.83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6035547105546" calcext:value-type="float">
            <text:p>0.16</text:p>
          </table:table-cell>
          <table:table-cell table:formula="of:=[.D94]+[.H94]+[.L94]+[.P94]" office:value-type="float" office:value="13.0517066732908" calcext:value-type="float">
            <text:p>13.05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5:.G95])&gt;0;[.B95];0)" office:value-type="float" office:value="73977" calcext:value-type="float">
            <text:p>73977</text:p>
          </table:table-cell>
          <table:table-cell table:style-name="ce3" table:formula="of:=[.C95]/[.C$410]" office:value-type="float" office:value="2.99135500618861" calcext:value-type="float">
            <text:p>2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1784813110096" calcext:value-type="float">
            <text:p>6.32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2.03506536410087" calcext:value-type="float">
            <text:p>2.04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5]+[.N95]" office:value-type="float" office:value="1282" calcext:value-type="float">
            <text:p>1282</text:p>
          </table:table-cell>
          <table:table-cell table:style-name="ce3" table:formula="of:=[.O95]/[.O$410]" office:value-type="float" office:value="1.69523365584161" calcext:value-type="float">
            <text:p>1.70</text:p>
          </table:table-cell>
          <table:table-cell table:formula="of:=[.D95]+[.H95]+[.L95]+[.P95]" office:value-type="float" office:value="13.039502157232" calcext:value-type="float">
            <text:p>13.04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6:.G96])&gt;0;[.B96];0)" office:value-type="float" office:value="71227" calcext:value-type="float">
            <text:p>71227</text:p>
          </table:table-cell>
          <table:table-cell table:style-name="ce3" table:formula="of:=[.C96]/[.C$410]" office:value-type="float" office:value="2.88015522426966" calcext:value-type="float">
            <text:p>2.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1784813110096" calcext:value-type="float">
            <text:p>6.32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2.03506536410087" calcext:value-type="float">
            <text:p>2.04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6]+[.N96]" office:value-type="float" office:value="1302" calcext:value-type="float">
            <text:p>1302</text:p>
          </table:table-cell>
          <table:table-cell table:style-name="ce3" table:formula="of:=[.O96]/[.O$410]" office:value-type="float" office:value="1.72168035874085" calcext:value-type="float">
            <text:p>1.72</text:p>
          </table:table-cell>
          <table:table-cell table:formula="of:=[.D96]+[.H96]+[.L96]+[.P96]" office:value-type="float" office:value="12.9547490782123" calcext:value-type="float">
            <text:p>12.95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7:.G97])&gt;0;[.B97];0)" office:value-type="float" office:value="70440" calcext:value-type="float">
            <text:p>70440</text:p>
          </table:table-cell>
          <table:table-cell table:style-name="ce3" table:formula="of:=[.C97]/[.C$410]" office:value-type="float" office:value="2.84833186849867" calcext:value-type="float">
            <text:p>2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1784813110096" calcext:value-type="float">
            <text:p>6.32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2.03506536410087" calcext:value-type="float">
            <text:p>2.04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7]+[.N97]" office:value-type="float" office:value="1322" calcext:value-type="float">
            <text:p>1322</text:p>
          </table:table-cell>
          <table:table-cell table:style-name="ce3" table:formula="of:=[.O97]/[.O$410]" office:value-type="float" office:value="1.7481270616401" calcext:value-type="float">
            <text:p>1.75</text:p>
          </table:table-cell>
          <table:table-cell table:formula="of:=[.D97]+[.H97]+[.L97]+[.P97]" office:value-type="float" office:value="12.9493724253406" calcext:value-type="float">
            <text:p>12.95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8:.G98])&gt;0;[.B98];0)" office:value-type="float" office:value="69225" calcext:value-type="float">
            <text:p>69225</text:p>
          </table:table-cell>
          <table:table-cell table:style-name="ce3" table:formula="of:=[.C98]/[.C$410]" office:value-type="float" office:value="2.79920178303265" calcext:value-type="float">
            <text:p>2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1784813110096" calcext:value-type="float">
            <text:p>6.32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2.03506536410087" calcext:value-type="float">
            <text:p>2.04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8]+[.N98]" office:value-type="float" office:value="1342" calcext:value-type="float">
            <text:p>1342</text:p>
          </table:table-cell>
          <table:table-cell table:style-name="ce3" table:formula="of:=[.O98]/[.O$410]" office:value-type="float" office:value="1.77457376453934" calcext:value-type="float">
            <text:p>1.77</text:p>
          </table:table-cell>
          <table:table-cell table:formula="of:=[.D98]+[.H98]+[.L98]+[.P98]" office:value-type="float" office:value="12.9266890427738" calcext:value-type="float">
            <text:p>12.93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9:.G99])&gt;0;[.B99];0)" office:value-type="float" office:value="110958" calcext:value-type="float">
            <text:p>110958</text:p>
          </table:table-cell>
          <table:table-cell table:style-name="ce3" table:formula="of:=[.C99]/[.C$410]" office:value-type="float" office:value="4.48672923715041" calcext:value-type="float">
            <text:p>4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1784813110096" calcext:value-type="float">
            <text:p>6.32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2.03506536410087" calcext:value-type="float">
            <text:p>2.04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9]+[.N99]" office:value-type="float" office:value="38" calcext:value-type="float">
            <text:p>38</text:p>
          </table:table-cell>
          <table:table-cell table:style-name="ce3" table:formula="of:=[.O99]/[.O$410]" office:value-type="float" office:value="0.0502487355085656" calcext:value-type="float">
            <text:p>0.05</text:p>
          </table:table-cell>
          <table:table-cell table:formula="of:=[.D99]+[.H99]+[.L99]+[.P99]" office:value-type="float" office:value="12.8898914678608" calcext:value-type="float">
            <text:p>12.89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100:.G100])&gt;0;[.B100];0)" office:value-type="float" office:value="67346" calcext:value-type="float">
            <text:p>67346</text:p>
          </table:table-cell>
          <table:table-cell table:style-name="ce3" table:formula="of:=[.C100]/[.C$410]" office:value-type="float" office:value="2.72322200476876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1784813110096" calcext:value-type="float">
            <text:p>6.32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2.03506536410087" calcext:value-type="float">
            <text:p>2.04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100]+[.N100]" office:value-type="float" office:value="1363" calcext:value-type="float">
            <text:p>1363</text:p>
          </table:table-cell>
          <table:table-cell table:style-name="ce3" table:formula="of:=[.O100]/[.O$410]" office:value-type="float" office:value="1.80234280258355" calcext:value-type="float">
            <text:p>1.80</text:p>
          </table:table-cell>
          <table:table-cell table:formula="of:=[.D100]+[.H100]+[.L100]+[.P100]" office:value-type="float" office:value="12.8784783025541" calcext:value-type="float">
            <text:p>12.88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1:.G101])&gt;0;[.B101];0)" office:value-type="float" office:value="52551" calcext:value-type="float">
            <text:p>52551</text:p>
          </table:table-cell>
          <table:table-cell table:style-name="ce3" table:formula="of:=[.C101]/[.C$410]" office:value-type="float" office:value="2.12496717804477" calcext:value-type="float">
            <text:p>2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1784813110096" calcext:value-type="float">
            <text:p>6.32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2.03506536410087" calcext:value-type="float">
            <text:p>2.04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1]+[.N101]" office:value-type="float" office:value="1792" calcext:value-type="float">
            <text:p>1792</text:p>
          </table:table-cell>
          <table:table-cell table:style-name="ce3" table:formula="of:=[.O101]/[.O$410]" office:value-type="float" office:value="2.36962457977235" calcext:value-type="float">
            <text:p>2.37</text:p>
          </table:table-cell>
          <table:table-cell table:formula="of:=[.D101]+[.H101]+[.L101]+[.P101]" office:value-type="float" office:value="12.8475052530189" calcext:value-type="float">
            <text:p>12.85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2:.G102])&gt;0;[.B102];0)" office:value-type="float" office:value="58937" calcext:value-type="float">
            <text:p>58937</text:p>
          </table:table-cell>
          <table:table-cell table:style-name="ce3" table:formula="of:=[.C102]/[.C$410]" office:value-type="float" office:value="2.38319328980275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1784813110096" calcext:value-type="float">
            <text:p>6.32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2.03506536410087" calcext:value-type="float">
            <text:p>2.04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2]+[.N102]" office:value-type="float" office:value="1573" calcext:value-type="float">
            <text:p>1573</text:p>
          </table:table-cell>
          <table:table-cell table:style-name="ce3" table:formula="of:=[.O102]/[.O$410]" office:value-type="float" office:value="2.08003318302562" calcext:value-type="float">
            <text:p>2.08</text:p>
          </table:table-cell>
          <table:table-cell table:formula="of:=[.D102]+[.H102]+[.L102]+[.P102]" office:value-type="float" office:value="12.8161399680302" calcext:value-type="float">
            <text:p>12.82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3:.G103])&gt;0;[.B103];0)" office:value-type="float" office:value="64566" calcext:value-type="float">
            <text:p>64566</text:p>
          </table:table-cell>
          <table:table-cell table:style-name="ce3" table:formula="of:=[.C103]/[.C$410]" office:value-type="float" office:value="2.61080913431977" calcext:value-type="float">
            <text:p>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1784813110096" calcext:value-type="float">
            <text:p>6.32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2.03506536410087" calcext:value-type="float">
            <text:p>2.04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3]+[.N103]" office:value-type="float" office:value="1384" calcext:value-type="float">
            <text:p>1384</text:p>
          </table:table-cell>
          <table:table-cell table:style-name="ce3" table:formula="of:=[.O103]/[.O$410]" office:value-type="float" office:value="1.83011184062776" calcext:value-type="float">
            <text:p>1.83</text:p>
          </table:table-cell>
          <table:table-cell table:formula="of:=[.D103]+[.H103]+[.L103]+[.P103]" office:value-type="float" office:value="12.7938344701494" calcext:value-type="float">
            <text:p>12.79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4:.G104])&gt;0;[.B104];0)" office:value-type="float" office:value="63415" calcext:value-type="float">
            <text:p>63415</text:p>
          </table:table-cell>
          <table:table-cell table:style-name="ce3" table:formula="of:=[.C104]/[.C$410]" office:value-type="float" office:value="2.56426697105115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31784813110096" calcext:value-type="float">
            <text:p>6.32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2.03506536410087" calcext:value-type="float">
            <text:p>2.04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4]+[.N104]" office:value-type="float" office:value="1405" calcext:value-type="float">
            <text:p>1405</text:p>
          </table:table-cell>
          <table:table-cell table:style-name="ce3" table:formula="of:=[.O104]/[.O$410]" office:value-type="float" office:value="1.85788087867196" calcext:value-type="float">
            <text:p>1.86</text:p>
          </table:table-cell>
          <table:table-cell table:formula="of:=[.D104]+[.H104]+[.L104]+[.P104]" office:value-type="float" office:value="12.7750613449249" calcext:value-type="float">
            <text:p>12.78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5:.G105])&gt;0;[.B105];0)" office:value-type="float" office:value="134686" calcext:value-type="float">
            <text:p>134686</text:p>
          </table:table-cell>
          <table:table-cell table:style-name="ce3" table:formula="of:=[.C105]/[.C$410]" office:value-type="float" office:value="5.44620139183151" calcext:value-type="float">
            <text:p>5.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6187170747229" calcext:value-type="float">
            <text:p>4.62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83302777996968" calcext:value-type="float">
            <text:p>1.83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5]+[.N105]" office:value-type="float" office:value="660" calcext:value-type="float">
            <text:p>660</text:p>
          </table:table-cell>
          <table:table-cell table:style-name="ce3" table:formula="of:=[.O105]/[.O$410]" office:value-type="float" office:value="0.872741195675086" calcext:value-type="float">
            <text:p>0.87</text:p>
          </table:table-cell>
          <table:table-cell table:formula="of:=[.D105]+[.H105]+[.L105]+[.P105]" office:value-type="float" office:value="12.7706874421992" calcext:value-type="float">
            <text:p>12.77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6:.G106])&gt;0;[.B106];0)" office:value-type="float" office:value="150114" calcext:value-type="float">
            <text:p>150114</text:p>
          </table:table-cell>
          <table:table-cell table:style-name="ce3" table:formula="of:=[.C106]/[.C$410]" office:value-type="float" office:value="6.07005238653902" calcext:value-type="float">
            <text:p>6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187170747229" calcext:value-type="float">
            <text:p>4.62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83302777996968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6]+[.N106]" office:value-type="float" office:value="174" calcext:value-type="float">
            <text:p>174</text:p>
          </table:table-cell>
          <table:table-cell table:style-name="ce3" table:formula="of:=[.O106]/[.O$410]" office:value-type="float" office:value="0.230086315223432" calcext:value-type="float">
            <text:p>0.23</text:p>
          </table:table-cell>
          <table:table-cell table:formula="of:=[.D106]+[.H106]+[.L106]+[.P106]" office:value-type="float" office:value="12.751883556455" calcext:value-type="float">
            <text:p>12.75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7:.G107])&gt;0;[.B107];0)" office:value-type="float" office:value="97987" calcext:value-type="float">
            <text:p>97987</text:p>
          </table:table-cell>
          <table:table-cell table:style-name="ce3" table:formula="of:=[.C107]/[.C$410]" office:value-type="float" office:value="3.96223019305194" calcext:value-type="float">
            <text:p>3.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6.31784813110096" calcext:value-type="float">
            <text:p>6.32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2.03506536410087" calcext:value-type="float">
            <text:p>2.04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7]+[.N107]" office:value-type="float" office:value="308" calcext:value-type="float">
            <text:p>308</text:p>
          </table:table-cell>
          <table:table-cell table:style-name="ce3" table:formula="of:=[.O107]/[.O$410]" office:value-type="float" office:value="0.407279224648373" calcext:value-type="float">
            <text:p>0.41</text:p>
          </table:table-cell>
          <table:table-cell table:formula="of:=[.D107]+[.H107]+[.L107]+[.P107]" office:value-type="float" office:value="12.7224229129021" calcext:value-type="float">
            <text:p>12.72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8:.G108])&gt;0;[.B108];0)" office:value-type="float" office:value="73893" calcext:value-type="float">
            <text:p>73893</text:p>
          </table:table-cell>
          <table:table-cell table:style-name="ce3" table:formula="of:=[.C108]/[.C$410]" office:value-type="float" office:value="2.98795835830454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69913105637806" calcext:value-type="float">
            <text:p>1.70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202037584131194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08]+[.N108]" office:value-type="float" office:value="5912" calcext:value-type="float">
            <text:p>5912</text:p>
          </table:table-cell>
          <table:table-cell table:style-name="ce3" table:formula="of:=[.O108]/[.O$410]" office:value-type="float" office:value="7.81764537701683" calcext:value-type="float">
            <text:p>7.82</text:p>
          </table:table-cell>
          <table:table-cell table:formula="of:=[.D108]+[.H108]+[.L108]+[.P108]" office:value-type="float" office:value="12.7067723758306" calcext:value-type="float">
            <text:p>12.71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9:.G109])&gt;0;[.B109];0)" office:value-type="float" office:value="206256" calcext:value-type="float">
            <text:p>206256</text:p>
          </table:table-cell>
          <table:table-cell table:style-name="ce3" table:formula="of:=[.C109]/[.C$410]" office:value-type="float" office:value="8.34022626162778" calcext:value-type="float">
            <text:p>8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69913105637806" calcext:value-type="float">
            <text:p>1.70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202037584131194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9]+[.N109]" office:value-type="float" office:value="1793" calcext:value-type="float">
            <text:p>1793</text:p>
          </table:table-cell>
          <table:table-cell table:style-name="ce3" table:formula="of:=[.O109]/[.O$410]" office:value-type="float" office:value="2.37094691491732" calcext:value-type="float">
            <text:p>2.37</text:p>
          </table:table-cell>
          <table:table-cell table:formula="of:=[.D109]+[.H109]+[.L109]+[.P109]" office:value-type="float" office:value="12.6123418170544" calcext:value-type="float">
            <text:p>12.61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10:.G110])&gt;0;[.B110];0)" office:value-type="float" office:value="73420" calcext:value-type="float">
            <text:p>73420</text:p>
          </table:table-cell>
          <table:table-cell table:style-name="ce3" table:formula="of:=[.C110]/[.C$410]" office:value-type="float" office:value="2.96883199581448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69913105637806" calcext:value-type="float">
            <text:p>1.70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202037584131194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10]+[.N110]" office:value-type="float" office:value="5851" calcext:value-type="float">
            <text:p>5851</text:p>
          </table:table-cell>
          <table:table-cell table:style-name="ce3" table:formula="of:=[.O110]/[.O$410]" office:value-type="float" office:value="7.73698293317413" calcext:value-type="float">
            <text:p>7.74</text:p>
          </table:table-cell>
          <table:table-cell table:formula="of:=[.D110]+[.H110]+[.L110]+[.P110]" office:value-type="float" office:value="12.6069835694979" calcext:value-type="float">
            <text:p>12.61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11:.G111])&gt;0;[.B111];0)" office:value-type="float" office:value="146420" calcext:value-type="float">
            <text:p>146420</text:p>
          </table:table-cell>
          <table:table-cell table:style-name="ce3" table:formula="of:=[.C111]/[.C$410]" office:value-type="float" office:value="5.92068075220861" calcext:value-type="float">
            <text:p>5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1]*[.S$15]+[.F111]*[.S$19]+[.G111]*[.S$21]" office:value-type="float" office:value="4.6187170747229" calcext:value-type="float">
            <text:p>4.62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0" calcext:value-type="float">
            <text:p>0</text:p>
          </table:table-cell>
          <table:table-cell table:style-name="ce3" table:formula="of:=[.I111]*[.I$411]+[.J111]*[.J$411]+[.K111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1]+[.N111]" office:value-type="float" office:value="174" calcext:value-type="float">
            <text:p>174</text:p>
          </table:table-cell>
          <table:table-cell table:style-name="ce3" table:formula="of:=[.O111]/[.O$410]" office:value-type="float" office:value="0.230086315223432" calcext:value-type="float">
            <text:p>0.23</text:p>
          </table:table-cell>
          <table:table-cell table:formula="of:=[.D111]+[.H111]+[.L111]+[.P111]" office:value-type="float" office:value="12.6025119221246" calcext:value-type="float">
            <text:p>12.60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12:.G112])&gt;0;[.B112];0)" office:value-type="float" office:value="104166" calcext:value-type="float">
            <text:p>104166</text:p>
          </table:table-cell>
          <table:table-cell table:style-name="ce3" table:formula="of:=[.C112]/[.C$410]" office:value-type="float" office:value="4.21208599395276" calcext:value-type="float">
            <text:p>4.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31784813110096" calcext:value-type="float">
            <text:p>6.32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2.03506536410087" calcext:value-type="float">
            <text:p>2.04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12]+[.N112]" office:value-type="float" office:value="10" calcext:value-type="float">
            <text:p>10</text:p>
          </table:table-cell>
          <table:table-cell table:style-name="ce3" table:formula="of:=[.O112]/[.O$410]" office:value-type="float" office:value="0.0132233514496225" calcext:value-type="float">
            <text:p>0.01</text:p>
          </table:table-cell>
          <table:table-cell table:formula="of:=[.D112]+[.H112]+[.L112]+[.P112]" office:value-type="float" office:value="12.5782228406042" calcext:value-type="float">
            <text:p>12.58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3:.G113])&gt;0;[.B113];0)" office:value-type="float" office:value="204085" calcext:value-type="float">
            <text:p>204085</text:p>
          </table:table-cell>
          <table:table-cell table:style-name="ce3" table:formula="of:=[.C113]/[.C$410]" office:value-type="float" office:value="8.25243908833831" calcext:value-type="float">
            <text:p>8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69913105637806" calcext:value-type="float">
            <text:p>1.70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202037584131194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3]+[.N113]" office:value-type="float" office:value="1809" calcext:value-type="float">
            <text:p>1809</text:p>
          </table:table-cell>
          <table:table-cell table:style-name="ce3" table:formula="of:=[.O113]/[.O$410]" office:value-type="float" office:value="2.39210427723671" calcext:value-type="float">
            <text:p>2.39</text:p>
          </table:table-cell>
          <table:table-cell table:formula="of:=[.D113]+[.H113]+[.L113]+[.P113]" office:value-type="float" office:value="12.5457120060843" calcext:value-type="float">
            <text:p>12.55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4:.G114])&gt;0;[.B114];0)" office:value-type="float" office:value="146830" calcext:value-type="float">
            <text:p>146830</text:p>
          </table:table-cell>
          <table:table-cell table:style-name="ce3" table:formula="of:=[.C114]/[.C$410]" office:value-type="float" office:value="5.93725962878562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4]*[.S$15]+[.F114]*[.S$19]+[.G114]*[.S$21]" office:value-type="float" office:value="4.6187170747229" calcext:value-type="float">
            <text:p>4.62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0" calcext:value-type="float">
            <text:p>0</text:p>
          </table:table-cell>
          <table:table-cell table:style-name="ce3" table:formula="of:=[.I114]*[.I$411]+[.J114]*[.J$411]+[.K114]*[.K$411]" office:value-type="float" office:value="1.83302777996968" calcext:value-type="float">
            <text:p>1.83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4]+[.N114]" office:value-type="float" office:value="110" calcext:value-type="float">
            <text:p>110</text:p>
          </table:table-cell>
          <table:table-cell table:style-name="ce3" table:formula="of:=[.O114]/[.O$410]" office:value-type="float" office:value="0.145456865945848" calcext:value-type="float">
            <text:p>0.15</text:p>
          </table:table-cell>
          <table:table-cell table:formula="of:=[.D114]+[.H114]+[.L114]+[.P114]" office:value-type="float" office:value="12.534461349424" calcext:value-type="float">
            <text:p>12.53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5:.G115])&gt;0;[.B115];0)" office:value-type="float" office:value="201960" calcext:value-type="float">
            <text:p>201960</text:p>
          </table:table-cell>
          <table:table-cell table:style-name="ce3" table:formula="of:=[.C115]/[.C$410]" office:value-type="float" office:value="8.1665119841282" calcext:value-type="float">
            <text:p>8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69913105637806" calcext:value-type="float">
            <text:p>1.70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202037584131194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5]+[.N115]" office:value-type="float" office:value="1826" calcext:value-type="float">
            <text:p>1826</text:p>
          </table:table-cell>
          <table:table-cell table:style-name="ce3" table:formula="of:=[.O115]/[.O$410]" office:value-type="float" office:value="2.41458397470107" calcext:value-type="float">
            <text:p>2.41</text:p>
          </table:table-cell>
          <table:table-cell table:formula="of:=[.D115]+[.H115]+[.L115]+[.P115]" office:value-type="float" office:value="12.4822645993385" calcext:value-type="float">
            <text:p>12.48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6:.G116])&gt;0;[.B116];0)" office:value-type="float" office:value="145884" calcext:value-type="float">
            <text:p>145884</text:p>
          </table:table-cell>
          <table:table-cell table:style-name="ce3" table:formula="of:=[.C116]/[.C$410]" office:value-type="float" office:value="5.8990069038055" calcext:value-type="float">
            <text:p>5.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6]*[.S$15]+[.F116]*[.S$19]+[.G116]*[.S$21]" office:value-type="float" office:value="4.6187170747229" calcext:value-type="float">
            <text:p>4.62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0" calcext:value-type="float">
            <text:p>0</text:p>
          </table:table-cell>
          <table:table-cell table:style-name="ce3" table:formula="of:=[.I116]*[.I$411]+[.J116]*[.J$411]+[.K116]*[.K$411]" office:value-type="float" office:value="1.83302777996968" calcext:value-type="float">
            <text:p>1.83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6]+[.N116]" office:value-type="float" office:value="66" calcext:value-type="float">
            <text:p>66</text:p>
          </table:table-cell>
          <table:table-cell table:style-name="ce3" table:formula="of:=[.O116]/[.O$410]" office:value-type="float" office:value="0.0872741195675086" calcext:value-type="float">
            <text:p>0.09</text:p>
          </table:table-cell>
          <table:table-cell table:formula="of:=[.D116]+[.H116]+[.L116]+[.P116]" office:value-type="float" office:value="12.4380258780656" calcext:value-type="float">
            <text:p>12.44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7:.G117])&gt;0;[.B117];0)" office:value-type="float" office:value="197888" calcext:value-type="float">
            <text:p>197888</text:p>
          </table:table-cell>
          <table:table-cell table:style-name="ce3" table:formula="of:=[.C117]/[.C$410]" office:value-type="float" office:value="8.00185543431948" calcext:value-type="float">
            <text:p>8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69913105637806" calcext:value-type="float">
            <text:p>1.70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202037584131194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7]+[.N117]" office:value-type="float" office:value="1842" calcext:value-type="float">
            <text:p>1842</text:p>
          </table:table-cell>
          <table:table-cell table:style-name="ce3" table:formula="of:=[.O117]/[.O$410]" office:value-type="float" office:value="2.43574133702047" calcext:value-type="float">
            <text:p>2.44</text:p>
          </table:table-cell>
          <table:table-cell table:formula="of:=[.D117]+[.H117]+[.L117]+[.P117]" office:value-type="float" office:value="12.3387654118492" calcext:value-type="float">
            <text:p>12.34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8:.G118])&gt;0;[.B118];0)" office:value-type="float" office:value="97027" calcext:value-type="float">
            <text:p>97027</text:p>
          </table:table-cell>
          <table:table-cell table:style-name="ce3" table:formula="of:=[.C118]/[.C$410]" office:value-type="float" office:value="3.92341136009114" calcext:value-type="float">
            <text:p>3.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31784813110096" calcext:value-type="float">
            <text:p>6.32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2.03506536410087" calcext:value-type="float">
            <text:p>2.04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8]+[.N118]" office:value-type="float" office:value="11" calcext:value-type="float">
            <text:p>11</text:p>
          </table:table-cell>
          <table:table-cell table:style-name="ce3" table:formula="of:=[.O118]/[.O$410]" office:value-type="float" office:value="0.0145456865945848" calcext:value-type="float">
            <text:p>0.01</text:p>
          </table:table-cell>
          <table:table-cell table:formula="of:=[.D118]+[.H118]+[.L118]+[.P118]" office:value-type="float" office:value="12.2908705418876" calcext:value-type="float">
            <text:p>12.29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9:.G119])&gt;0;[.B119];0)" office:value-type="float" office:value="76073" calcext:value-type="float">
            <text:p>76073</text:p>
          </table:table-cell>
          <table:table-cell table:style-name="ce3" table:formula="of:=[.C119]/[.C$410]" office:value-type="float" office:value="3.07610945815302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6.31784813110096" calcext:value-type="float">
            <text:p>6.32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2.03506536410087" calcext:value-type="float">
            <text:p>2.04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9]+[.N119]" office:value-type="float" office:value="647" calcext:value-type="float">
            <text:p>647</text:p>
          </table:table-cell>
          <table:table-cell table:style-name="ce3" table:formula="of:=[.O119]/[.O$410]" office:value-type="float" office:value="0.855550838790577" calcext:value-type="float">
            <text:p>0.86</text:p>
          </table:table-cell>
          <table:table-cell table:formula="of:=[.D119]+[.H119]+[.L119]+[.P119]" office:value-type="float" office:value="12.2845737921454" calcext:value-type="float">
            <text:p>12.28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20:.G120])&gt;0;[.B120];0)" office:value-type="float" office:value="192060" calcext:value-type="float">
            <text:p>192060</text:p>
          </table:table-cell>
          <table:table-cell table:style-name="ce3" table:formula="of:=[.C120]/[.C$410]" office:value-type="float" office:value="7.76619276921996" calcext:value-type="float">
            <text:p>7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69913105637806" calcext:value-type="float">
            <text:p>1.70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202037584131194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20]+[.N120]" office:value-type="float" office:value="1859" calcext:value-type="float">
            <text:p>1859</text:p>
          </table:table-cell>
          <table:table-cell table:style-name="ce3" table:formula="of:=[.O120]/[.O$410]" office:value-type="float" office:value="2.45822103448483" calcext:value-type="float">
            <text:p>2.46</text:p>
          </table:table-cell>
          <table:table-cell table:formula="of:=[.D120]+[.H120]+[.L120]+[.P120]" office:value-type="float" office:value="12.125582444214" calcext:value-type="float">
            <text:p>12.13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1:.G121])&gt;0;[.B121];0)" office:value-type="float" office:value="191455" calcext:value-type="float">
            <text:p>191455</text:p>
          </table:table-cell>
          <table:table-cell table:style-name="ce3" table:formula="of:=[.C121]/[.C$410]" office:value-type="float" office:value="7.74172881719779" calcext:value-type="float">
            <text:p>7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69913105637806" calcext:value-type="float">
            <text:p>1.70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202037584131194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1]+[.N121]" office:value-type="float" office:value="1875" calcext:value-type="float">
            <text:p>1875</text:p>
          </table:table-cell>
          <table:table-cell table:style-name="ce3" table:formula="of:=[.O121]/[.O$410]" office:value-type="float" office:value="2.47937839680422" calcext:value-type="float">
            <text:p>2.48</text:p>
          </table:table-cell>
          <table:table-cell table:formula="of:=[.D121]+[.H121]+[.L121]+[.P121]" office:value-type="float" office:value="12.1222758545113" calcext:value-type="float">
            <text:p>12.12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2:.G122])&gt;0;[.B122];0)" office:value-type="float" office:value="190852" calcext:value-type="float">
            <text:p>190852</text:p>
          </table:table-cell>
          <table:table-cell table:style-name="ce3" table:formula="of:=[.C122]/[.C$410]" office:value-type="float" office:value="7.71734573774429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69913105637806" calcext:value-type="float">
            <text:p>1.70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202037584131194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2]+[.N122]" office:value-type="float" office:value="1892" calcext:value-type="float">
            <text:p>1892</text:p>
          </table:table-cell>
          <table:table-cell table:style-name="ce3" table:formula="of:=[.O122]/[.O$410]" office:value-type="float" office:value="2.50185809426858" calcext:value-type="float">
            <text:p>2.50</text:p>
          </table:table-cell>
          <table:table-cell table:formula="of:=[.D122]+[.H122]+[.L122]+[.P122]" office:value-type="float" office:value="12.1203724725221" calcext:value-type="float">
            <text:p>12.12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3:.G123])&gt;0;[.B123];0)" office:value-type="float" office:value="59215" calcext:value-type="float">
            <text:p>59215</text:p>
          </table:table-cell>
          <table:table-cell table:style-name="ce3" table:formula="of:=[.C123]/[.C$410]" office:value-type="float" office:value="2.39443457684765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69913105637806" calcext:value-type="float">
            <text:p>1.70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202037584131194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23]+[.N123]" office:value-type="float" office:value="5864" calcext:value-type="float">
            <text:p>5864</text:p>
          </table:table-cell>
          <table:table-cell table:style-name="ce3" table:formula="of:=[.O123]/[.O$410]" office:value-type="float" office:value="7.75417329005864" calcext:value-type="float">
            <text:p>7.75</text:p>
          </table:table-cell>
          <table:table-cell table:formula="of:=[.D123]+[.H123]+[.L123]+[.P123]" office:value-type="float" office:value="12.0497765074155" calcext:value-type="float">
            <text:p>12.05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4:.G124])&gt;0;[.B124];0)" office:value-type="float" office:value="185994" calcext:value-type="float">
            <text:p>185994</text:p>
          </table:table-cell>
          <table:table-cell table:style-name="ce3" table:formula="of:=[.C124]/[.C$410]" office:value-type="float" office:value="7.52090626844891" calcext:value-type="float">
            <text:p>7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69913105637806" calcext:value-type="float">
            <text:p>1.70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202037584131194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4]+[.N124]" office:value-type="float" office:value="1929" calcext:value-type="float">
            <text:p>1929</text:p>
          </table:table-cell>
          <table:table-cell table:style-name="ce3" table:formula="of:=[.O124]/[.O$410]" office:value-type="float" office:value="2.55078449463218" calcext:value-type="float">
            <text:p>2.55</text:p>
          </table:table-cell>
          <table:table-cell table:formula="of:=[.D124]+[.H124]+[.L124]+[.P124]" office:value-type="float" office:value="11.9728594035903" calcext:value-type="float">
            <text:p>11.97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5:.G125])&gt;0;[.B125];0)" office:value-type="float" office:value="86673" calcext:value-type="float">
            <text:p>86673</text:p>
          </table:table-cell>
          <table:table-cell table:style-name="ce3" table:formula="of:=[.C125]/[.C$410]" office:value-type="float" office:value="3.50473407209519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1784813110096" calcext:value-type="float">
            <text:p>6.32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2.03506536410087" calcext:value-type="float">
            <text:p>2.04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5]+[.N125]" office:value-type="float" office:value="65" calcext:value-type="float">
            <text:p>65</text:p>
          </table:table-cell>
          <table:table-cell table:style-name="ce3" table:formula="of:=[.O125]/[.O$410]" office:value-type="float" office:value="0.0859517844225464" calcext:value-type="float">
            <text:p>0.09</text:p>
          </table:table-cell>
          <table:table-cell table:formula="of:=[.D125]+[.H125]+[.L125]+[.P125]" office:value-type="float" office:value="11.9435993517196" calcext:value-type="float">
            <text:p>11.94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6:.G126])&gt;0;[.B126];0)" office:value-type="float" office:value="184401" calcext:value-type="float">
            <text:p>184401</text:p>
          </table:table-cell>
          <table:table-cell table:style-name="ce3" table:formula="of:=[.C126]/[.C$410]" office:value-type="float" office:value="7.45649126750458" calcext:value-type="float">
            <text:p>7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69913105637806" calcext:value-type="float">
            <text:p>1.70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202037584131194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6]+[.N126]" office:value-type="float" office:value="1946" calcext:value-type="float">
            <text:p>1946</text:p>
          </table:table-cell>
          <table:table-cell table:style-name="ce3" table:formula="of:=[.O126]/[.O$410]" office:value-type="float" office:value="2.57326419209654" calcext:value-type="float">
            <text:p>2.57</text:p>
          </table:table-cell>
          <table:table-cell table:formula="of:=[.D126]+[.H126]+[.L126]+[.P126]" office:value-type="float" office:value="11.9309241001104" calcext:value-type="float">
            <text:p>11.93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7:.G127])&gt;0;[.B127];0)" office:value-type="float" office:value="78159" calcext:value-type="float">
            <text:p>78159</text:p>
          </table:table-cell>
          <table:table-cell table:style-name="ce3" table:formula="of:=[.C127]/[.C$410]" office:value-type="float" office:value="3.1604595472741" calcext:value-type="float">
            <text:p>3.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31784813110096" calcext:value-type="float">
            <text:p>6.32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2.03506536410087" calcext:value-type="float">
            <text:p>2.04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7]+[.N127]" office:value-type="float" office:value="270" calcext:value-type="float">
            <text:p>270</text:p>
          </table:table-cell>
          <table:table-cell table:style-name="ce3" table:formula="of:=[.O127]/[.O$410]" office:value-type="float" office:value="0.357030489139808" calcext:value-type="float">
            <text:p>0.36</text:p>
          </table:table-cell>
          <table:table-cell table:formula="of:=[.D127]+[.H127]+[.L127]+[.P127]" office:value-type="float" office:value="11.8704035316157" calcext:value-type="float">
            <text:p>11.87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8:.G128])&gt;0;[.B128];0)" office:value-type="float" office:value="35665" calcext:value-type="float">
            <text:p>35665</text:p>
          </table:table-cell>
          <table:table-cell table:style-name="ce3" table:formula="of:=[.C128]/[.C$410]" office:value-type="float" office:value="1.44216008077804" calcext:value-type="float">
            <text:p>1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31784813110096" calcext:value-type="float">
            <text:p>6.32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2.03506536410087" calcext:value-type="float">
            <text:p>2.04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8]+[.N128]" office:value-type="float" office:value="1566" calcext:value-type="float">
            <text:p>1566</text:p>
          </table:table-cell>
          <table:table-cell table:style-name="ce3" table:formula="of:=[.O128]/[.O$410]" office:value-type="float" office:value="2.07077683701089" calcext:value-type="float">
            <text:p>2.07</text:p>
          </table:table-cell>
          <table:table-cell table:formula="of:=[.D128]+[.H128]+[.L128]+[.P128]" office:value-type="float" office:value="11.8658504129907" calcext:value-type="float">
            <text:p>11.87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9:.G129])&gt;0;[.B129];0)" office:value-type="float" office:value="181934" calcext:value-type="float">
            <text:p>181934</text:p>
          </table:table-cell>
          <table:table-cell table:style-name="ce3" table:formula="of:=[.C129]/[.C$410]" office:value-type="float" office:value="7.35673495405219" calcext:value-type="float">
            <text:p>7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69913105637806" calcext:value-type="float">
            <text:p>1.70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202037584131194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9]+[.N129]" office:value-type="float" office:value="1963" calcext:value-type="float">
            <text:p>1963</text:p>
          </table:table-cell>
          <table:table-cell table:style-name="ce3" table:formula="of:=[.O129]/[.O$410]" office:value-type="float" office:value="2.5957438895609" calcext:value-type="float">
            <text:p>2.60</text:p>
          </table:table-cell>
          <table:table-cell table:formula="of:=[.D129]+[.H129]+[.L129]+[.P129]" office:value-type="float" office:value="11.8536474841223" calcext:value-type="float">
            <text:p>11.85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30:.G130])&gt;0;[.B130];0)" office:value-type="float" office:value="59690" calcext:value-type="float">
            <text:p>59690</text:p>
          </table:table-cell>
          <table:table-cell table:style-name="ce3" table:formula="of:=[.C130]/[.C$410]" office:value-type="float" office:value="2.41364181190638" calcext:value-type="float">
            <text:p>2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6.31784813110096" calcext:value-type="float">
            <text:p>6.32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2.03506536410087" calcext:value-type="float">
            <text:p>2.04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30]+[.N130]" office:value-type="float" office:value="809" calcext:value-type="float">
            <text:p>809</text:p>
          </table:table-cell>
          <table:table-cell table:style-name="ce3" table:formula="of:=[.O130]/[.O$410]" office:value-type="float" office:value="1.06976913227446" calcext:value-type="float">
            <text:p>1.07</text:p>
          </table:table-cell>
          <table:table-cell table:formula="of:=[.D130]+[.H130]+[.L130]+[.P130]" office:value-type="float" office:value="11.8363244393827" calcext:value-type="float">
            <text:p>11.84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31:.G131])&gt;0;[.B131];0)" office:value-type="float" office:value="126962" calcext:value-type="float">
            <text:p>126962</text:p>
          </table:table-cell>
          <table:table-cell table:style-name="ce3" table:formula="of:=[.C131]/[.C$410]" office:value-type="float" office:value="5.13387153163441" calcext:value-type="float">
            <text:p>5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187170747229" calcext:value-type="float">
            <text:p>4.62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1]+[.N131]" office:value-type="float" office:value="174" calcext:value-type="float">
            <text:p>174</text:p>
          </table:table-cell>
          <table:table-cell table:style-name="ce3" table:formula="of:=[.O131]/[.O$410]" office:value-type="float" office:value="0.230086315223432" calcext:value-type="float">
            <text:p>0.23</text:p>
          </table:table-cell>
          <table:table-cell table:formula="of:=[.D131]+[.H131]+[.L131]+[.P131]" office:value-type="float" office:value="11.8157027015504" calcext:value-type="float">
            <text:p>11.82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2:.G132])&gt;0;[.B132];0)" office:value-type="float" office:value="127407" calcext:value-type="float">
            <text:p>127407</text:p>
          </table:table-cell>
          <table:table-cell table:style-name="ce3" table:formula="of:=[.C132]/[.C$410]" office:value-type="float" office:value="5.15186567816311" calcext:value-type="float">
            <text:p>5.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2]*[.S$15]+[.F132]*[.S$19]+[.G132]*[.S$21]" office:value-type="float" office:value="4.6187170747229" calcext:value-type="float">
            <text:p>4.62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0" calcext:value-type="float">
            <text:p>0</text:p>
          </table:table-cell>
          <table:table-cell table:style-name="ce3" table:formula="of:=[.I132]*[.I$411]+[.J132]*[.J$411]+[.K132]*[.K$411]" office:value-type="float" office:value="1.83302777996968" calcext:value-type="float">
            <text:p>1.83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2]+[.N132]" office:value-type="float" office:value="75" calcext:value-type="float">
            <text:p>75</text:p>
          </table:table-cell>
          <table:table-cell table:style-name="ce3" table:formula="of:=[.O132]/[.O$410]" office:value-type="float" office:value="0.0991751358721689" calcext:value-type="float">
            <text:p>0.10</text:p>
          </table:table-cell>
          <table:table-cell table:formula="of:=[.D132]+[.H132]+[.L132]+[.P132]" office:value-type="float" office:value="11.7027856687279" calcext:value-type="float">
            <text:p>11.70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3:.G133])&gt;0;[.B133];0)" office:value-type="float" office:value="81418" calcext:value-type="float">
            <text:p>81418</text:p>
          </table:table-cell>
          <table:table-cell table:style-name="ce3" table:formula="of:=[.C133]/[.C$410]" office:value-type="float" office:value="3.29224139791914" calcext:value-type="float">
            <text:p>3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6.31784813110096" calcext:value-type="float">
            <text:p>6.32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2.03506536410087" calcext:value-type="float">
            <text:p>2.04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3]+[.N133]" office:value-type="float" office:value="7" calcext:value-type="float">
            <text:p>7</text:p>
          </table:table-cell>
          <table:table-cell table:style-name="ce3" table:formula="of:=[.O133]/[.O$410]" office:value-type="float" office:value="0.00925634601473576" calcext:value-type="float">
            <text:p>0.01</text:p>
          </table:table-cell>
          <table:table-cell table:formula="of:=[.D133]+[.H133]+[.L133]+[.P133]" office:value-type="float" office:value="11.6544112391357" calcext:value-type="float">
            <text:p>11.65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4:.G134])&gt;0;[.B134];0)" office:value-type="float" office:value="122889" calcext:value-type="float">
            <text:p>122889</text:p>
          </table:table-cell>
          <table:table-cell table:style-name="ce3" table:formula="of:=[.C134]/[.C$410]" office:value-type="float" office:value="4.96917454554135" calcext:value-type="float">
            <text:p>4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4]*[.S$15]+[.F134]*[.S$19]+[.G134]*[.S$21]" office:value-type="float" office:value="4.6187170747229" calcext:value-type="float">
            <text:p>4.62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1" calcext:value-type="float">
            <text:p>1</text:p>
          </table:table-cell>
          <table:table-cell table:style-name="ce1" table:formula="of:=IF([.G134]&gt;0;1;0)" office:value-type="float" office:value="0" calcext:value-type="float">
            <text:p>0</text:p>
          </table:table-cell>
          <table:table-cell table:style-name="ce3" table:formula="of:=[.I134]*[.I$411]+[.J134]*[.J$411]+[.K134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4]+[.N134]" office:value-type="float" office:value="174" calcext:value-type="float">
            <text:p>174</text:p>
          </table:table-cell>
          <table:table-cell table:style-name="ce3" table:formula="of:=[.O134]/[.O$410]" office:value-type="float" office:value="0.230086315223432" calcext:value-type="float">
            <text:p>0.23</text:p>
          </table:table-cell>
          <table:table-cell table:formula="of:=[.D134]+[.H134]+[.L134]+[.P134]" office:value-type="float" office:value="11.6510057154574" calcext:value-type="float">
            <text:p>11.65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5:.G135])&gt;0;[.B135];0)" office:value-type="float" office:value="41044" calcext:value-type="float">
            <text:p>41044</text:p>
          </table:table-cell>
          <table:table-cell table:style-name="ce3" table:formula="of:=[.C135]/[.C$410]" office:value-type="float" office:value="1.65966685421152" calcext:value-type="float">
            <text:p>1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69913105637806" calcext:value-type="float">
            <text:p>1.70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202037584131194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35]+[.N135]" office:value-type="float" office:value="5913" calcext:value-type="float">
            <text:p>5913</text:p>
          </table:table-cell>
          <table:table-cell table:style-name="ce3" table:formula="of:=[.O135]/[.O$410]" office:value-type="float" office:value="7.81896771216179" calcext:value-type="float">
            <text:p>7.82</text:p>
          </table:table-cell>
          <table:table-cell table:formula="of:=[.D135]+[.H135]+[.L135]+[.P135]" office:value-type="float" office:value="11.3798032068826" calcext:value-type="float">
            <text:p>11.38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6:.G136])&gt;0;[.B136];0)" office:value-type="float" office:value="160445" calcext:value-type="float">
            <text:p>160445</text:p>
          </table:table-cell>
          <table:table-cell table:style-name="ce3" table:formula="of:=[.C136]/[.C$410]" office:value-type="float" office:value="6.4877996399953" calcext:value-type="float">
            <text:p>6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69913105637806" calcext:value-type="float">
            <text:p>1.70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202037584131194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6]+[.N136]" office:value-type="float" office:value="2034" calcext:value-type="float">
            <text:p>2034</text:p>
          </table:table-cell>
          <table:table-cell table:style-name="ce3" table:formula="of:=[.O136]/[.O$410]" office:value-type="float" office:value="2.68962968485322" calcext:value-type="float">
            <text:p>2.69</text:p>
          </table:table-cell>
          <table:table-cell table:formula="of:=[.D136]+[.H136]+[.L136]+[.P136]" office:value-type="float" office:value="11.0785979653578" calcext:value-type="float">
            <text:p>11.08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7:.G137])&gt;0;[.B137];0)" office:value-type="float" office:value="159494" calcext:value-type="float">
            <text:p>159494</text:p>
          </table:table-cell>
          <table:table-cell table:style-name="ce3" table:formula="of:=[.C137]/[.C$410]" office:value-type="float" office:value="6.4493447335935" calcext:value-type="float">
            <text:p>6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69913105637806" calcext:value-type="float">
            <text:p>1.70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202037584131194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7]+[.N137]" office:value-type="float" office:value="2051" calcext:value-type="float">
            <text:p>2051</text:p>
          </table:table-cell>
          <table:table-cell table:style-name="ce3" table:formula="of:=[.O137]/[.O$410]" office:value-type="float" office:value="2.71210938231758" calcext:value-type="float">
            <text:p>2.71</text:p>
          </table:table-cell>
          <table:table-cell table:formula="of:=[.D137]+[.H137]+[.L137]+[.P137]" office:value-type="float" office:value="11.0626227564203" calcext:value-type="float">
            <text:p>11.06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8:.G138])&gt;0;[.B138];0)" office:value-type="float" office:value="158042" calcext:value-type="float">
            <text:p>158042</text:p>
          </table:table-cell>
          <table:table-cell table:style-name="ce3" table:formula="of:=[.C138]/[.C$410]" office:value-type="float" office:value="6.39063124874029" calcext:value-type="float">
            <text:p>6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69913105637806" calcext:value-type="float">
            <text:p>1.70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202037584131194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8]+[.N138]" office:value-type="float" office:value="2068" calcext:value-type="float">
            <text:p>2068</text:p>
          </table:table-cell>
          <table:table-cell table:style-name="ce3" table:formula="of:=[.O138]/[.O$410]" office:value-type="float" office:value="2.73458907978194" calcext:value-type="float">
            <text:p>2.73</text:p>
          </table:table-cell>
          <table:table-cell table:formula="of:=[.D138]+[.H138]+[.L138]+[.P138]" office:value-type="float" office:value="11.0263889690315" calcext:value-type="float">
            <text:p>11.03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9:.G139])&gt;0;[.B139];0)" office:value-type="float" office:value="59164" calcext:value-type="float">
            <text:p>59164</text:p>
          </table:table-cell>
          <table:table-cell table:style-name="ce3" table:formula="of:=[.C139]/[.C$410]" office:value-type="float" office:value="2.39237232634661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6.31784813110096" calcext:value-type="float">
            <text:p>6.32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1" calcext:value-type="float">
            <text:p>1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2.03506536410087" calcext:value-type="float">
            <text:p>2.04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9]+[.N139]" office:value-type="float" office:value="129" calcext:value-type="float">
            <text:p>129</text:p>
          </table:table-cell>
          <table:table-cell table:style-name="ce3" table:formula="of:=[.O139]/[.O$410]" office:value-type="float" office:value="0.17058123370013" calcext:value-type="float">
            <text:p>0.17</text:p>
          </table:table-cell>
          <table:table-cell table:formula="of:=[.D139]+[.H139]+[.L139]+[.P139]" office:value-type="float" office:value="10.9158670552486" calcext:value-type="float">
            <text:p>10.92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40:.G140])&gt;0;[.B140];0)" office:value-type="float" office:value="65930" calcext:value-type="float">
            <text:p>65930</text:p>
          </table:table-cell>
          <table:table-cell table:style-name="ce3" table:formula="of:=[.C140]/[.C$410]" office:value-type="float" office:value="2.66596422615158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69913105637806" calcext:value-type="float">
            <text:p>1.70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202037584131194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40]+[.N140]" office:value-type="float" office:value="4764" calcext:value-type="float">
            <text:p>4764</text:p>
          </table:table-cell>
          <table:table-cell table:style-name="ce3" table:formula="of:=[.O140]/[.O$410]" office:value-type="float" office:value="6.29960463060017" calcext:value-type="float">
            <text:p>6.30</text:p>
          </table:table-cell>
          <table:table-cell table:formula="of:=[.D140]+[.H140]+[.L140]+[.P140]" office:value-type="float" office:value="10.866737497261" calcext:value-type="float">
            <text:p>10.87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41:.G141])&gt;0;[.B141];0)" office:value-type="float" office:value="62864" calcext:value-type="float">
            <text:p>62864</text:p>
          </table:table-cell>
          <table:table-cell table:style-name="ce3" table:formula="of:=[.C141]/[.C$410]" office:value-type="float" office:value="2.54198657838302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69913105637806" calcext:value-type="float">
            <text:p>1.70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202037584131194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41]+[.N141]" office:value-type="float" office:value="4851" calcext:value-type="float">
            <text:p>4851</text:p>
          </table:table-cell>
          <table:table-cell table:style-name="ce3" table:formula="of:=[.O141]/[.O$410]" office:value-type="float" office:value="6.41464778821188" calcext:value-type="float">
            <text:p>6.41</text:p>
          </table:table-cell>
          <table:table-cell table:formula="of:=[.D141]+[.H141]+[.L141]+[.P141]" office:value-type="float" office:value="10.8578030071042" calcext:value-type="float">
            <text:p>10.86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2:.G142])&gt;0;[.B142];0)" office:value-type="float" office:value="63016" calcext:value-type="float">
            <text:p>63016</text:p>
          </table:table-cell>
          <table:table-cell table:style-name="ce3" table:formula="of:=[.C142]/[.C$410]" office:value-type="float" office:value="2.54813289360182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69913105637806" calcext:value-type="float">
            <text:p>1.70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202037584131194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2]+[.N142]" office:value-type="float" office:value="4829" calcext:value-type="float">
            <text:p>4829</text:p>
          </table:table-cell>
          <table:table-cell table:style-name="ce3" table:formula="of:=[.O142]/[.O$410]" office:value-type="float" office:value="6.38555641502271" calcext:value-type="float">
            <text:p>6.39</text:p>
          </table:table-cell>
          <table:table-cell table:formula="of:=[.D142]+[.H142]+[.L142]+[.P142]" office:value-type="float" office:value="10.8348579491338" calcext:value-type="float">
            <text:p>10.83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3:.G143])&gt;0;[.B143];0)" office:value-type="float" office:value="64416" calcext:value-type="float">
            <text:p>64416</text:p>
          </table:table-cell>
          <table:table-cell table:style-name="ce3" table:formula="of:=[.C143]/[.C$410]" office:value-type="float" office:value="2.60474369166965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69913105637806" calcext:value-type="float">
            <text:p>1.70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202037584131194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3]+[.N143]" office:value-type="float" office:value="4786" calcext:value-type="float">
            <text:p>4786</text:p>
          </table:table-cell>
          <table:table-cell table:style-name="ce3" table:formula="of:=[.O143]/[.O$410]" office:value-type="float" office:value="6.32869600378934" calcext:value-type="float">
            <text:p>6.33</text:p>
          </table:table-cell>
          <table:table-cell table:formula="of:=[.D143]+[.H143]+[.L143]+[.P143]" office:value-type="float" office:value="10.8346083359682" calcext:value-type="float">
            <text:p>10.83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4:.G144])&gt;0;[.B144];0)" office:value-type="float" office:value="55638" calcext:value-type="float">
            <text:p>55638</text:p>
          </table:table-cell>
          <table:table-cell table:style-name="ce3" table:formula="of:=[.C144]/[.C$410]" office:value-type="float" office:value="2.24979398778434" calcext:value-type="float">
            <text:p>2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69913105637806" calcext:value-type="float">
            <text:p>1.70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202037584131194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4]+[.N144]" office:value-type="float" office:value="5048" calcext:value-type="float">
            <text:p>5048</text:p>
          </table:table-cell>
          <table:table-cell table:style-name="ce3" table:formula="of:=[.O144]/[.O$410]" office:value-type="float" office:value="6.67514781176945" calcext:value-type="float">
            <text:p>6.68</text:p>
          </table:table-cell>
          <table:table-cell table:formula="of:=[.D144]+[.H144]+[.L144]+[.P144]" office:value-type="float" office:value="10.826110440063" calcext:value-type="float">
            <text:p>10.83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5:.G145])&gt;0;[.B145];0)" office:value-type="float" office:value="63471" calcext:value-type="float">
            <text:p>63471</text:p>
          </table:table-cell>
          <table:table-cell table:style-name="ce3" table:formula="of:=[.C145]/[.C$410]" office:value-type="float" office:value="2.56653140297386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69913105637806" calcext:value-type="float">
            <text:p>1.70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202037584131194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5]+[.N145]" office:value-type="float" office:value="4807" calcext:value-type="float">
            <text:p>4807</text:p>
          </table:table-cell>
          <table:table-cell table:style-name="ce3" table:formula="of:=[.O145]/[.O$410]" office:value-type="float" office:value="6.35646504183354" calcext:value-type="float">
            <text:p>6.36</text:p>
          </table:table-cell>
          <table:table-cell table:formula="of:=[.D145]+[.H145]+[.L145]+[.P145]" office:value-type="float" office:value="10.8241650853167" calcext:value-type="float">
            <text:p>10.82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6:.G146])&gt;0;[.B146];0)" office:value-type="float" office:value="61210" calcext:value-type="float">
            <text:p>61210</text:p>
          </table:table-cell>
          <table:table-cell table:style-name="ce3" table:formula="of:=[.C146]/[.C$410]" office:value-type="float" office:value="2.47510496409431" calcext:value-type="float">
            <text:p>2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69913105637806" calcext:value-type="float">
            <text:p>1.70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202037584131194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6]+[.N146]" office:value-type="float" office:value="4873" calcext:value-type="float">
            <text:p>4873</text:p>
          </table:table-cell>
          <table:table-cell table:style-name="ce3" table:formula="of:=[.O146]/[.O$410]" office:value-type="float" office:value="6.44373916140105" calcext:value-type="float">
            <text:p>6.44</text:p>
          </table:table-cell>
          <table:table-cell table:formula="of:=[.D146]+[.H146]+[.L146]+[.P146]" office:value-type="float" office:value="10.8200127660046" calcext:value-type="float">
            <text:p>10.82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7:.G147])&gt;0;[.B147];0)" office:value-type="float" office:value="66170" calcext:value-type="float">
            <text:p>66170</text:p>
          </table:table-cell>
          <table:table-cell table:style-name="ce3" table:formula="of:=[.C147]/[.C$410]" office:value-type="float" office:value="2.67566893439178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69913105637806" calcext:value-type="float">
            <text:p>1.70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202037584131194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7]+[.N147]" office:value-type="float" office:value="4721" calcext:value-type="float">
            <text:p>4721</text:p>
          </table:table-cell>
          <table:table-cell table:style-name="ce3" table:formula="of:=[.O147]/[.O$410]" office:value-type="float" office:value="6.24274421936679" calcext:value-type="float">
            <text:p>6.24</text:p>
          </table:table-cell>
          <table:table-cell table:formula="of:=[.D147]+[.H147]+[.L147]+[.P147]" office:value-type="float" office:value="10.8195817942678" calcext:value-type="float">
            <text:p>10.82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8:.G148])&gt;0;[.B148];0)" office:value-type="float" office:value="59746" calcext:value-type="float">
            <text:p>59746</text:p>
          </table:table-cell>
          <table:table-cell table:style-name="ce3" table:formula="of:=[.C148]/[.C$410]" office:value-type="float" office:value="2.41590624382909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69913105637806" calcext:value-type="float">
            <text:p>1.70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202037584131194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8]+[.N148]" office:value-type="float" office:value="4916" calcext:value-type="float">
            <text:p>4916</text:p>
          </table:table-cell>
          <table:table-cell table:style-name="ce3" table:formula="of:=[.O148]/[.O$410]" office:value-type="float" office:value="6.50059957263443" calcext:value-type="float">
            <text:p>6.50</text:p>
          </table:table-cell>
          <table:table-cell table:formula="of:=[.D148]+[.H148]+[.L148]+[.P148]" office:value-type="float" office:value="10.8176744569728" calcext:value-type="float">
            <text:p>10.82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9:.G149])&gt;0;[.B149];0)" office:value-type="float" office:value="56710" calcext:value-type="float">
            <text:p>56710</text:p>
          </table:table-cell>
          <table:table-cell table:style-name="ce3" table:formula="of:=[.C149]/[.C$410]" office:value-type="float" office:value="2.29314168459056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69913105637806" calcext:value-type="float">
            <text:p>1.70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202037584131194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9]+[.N149]" office:value-type="float" office:value="5004" calcext:value-type="float">
            <text:p>5004</text:p>
          </table:table-cell>
          <table:table-cell table:style-name="ce3" table:formula="of:=[.O149]/[.O$410]" office:value-type="float" office:value="6.61696506539111" calcext:value-type="float">
            <text:p>6.62</text:p>
          </table:table-cell>
          <table:table-cell table:formula="of:=[.D149]+[.H149]+[.L149]+[.P149]" office:value-type="float" office:value="10.8112753904909" calcext:value-type="float">
            <text:p>10.81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0:.G150])&gt;0;[.B150];0)" office:value-type="float" office:value="66495" calcext:value-type="float">
            <text:p>66495</text:p>
          </table:table-cell>
          <table:table-cell table:style-name="ce3" table:formula="of:=[.C150]/[.C$410]" office:value-type="float" office:value="2.68881072680038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69913105637806" calcext:value-type="float">
            <text:p>1.70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202037584131194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0]+[.N150]" office:value-type="float" office:value="4699" calcext:value-type="float">
            <text:p>4699</text:p>
          </table:table-cell>
          <table:table-cell table:style-name="ce3" table:formula="of:=[.O150]/[.O$410]" office:value-type="float" office:value="6.21365284617762" calcext:value-type="float">
            <text:p>6.21</text:p>
          </table:table-cell>
          <table:table-cell table:formula="of:=[.D150]+[.H150]+[.L150]+[.P150]" office:value-type="float" office:value="10.8036322134873" calcext:value-type="float">
            <text:p>10.80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51:.G151])&gt;0;[.B151];0)" office:value-type="float" office:value="51444" calcext:value-type="float">
            <text:p>51444</text:p>
          </table:table-cell>
          <table:table-cell table:style-name="ce3" table:formula="of:=[.C151]/[.C$410]" office:value-type="float" office:value="2.08020421128685" calcext:value-type="float">
            <text:p>2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69913105637806" calcext:value-type="float">
            <text:p>1.70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202037584131194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51]+[.N151]" office:value-type="float" office:value="5159" calcext:value-type="float">
            <text:p>5159</text:p>
          </table:table-cell>
          <table:table-cell table:style-name="ce3" table:formula="of:=[.O151]/[.O$410]" office:value-type="float" office:value="6.82192701286026" calcext:value-type="float">
            <text:p>6.82</text:p>
          </table:table-cell>
          <table:table-cell table:formula="of:=[.D151]+[.H151]+[.L151]+[.P151]" office:value-type="float" office:value="10.8032998646564" calcext:value-type="float">
            <text:p>10.80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52:.G152])&gt;0;[.B152];0)" office:value-type="float" office:value="52121" calcext:value-type="float">
            <text:p>52121</text:p>
          </table:table-cell>
          <table:table-cell table:style-name="ce3" table:formula="of:=[.C152]/[.C$410]" office:value-type="float" office:value="2.10757957578108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69913105637806" calcext:value-type="float">
            <text:p>1.70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202037584131194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52]+[.N152]" office:value-type="float" office:value="5137" calcext:value-type="float">
            <text:p>5137</text:p>
          </table:table-cell>
          <table:table-cell table:style-name="ce3" table:formula="of:=[.O152]/[.O$410]" office:value-type="float" office:value="6.79283563967109" calcext:value-type="float">
            <text:p>6.79</text:p>
          </table:table-cell>
          <table:table-cell table:formula="of:=[.D152]+[.H152]+[.L152]+[.P152]" office:value-type="float" office:value="10.8015838559614" calcext:value-type="float">
            <text:p>10.80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3:.G153])&gt;0;[.B153];0)" office:value-type="float" office:value="57187" calcext:value-type="float">
            <text:p>57187</text:p>
          </table:table-cell>
          <table:table-cell table:style-name="ce3" table:formula="of:=[.C153]/[.C$410]" office:value-type="float" office:value="2.31242979221796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69913105637806" calcext:value-type="float">
            <text:p>1.70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202037584131194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3]+[.N153]" office:value-type="float" office:value="4982" calcext:value-type="float">
            <text:p>4982</text:p>
          </table:table-cell>
          <table:table-cell table:style-name="ce3" table:formula="of:=[.O153]/[.O$410]" office:value-type="float" office:value="6.58787369220194" calcext:value-type="float">
            <text:p>6.59</text:p>
          </table:table-cell>
          <table:table-cell table:formula="of:=[.D153]+[.H153]+[.L153]+[.P153]" office:value-type="float" office:value="10.8014721249292" calcext:value-type="float">
            <text:p>10.80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4:.G154])&gt;0;[.B154];0)" office:value-type="float" office:value="57725" calcext:value-type="float">
            <text:p>57725</text:p>
          </table:table-cell>
          <table:table-cell table:style-name="ce3" table:formula="of:=[.C154]/[.C$410]" office:value-type="float" office:value="2.33418451318974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69913105637806" calcext:value-type="float">
            <text:p>1.70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202037584131194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4]+[.N154]" office:value-type="float" office:value="4960" calcext:value-type="float">
            <text:p>4960</text:p>
          </table:table-cell>
          <table:table-cell table:style-name="ce3" table:formula="of:=[.O154]/[.O$410]" office:value-type="float" office:value="6.55878231901277" calcext:value-type="float">
            <text:p>6.56</text:p>
          </table:table-cell>
          <table:table-cell table:formula="of:=[.D154]+[.H154]+[.L154]+[.P154]" office:value-type="float" office:value="10.7941354727118" calcext:value-type="float">
            <text:p>10.79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5:.G155])&gt;0;[.B155];0)" office:value-type="float" office:value="66934" calcext:value-type="float">
            <text:p>66934</text:p>
          </table:table-cell>
          <table:table-cell table:style-name="ce3" table:formula="of:=[.C155]/[.C$410]" office:value-type="float" office:value="2.70656225562308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69913105637806" calcext:value-type="float">
            <text:p>1.70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202037584131194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5]+[.N155]" office:value-type="float" office:value="4677" calcext:value-type="float">
            <text:p>4677</text:p>
          </table:table-cell>
          <table:table-cell table:style-name="ce3" table:formula="of:=[.O155]/[.O$410]" office:value-type="float" office:value="6.18456147298845" calcext:value-type="float">
            <text:p>6.18</text:p>
          </table:table-cell>
          <table:table-cell table:formula="of:=[.D155]+[.H155]+[.L155]+[.P155]" office:value-type="float" office:value="10.7922923691208" calcext:value-type="float">
            <text:p>10.79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6:.G156])&gt;0;[.B156];0)" office:value-type="float" office:value="53089" calcext:value-type="float">
            <text:p>53089</text:p>
          </table:table-cell>
          <table:table-cell table:style-name="ce3" table:formula="of:=[.C156]/[.C$410]" office:value-type="float" office:value="2.14672189901655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69913105637806" calcext:value-type="float">
            <text:p>1.70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202037584131194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6]+[.N156]" office:value-type="float" office:value="5092" calcext:value-type="float">
            <text:p>5092</text:p>
          </table:table-cell>
          <table:table-cell table:style-name="ce3" table:formula="of:=[.O156]/[.O$410]" office:value-type="float" office:value="6.73333055814779" calcext:value-type="float">
            <text:p>6.73</text:p>
          </table:table-cell>
          <table:table-cell table:formula="of:=[.D156]+[.H156]+[.L156]+[.P156]" office:value-type="float" office:value="10.7812210976736" calcext:value-type="float">
            <text:p>10.78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7:.G157])&gt;0;[.B157];0)" office:value-type="float" office:value="67075" calcext:value-type="float">
            <text:p>67075</text:p>
          </table:table-cell>
          <table:table-cell table:style-name="ce3" table:formula="of:=[.C157]/[.C$410]" office:value-type="float" office:value="2.7122637717142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69913105637806" calcext:value-type="float">
            <text:p>1.70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202037584131194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7]+[.N157]" office:value-type="float" office:value="4656" calcext:value-type="float">
            <text:p>4656</text:p>
          </table:table-cell>
          <table:table-cell table:style-name="ce3" table:formula="of:=[.O157]/[.O$410]" office:value-type="float" office:value="6.15679243494424" calcext:value-type="float">
            <text:p>6.16</text:p>
          </table:table-cell>
          <table:table-cell table:formula="of:=[.D157]+[.H157]+[.L157]+[.P157]" office:value-type="float" office:value="10.7702248471677" calcext:value-type="float">
            <text:p>10.77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8:.G158])&gt;0;[.B158];0)" office:value-type="float" office:value="45972" calcext:value-type="float">
            <text:p>45972</text:p>
          </table:table-cell>
          <table:table-cell table:style-name="ce3" table:formula="of:=[.C158]/[.C$410]" office:value-type="float" office:value="1.85893686341029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69913105637806" calcext:value-type="float">
            <text:p>1.70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202037584131194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8]+[.N158]" office:value-type="float" office:value="5292" calcext:value-type="float">
            <text:p>5292</text:p>
          </table:table-cell>
          <table:table-cell table:style-name="ce3" table:formula="of:=[.O158]/[.O$410]" office:value-type="float" office:value="6.99779758714024" calcext:value-type="float">
            <text:p>7.00</text:p>
          </table:table-cell>
          <table:table-cell table:formula="of:=[.D158]+[.H158]+[.L158]+[.P158]" office:value-type="float" office:value="10.7579030910598" calcext:value-type="float">
            <text:p>10.76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9:.G159])&gt;0;[.B159];0)" office:value-type="float" office:value="48842" calcext:value-type="float">
            <text:p>48842</text:p>
          </table:table-cell>
          <table:table-cell table:style-name="ce3" table:formula="of:=[.C159]/[.C$410]" office:value-type="float" office:value="1.97498899944935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69913105637806" calcext:value-type="float">
            <text:p>1.70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202037584131194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9]+[.N159]" office:value-type="float" office:value="5203" calcext:value-type="float">
            <text:p>5203</text:p>
          </table:table-cell>
          <table:table-cell table:style-name="ce3" table:formula="of:=[.O159]/[.O$410]" office:value-type="float" office:value="6.8801097592386" calcext:value-type="float">
            <text:p>6.88</text:p>
          </table:table-cell>
          <table:table-cell table:formula="of:=[.D159]+[.H159]+[.L159]+[.P159]" office:value-type="float" office:value="10.7562673991972" calcext:value-type="float">
            <text:p>10.76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60:.G160])&gt;0;[.B160];0)" office:value-type="float" office:value="67302" calcext:value-type="float">
            <text:p>67302</text:p>
          </table:table-cell>
          <table:table-cell table:style-name="ce3" table:formula="of:=[.C160]/[.C$410]" office:value-type="float" office:value="2.72144280825805" calcext:value-type="float">
            <text:p>2.7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69913105637806" calcext:value-type="float">
            <text:p>1.70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202037584131194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60]+[.N160]" office:value-type="float" office:value="4634" calcext:value-type="float">
            <text:p>4634</text:p>
          </table:table-cell>
          <table:table-cell table:style-name="ce3" table:formula="of:=[.O160]/[.O$410]" office:value-type="float" office:value="6.12770106175507" calcext:value-type="float">
            <text:p>6.13</text:p>
          </table:table-cell>
          <table:table-cell table:formula="of:=[.D160]+[.H160]+[.L160]+[.P160]" office:value-type="float" office:value="10.7503125105224" calcext:value-type="float">
            <text:p>10.75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1:.G161])&gt;0;[.B161];0)" office:value-type="float" office:value="69348" calcext:value-type="float">
            <text:p>69348</text:p>
          </table:table-cell>
          <table:table-cell table:style-name="ce3" table:formula="of:=[.C161]/[.C$410]" office:value-type="float" office:value="2.80417544600576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69913105637806" calcext:value-type="float">
            <text:p>1.70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202037584131194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1]+[.N161]" office:value-type="float" office:value="4570" calcext:value-type="float">
            <text:p>4570</text:p>
          </table:table-cell>
          <table:table-cell table:style-name="ce3" table:formula="of:=[.O161]/[.O$410]" office:value-type="float" office:value="6.04307161247749" calcext:value-type="float">
            <text:p>6.04</text:p>
          </table:table-cell>
          <table:table-cell table:formula="of:=[.D161]+[.H161]+[.L161]+[.P161]" office:value-type="float" office:value="10.7484156989925" calcext:value-type="float">
            <text:p>10.75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62:.G162])&gt;0;[.B162];0)" office:value-type="float" office:value="46358" calcext:value-type="float">
            <text:p>46358</text:p>
          </table:table-cell>
          <table:table-cell table:style-name="ce3" table:formula="of:=[.C162]/[.C$410]" office:value-type="float" office:value="1.87454526916328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69913105637806" calcext:value-type="float">
            <text:p>1.70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202037584131194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62]+[.N162]" office:value-type="float" office:value="5270" calcext:value-type="float">
            <text:p>5270</text:p>
          </table:table-cell>
          <table:table-cell table:style-name="ce3" table:formula="of:=[.O162]/[.O$410]" office:value-type="float" office:value="6.96870621395107" calcext:value-type="float">
            <text:p>6.97</text:p>
          </table:table-cell>
          <table:table-cell table:formula="of:=[.D162]+[.H162]+[.L162]+[.P162]" office:value-type="float" office:value="10.7444201236236" calcext:value-type="float">
            <text:p>10.74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3:.G163])&gt;0;[.B163];0)" office:value-type="float" office:value="150420" calcext:value-type="float">
            <text:p>150420</text:p>
          </table:table-cell>
          <table:table-cell table:style-name="ce3" table:formula="of:=[.C163]/[.C$410]" office:value-type="float" office:value="6.08242588954528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69913105637806" calcext:value-type="float">
            <text:p>1.70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202037584131194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3]+[.N163]" office:value-type="float" office:value="2085" calcext:value-type="float">
            <text:p>2085</text:p>
          </table:table-cell>
          <table:table-cell table:style-name="ce3" table:formula="of:=[.O163]/[.O$410]" office:value-type="float" office:value="2.75706877724629" calcext:value-type="float">
            <text:p>2.76</text:p>
          </table:table-cell>
          <table:table-cell table:formula="of:=[.D163]+[.H163]+[.L163]+[.P163]" office:value-type="float" office:value="10.7406633073008" calcext:value-type="float">
            <text:p>10.74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4:.G164])&gt;0;[.B164];0)" office:value-type="float" office:value="67658" calcext:value-type="float">
            <text:p>67658</text:p>
          </table:table-cell>
          <table:table-cell table:style-name="ce3" table:formula="of:=[.C164]/[.C$410]" office:value-type="float" office:value="2.73583812548102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69913105637806" calcext:value-type="float">
            <text:p>1.70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202037584131194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4]+[.N164]" office:value-type="float" office:value="4613" calcext:value-type="float">
            <text:p>4613</text:p>
          </table:table-cell>
          <table:table-cell table:style-name="ce3" table:formula="of:=[.O164]/[.O$410]" office:value-type="float" office:value="6.09993202371087" calcext:value-type="float">
            <text:p>6.10</text:p>
          </table:table-cell>
          <table:table-cell table:formula="of:=[.D164]+[.H164]+[.L164]+[.P164]" office:value-type="float" office:value="10.7369387897011" calcext:value-type="float">
            <text:p>10.74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5:.G165])&gt;0;[.B165];0)" office:value-type="float" office:value="46714" calcext:value-type="float">
            <text:p>46714</text:p>
          </table:table-cell>
          <table:table-cell table:style-name="ce3" table:formula="of:=[.C165]/[.C$410]" office:value-type="float" office:value="1.88894058638624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69913105637806" calcext:value-type="float">
            <text:p>1.70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202037584131194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5]+[.N165]" office:value-type="float" office:value="5248" calcext:value-type="float">
            <text:p>5248</text:p>
          </table:table-cell>
          <table:table-cell table:style-name="ce3" table:formula="of:=[.O165]/[.O$410]" office:value-type="float" office:value="6.9396148407619" calcext:value-type="float">
            <text:p>6.94</text:p>
          </table:table-cell>
          <table:table-cell table:formula="of:=[.D165]+[.H165]+[.L165]+[.P165]" office:value-type="float" office:value="10.7297240676574" calcext:value-type="float">
            <text:p>10.73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6:.G166])&gt;0;[.B166];0)" office:value-type="float" office:value="69539" calcext:value-type="float">
            <text:p>69539</text:p>
          </table:table-cell>
          <table:table-cell table:style-name="ce3" table:formula="of:=[.C166]/[.C$410]" office:value-type="float" office:value="2.81189877631358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69913105637806" calcext:value-type="float">
            <text:p>1.70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202037584131194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6]+[.N166]" office:value-type="float" office:value="4549" calcext:value-type="float">
            <text:p>4549</text:p>
          </table:table-cell>
          <table:table-cell table:style-name="ce3" table:formula="of:=[.O166]/[.O$410]" office:value-type="float" office:value="6.01530257443328" calcext:value-type="float">
            <text:p>6.02</text:p>
          </table:table-cell>
          <table:table-cell table:formula="of:=[.D166]+[.H166]+[.L166]+[.P166]" office:value-type="float" office:value="10.7283699912561" calcext:value-type="float">
            <text:p>10.73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7:.G167])&gt;0;[.B167];0)" office:value-type="float" office:value="47268" calcext:value-type="float">
            <text:p>47268</text:p>
          </table:table-cell>
          <table:table-cell table:style-name="ce3" table:formula="of:=[.C167]/[.C$410]" office:value-type="float" office:value="1.91134228790737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69913105637806" calcext:value-type="float">
            <text:p>1.70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202037584131194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7]+[.N167]" office:value-type="float" office:value="5225" calcext:value-type="float">
            <text:p>5225</text:p>
          </table:table-cell>
          <table:table-cell table:style-name="ce3" table:formula="of:=[.O167]/[.O$410]" office:value-type="float" office:value="6.90920113242777" calcext:value-type="float">
            <text:p>6.91</text:p>
          </table:table-cell>
          <table:table-cell table:formula="of:=[.D167]+[.H167]+[.L167]+[.P167]" office:value-type="float" office:value="10.7217120608444" calcext:value-type="float">
            <text:p>10.72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8:.G168])&gt;0;[.B168];0)" office:value-type="float" office:value="42822" calcext:value-type="float">
            <text:p>42822</text:p>
          </table:table-cell>
          <table:table-cell table:style-name="ce3" table:formula="of:=[.C168]/[.C$410]" office:value-type="float" office:value="1.73156256775766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69913105637806" calcext:value-type="float">
            <text:p>1.70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202037584131194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8]+[.N168]" office:value-type="float" office:value="5359" calcext:value-type="float">
            <text:p>5359</text:p>
          </table:table-cell>
          <table:table-cell table:style-name="ce3" table:formula="of:=[.O168]/[.O$410]" office:value-type="float" office:value="7.08639404185271" calcext:value-type="float">
            <text:p>7.09</text:p>
          </table:table-cell>
          <table:table-cell table:formula="of:=[.D168]+[.H168]+[.L168]+[.P168]" office:value-type="float" office:value="10.7191252501196" calcext:value-type="float">
            <text:p>10.72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9:.G169])&gt;0;[.B169];0)" office:value-type="float" office:value="69855" calcext:value-type="float">
            <text:p>69855</text:p>
          </table:table-cell>
          <table:table-cell table:style-name="ce3" table:formula="of:=[.C169]/[.C$410]" office:value-type="float" office:value="2.8246766421631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69913105637806" calcext:value-type="float">
            <text:p>1.70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202037584131194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9]+[.N169]" office:value-type="float" office:value="4527" calcext:value-type="float">
            <text:p>4527</text:p>
          </table:table-cell>
          <table:table-cell table:style-name="ce3" table:formula="of:=[.O169]/[.O$410]" office:value-type="float" office:value="5.98621120124411" calcext:value-type="float">
            <text:p>5.99</text:p>
          </table:table-cell>
          <table:table-cell table:formula="of:=[.D169]+[.H169]+[.L169]+[.P169]" office:value-type="float" office:value="10.7120564839165" calcext:value-type="float">
            <text:p>10.71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70:.G170])&gt;0;[.B170];0)" office:value-type="float" office:value="70486" calcext:value-type="float">
            <text:p>70486</text:p>
          </table:table-cell>
          <table:table-cell table:style-name="ce3" table:formula="of:=[.C170]/[.C$410]" office:value-type="float" office:value="2.85019193757804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69913105637806" calcext:value-type="float">
            <text:p>1.70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202037584131194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70]+[.N170]" office:value-type="float" office:value="4506" calcext:value-type="float">
            <text:p>4506</text:p>
          </table:table-cell>
          <table:table-cell table:style-name="ce3" table:formula="of:=[.O170]/[.O$410]" office:value-type="float" office:value="5.95844216319991" calcext:value-type="float">
            <text:p>5.96</text:p>
          </table:table-cell>
          <table:table-cell table:formula="of:=[.D170]+[.H170]+[.L170]+[.P170]" office:value-type="float" office:value="10.7098027412872" calcext:value-type="float">
            <text:p>10.71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71:.G171])&gt;0;[.B171];0)" office:value-type="float" office:value="43682" calcext:value-type="float">
            <text:p>43682</text:p>
          </table:table-cell>
          <table:table-cell table:style-name="ce3" table:formula="of:=[.C171]/[.C$410]" office:value-type="float" office:value="1.76633777228505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69913105637806" calcext:value-type="float">
            <text:p>1.70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202037584131194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71]+[.N171]" office:value-type="float" office:value="5315" calcext:value-type="float">
            <text:p>5315</text:p>
          </table:table-cell>
          <table:table-cell table:style-name="ce3" table:formula="of:=[.O171]/[.O$410]" office:value-type="float" office:value="7.02821129547437" calcext:value-type="float">
            <text:p>7.03</text:p>
          </table:table-cell>
          <table:table-cell table:formula="of:=[.D171]+[.H171]+[.L171]+[.P171]" office:value-type="float" office:value="10.6957177082687" calcext:value-type="float">
            <text:p>10.70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2:.G172])&gt;0;[.B172];0)" office:value-type="float" office:value="42862" calcext:value-type="float">
            <text:p>42862</text:p>
          </table:table-cell>
          <table:table-cell table:style-name="ce3" table:formula="of:=[.C172]/[.C$410]" office:value-type="float" office:value="1.73318001913103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69913105637806" calcext:value-type="float">
            <text:p>1.70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202037584131194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2]+[.N172]" office:value-type="float" office:value="5337" calcext:value-type="float">
            <text:p>5337</text:p>
          </table:table-cell>
          <table:table-cell table:style-name="ce3" table:formula="of:=[.O172]/[.O$410]" office:value-type="float" office:value="7.05730266866354" calcext:value-type="float">
            <text:p>7.06</text:p>
          </table:table-cell>
          <table:table-cell table:formula="of:=[.D172]+[.H172]+[.L172]+[.P172]" office:value-type="float" office:value="10.6916513283038" calcext:value-type="float">
            <text:p>10.69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3:.G173])&gt;0;[.B173];0)" office:value-type="float" office:value="38206" calcext:value-type="float">
            <text:p>38206</text:p>
          </table:table-cell>
          <table:table-cell table:style-name="ce3" table:formula="of:=[.C173]/[.C$410]" office:value-type="float" office:value="1.54490867927115" calcext:value-type="float">
            <text:p>1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69913105637806" calcext:value-type="float">
            <text:p>1.70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202037584131194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3]+[.N173]" office:value-type="float" office:value="5472" calcext:value-type="float">
            <text:p>5472</text:p>
          </table:table-cell>
          <table:table-cell table:style-name="ce3" table:formula="of:=[.O173]/[.O$410]" office:value-type="float" office:value="7.23581791323344" calcext:value-type="float">
            <text:p>7.24</text:p>
          </table:table-cell>
          <table:table-cell table:formula="of:=[.D173]+[.H173]+[.L173]+[.P173]" office:value-type="float" office:value="10.6818952330138" calcext:value-type="float">
            <text:p>10.68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4:.G174])&gt;0;[.B174];0)" office:value-type="float" office:value="39412" calcext:value-type="float">
            <text:p>39412</text:p>
          </table:table-cell>
          <table:table-cell table:style-name="ce3" table:formula="of:=[.C174]/[.C$410]" office:value-type="float" office:value="1.59367483817816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69913105637806" calcext:value-type="float">
            <text:p>1.70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202037584131194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4]+[.N174]" office:value-type="float" office:value="5427" calcext:value-type="float">
            <text:p>5427</text:p>
          </table:table-cell>
          <table:table-cell table:style-name="ce3" table:formula="of:=[.O174]/[.O$410]" office:value-type="float" office:value="7.17631283171014" calcext:value-type="float">
            <text:p>7.18</text:p>
          </table:table-cell>
          <table:table-cell table:formula="of:=[.D174]+[.H174]+[.L174]+[.P174]" office:value-type="float" office:value="10.6711563103976" calcext:value-type="float">
            <text:p>10.67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5:.G175])&gt;0;[.B175];0)" office:value-type="float" office:value="38597" calcext:value-type="float">
            <text:p>38597</text:p>
          </table:table-cell>
          <table:table-cell table:style-name="ce3" table:formula="of:=[.C175]/[.C$410]" office:value-type="float" office:value="1.56071926644581" calcext:value-type="float">
            <text:p>1.5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69913105637806" calcext:value-type="float">
            <text:p>1.70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202037584131194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5]+[.N175]" office:value-type="float" office:value="5449" calcext:value-type="float">
            <text:p>5449</text:p>
          </table:table-cell>
          <table:table-cell table:style-name="ce3" table:formula="of:=[.O175]/[.O$410]" office:value-type="float" office:value="7.20540420489931" calcext:value-type="float">
            <text:p>7.21</text:p>
          </table:table-cell>
          <table:table-cell table:formula="of:=[.D175]+[.H175]+[.L175]+[.P175]" office:value-type="float" office:value="10.6672921118544" calcext:value-type="float">
            <text:p>10.67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6:.G176])&gt;0;[.B176];0)" office:value-type="float" office:value="71170" calcext:value-type="float">
            <text:p>71170</text:p>
          </table:table-cell>
          <table:table-cell table:style-name="ce3" table:formula="of:=[.C176]/[.C$410]" office:value-type="float" office:value="2.87785035606261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69913105637806" calcext:value-type="float">
            <text:p>1.70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202037584131194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6]+[.N176]" office:value-type="float" office:value="4421" calcext:value-type="float">
            <text:p>4421</text:p>
          </table:table-cell>
          <table:table-cell table:style-name="ce3" table:formula="of:=[.O176]/[.O$410]" office:value-type="float" office:value="5.84604367587812" calcext:value-type="float">
            <text:p>5.85</text:p>
          </table:table-cell>
          <table:table-cell table:formula="of:=[.D176]+[.H176]+[.L176]+[.P176]" office:value-type="float" office:value="10.62506267245" calcext:value-type="float">
            <text:p>10.63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7:.G177])&gt;0;[.B177];0)" office:value-type="float" office:value="100710" calcext:value-type="float">
            <text:p>100710</text:p>
          </table:table-cell>
          <table:table-cell table:style-name="ce3" table:formula="of:=[.C177]/[.C$410]" office:value-type="float" office:value="4.07233819529388" calcext:value-type="float">
            <text:p>4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7]*[.S$15]+[.F177]*[.S$19]+[.G177]*[.S$21]" office:value-type="float" office:value="4.6187170747229" calcext:value-type="float">
            <text:p>4.62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1" calcext:value-type="float">
            <text:p>1</text:p>
          </table:table-cell>
          <table:table-cell table:style-name="ce1" table:formula="of:=IF([.G177]&gt;0;1;0)" office:value-type="float" office:value="0" calcext:value-type="float">
            <text:p>0</text:p>
          </table:table-cell>
          <table:table-cell table:style-name="ce3" table:formula="of:=[.I177]*[.I$411]+[.J177]*[.J$411]+[.K177]*[.K$411]" office:value-type="float" office:value="1.83302777996968" calcext:value-type="float">
            <text:p>1.83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7]+[.N177]" office:value-type="float" office:value="76" calcext:value-type="float">
            <text:p>76</text:p>
          </table:table-cell>
          <table:table-cell table:style-name="ce3" table:formula="of:=[.O177]/[.O$410]" office:value-type="float" office:value="0.100497471017131" calcext:value-type="float">
            <text:p>0.10</text:p>
          </table:table-cell>
          <table:table-cell table:formula="of:=[.D177]+[.H177]+[.L177]+[.P177]" office:value-type="float" office:value="10.6245805210036" calcext:value-type="float">
            <text:p>10.62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8:.G178])&gt;0;[.B178];0)" office:value-type="float" office:value="71790" calcext:value-type="float">
            <text:p>71790</text:p>
          </table:table-cell>
          <table:table-cell table:style-name="ce3" table:formula="of:=[.C178]/[.C$410]" office:value-type="float" office:value="2.90292085234979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69913105637806" calcext:value-type="float">
            <text:p>1.70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202037584131194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8]+[.N178]" office:value-type="float" office:value="4400" calcext:value-type="float">
            <text:p>4400</text:p>
          </table:table-cell>
          <table:table-cell table:style-name="ce3" table:formula="of:=[.O178]/[.O$410]" office:value-type="float" office:value="5.81827463783391" calcext:value-type="float">
            <text:p>5.82</text:p>
          </table:table-cell>
          <table:table-cell table:formula="of:=[.D178]+[.H178]+[.L178]+[.P178]" office:value-type="float" office:value="10.622364130693" calcext:value-type="float">
            <text:p>10.62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91671799634387" calcext:value-type="float">
            <text:p>5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69913105637806" calcext:value-type="float">
            <text:p>1.70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202037584131194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77954847471065" calcext:value-type="float">
            <text:p>2.78</text:p>
          </table:table-cell>
          <table:table-cell table:formula="of:=[.D179]+[.H179]+[.L179]+[.P179]" office:value-type="float" office:value="10.5974351115638" calcext:value-type="float">
            <text:p>10.60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80:.G180])&gt;0;[.B180];0)" office:value-type="float" office:value="71812" calcext:value-type="float">
            <text:p>71812</text:p>
          </table:table-cell>
          <table:table-cell table:style-name="ce3" table:formula="of:=[.C180]/[.C$410]" office:value-type="float" office:value="2.90381045060514" calcext:value-type="float">
            <text:p>2.9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69913105637806" calcext:value-type="float">
            <text:p>1.70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202037584131194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80]+[.N180]" office:value-type="float" office:value="4378" calcext:value-type="float">
            <text:p>4378</text:p>
          </table:table-cell>
          <table:table-cell table:style-name="ce3" table:formula="of:=[.O180]/[.O$410]" office:value-type="float" office:value="5.78918326464474" calcext:value-type="float">
            <text:p>5.79</text:p>
          </table:table-cell>
          <table:table-cell table:formula="of:=[.D180]+[.H180]+[.L180]+[.P180]" office:value-type="float" office:value="10.5941623557591" calcext:value-type="float">
            <text:p>10.59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81:.G181])&gt;0;[.B181];0)" office:value-type="float" office:value="72362" calcext:value-type="float">
            <text:p>72362</text:p>
          </table:table-cell>
          <table:table-cell table:style-name="ce3" table:formula="of:=[.C181]/[.C$410]" office:value-type="float" office:value="2.92605040698893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69913105637806" calcext:value-type="float">
            <text:p>1.70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202037584131194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81]+[.N181]" office:value-type="float" office:value="4336" calcext:value-type="float">
            <text:p>4336</text:p>
          </table:table-cell>
          <table:table-cell table:style-name="ce3" table:formula="of:=[.O181]/[.O$410]" office:value-type="float" office:value="5.73364518855632" calcext:value-type="float">
            <text:p>5.73</text:p>
          </table:table-cell>
          <table:table-cell table:formula="of:=[.D181]+[.H181]+[.L181]+[.P181]" office:value-type="float" office:value="10.5608642360545" calcext:value-type="float">
            <text:p>10.56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2:.G182])&gt;0;[.B182];0)" office:value-type="float" office:value="72647" calcext:value-type="float">
            <text:p>72647</text:p>
          </table:table-cell>
          <table:table-cell table:style-name="ce3" table:formula="of:=[.C182]/[.C$410]" office:value-type="float" office:value="2.93757474802417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69913105637806" calcext:value-type="float">
            <text:p>1.70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202037584131194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2]+[.N182]" office:value-type="float" office:value="4315" calcext:value-type="float">
            <text:p>4315</text:p>
          </table:table-cell>
          <table:table-cell table:style-name="ce3" table:formula="of:=[.O182]/[.O$410]" office:value-type="float" office:value="5.70587615051212" calcext:value-type="float">
            <text:p>5.71</text:p>
          </table:table-cell>
          <table:table-cell table:formula="of:=[.D182]+[.H182]+[.L182]+[.P182]" office:value-type="float" office:value="10.5446195390455" calcext:value-type="float">
            <text:p>10.54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3:.G183])&gt;0;[.B183];0)" office:value-type="float" office:value="72774" calcext:value-type="float">
            <text:p>72774</text:p>
          </table:table-cell>
          <table:table-cell table:style-name="ce3" table:formula="of:=[.C183]/[.C$410]" office:value-type="float" office:value="2.94271015613461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69913105637806" calcext:value-type="float">
            <text:p>1.70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202037584131194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3]+[.N183]" office:value-type="float" office:value="4294" calcext:value-type="float">
            <text:p>4294</text:p>
          </table:table-cell>
          <table:table-cell table:style-name="ce3" table:formula="of:=[.O183]/[.O$410]" office:value-type="float" office:value="5.67810711246791" calcext:value-type="float">
            <text:p>5.68</text:p>
          </table:table-cell>
          <table:table-cell table:formula="of:=[.D183]+[.H183]+[.L183]+[.P183]" office:value-type="float" office:value="10.5219859091118" calcext:value-type="float">
            <text:p>10.52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4:.G184])&gt;0;[.B184];0)" office:value-type="float" office:value="72848" calcext:value-type="float">
            <text:p>72848</text:p>
          </table:table-cell>
          <table:table-cell table:style-name="ce3" table:formula="of:=[.C184]/[.C$410]" office:value-type="float" office:value="2.94570244117534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69913105637806" calcext:value-type="float">
            <text:p>1.70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202037584131194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4]+[.N184]" office:value-type="float" office:value="4273" calcext:value-type="float">
            <text:p>4273</text:p>
          </table:table-cell>
          <table:table-cell table:style-name="ce3" table:formula="of:=[.O184]/[.O$410]" office:value-type="float" office:value="5.6503380744237" calcext:value-type="float">
            <text:p>5.65</text:p>
          </table:table-cell>
          <table:table-cell table:formula="of:=[.D184]+[.H184]+[.L184]+[.P184]" office:value-type="float" office:value="10.4972091561083" calcext:value-type="float">
            <text:p>10.50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5:.G185])&gt;0;[.B185];0)" office:value-type="float" office:value="73086" calcext:value-type="float">
            <text:p>73086</text:p>
          </table:table-cell>
          <table:table-cell table:style-name="ce3" table:formula="of:=[.C185]/[.C$410]" office:value-type="float" office:value="2.95532627684687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69913105637806" calcext:value-type="float">
            <text:p>1.70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202037584131194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5]+[.N185]" office:value-type="float" office:value="4252" calcext:value-type="float">
            <text:p>4252</text:p>
          </table:table-cell>
          <table:table-cell table:style-name="ce3" table:formula="of:=[.O185]/[.O$410]" office:value-type="float" office:value="5.62256903637949" calcext:value-type="float">
            <text:p>5.62</text:p>
          </table:table-cell>
          <table:table-cell table:formula="of:=[.D185]+[.H185]+[.L185]+[.P185]" office:value-type="float" office:value="10.4790639537356" calcext:value-type="float">
            <text:p>10.48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75780339891059" calcext:value-type="float">
            <text:p>5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69913105637806" calcext:value-type="float">
            <text:p>1.70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202037584131194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80202817217501" calcext:value-type="float">
            <text:p>2.80</text:p>
          </table:table-cell>
          <table:table-cell table:formula="of:=[.D186]+[.H186]+[.L186]+[.P186]" office:value-type="float" office:value="10.4610002115949" calcext:value-type="float">
            <text:p>10.46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7:.G187])&gt;0;[.B187];0)" office:value-type="float" office:value="73275" calcext:value-type="float">
            <text:p>73275</text:p>
          </table:table-cell>
          <table:table-cell table:style-name="ce3" table:formula="of:=[.C187]/[.C$410]" office:value-type="float" office:value="2.9629687345860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69913105637806" calcext:value-type="float">
            <text:p>1.70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202037584131194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7]+[.N187]" office:value-type="float" office:value="4231" calcext:value-type="float">
            <text:p>4231</text:p>
          </table:table-cell>
          <table:table-cell table:style-name="ce3" table:formula="of:=[.O187]/[.O$410]" office:value-type="float" office:value="5.59479999833529" calcext:value-type="float">
            <text:p>5.59</text:p>
          </table:table-cell>
          <table:table-cell table:formula="of:=[.D187]+[.H187]+[.L187]+[.P187]" office:value-type="float" office:value="10.4589373734306" calcext:value-type="float">
            <text:p>10.46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8:.G188])&gt;0;[.B188];0)" office:value-type="float" office:value="73579" calcext:value-type="float">
            <text:p>73579</text:p>
          </table:table-cell>
          <table:table-cell table:style-name="ce3" table:formula="of:=[.C188]/[.C$410]" office:value-type="float" office:value="2.97526136502361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69913105637806" calcext:value-type="float">
            <text:p>1.70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202037584131194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8]+[.N188]" office:value-type="float" office:value="4189" calcext:value-type="float">
            <text:p>4189</text:p>
          </table:table-cell>
          <table:table-cell table:style-name="ce3" table:formula="of:=[.O188]/[.O$410]" office:value-type="float" office:value="5.53926192224687" calcext:value-type="float">
            <text:p>5.54</text:p>
          </table:table-cell>
          <table:table-cell table:formula="of:=[.D188]+[.H188]+[.L188]+[.P188]" office:value-type="float" office:value="10.4156919277797" calcext:value-type="float">
            <text:p>10.42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9:.G189])&gt;0;[.B189];0)" office:value-type="float" office:value="77353" calcext:value-type="float">
            <text:p>77353</text:p>
          </table:table-cell>
          <table:table-cell table:style-name="ce3" table:formula="of:=[.C189]/[.C$410]" office:value-type="float" office:value="3.1278679021007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69913105637806" calcext:value-type="float">
            <text:p>1.70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202037584131194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9]+[.N189]" office:value-type="float" office:value="4044" calcext:value-type="float">
            <text:p>4044</text:p>
          </table:table-cell>
          <table:table-cell table:style-name="ce3" table:formula="of:=[.O189]/[.O$410]" office:value-type="float" office:value="5.34752332622735" calcext:value-type="float">
            <text:p>5.35</text:p>
          </table:table-cell>
          <table:table-cell table:formula="of:=[.D189]+[.H189]+[.L189]+[.P189]" office:value-type="float" office:value="10.3765598688374" calcext:value-type="float">
            <text:p>10.3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90:.G190])&gt;0;[.B190];0)" office:value-type="float" office:value="76636" calcext:value-type="float">
            <text:p>76636</text:p>
          </table:table-cell>
          <table:table-cell table:style-name="ce3" table:formula="of:=[.C190]/[.C$410]" office:value-type="float" office:value="3.09887508623316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69913105637806" calcext:value-type="float">
            <text:p>1.70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202037584131194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90]+[.N190]" office:value-type="float" office:value="4064" calcext:value-type="float">
            <text:p>4064</text:p>
          </table:table-cell>
          <table:table-cell table:style-name="ce3" table:formula="of:=[.O190]/[.O$410]" office:value-type="float" office:value="5.37397002912659" calcext:value-type="float">
            <text:p>5.37</text:p>
          </table:table-cell>
          <table:table-cell table:formula="of:=[.D190]+[.H190]+[.L190]+[.P190]" office:value-type="float" office:value="10.374013755869" calcext:value-type="float">
            <text:p>10.37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1:.G191])&gt;0;[.B191];0)" office:value-type="float" office:value="73889" calcext:value-type="float">
            <text:p>73889</text:p>
          </table:table-cell>
          <table:table-cell table:style-name="ce3" table:formula="of:=[.C191]/[.C$410]" office:value-type="float" office:value="2.98779661316721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69913105637806" calcext:value-type="float">
            <text:p>1.70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202037584131194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1]+[.N191]" office:value-type="float" office:value="4147" calcext:value-type="float">
            <text:p>4147</text:p>
          </table:table-cell>
          <table:table-cell table:style-name="ce3" table:formula="of:=[.O191]/[.O$410]" office:value-type="float" office:value="5.48372384615846" calcext:value-type="float">
            <text:p>5.48</text:p>
          </table:table-cell>
          <table:table-cell table:formula="of:=[.D191]+[.H191]+[.L191]+[.P191]" office:value-type="float" office:value="10.3726890998349" calcext:value-type="float">
            <text:p>10.37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2:.G192])&gt;0;[.B192];0)" office:value-type="float" office:value="139435" calcext:value-type="float">
            <text:p>139435</text:p>
          </table:table-cell>
          <table:table-cell table:style-name="ce3" table:formula="of:=[.C192]/[.C$410]" office:value-type="float" office:value="5.63823330613446" calcext:value-type="float">
            <text:p>5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69913105637806" calcext:value-type="float">
            <text:p>1.70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202037584131194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2]+[.N192]" office:value-type="float" office:value="2137" calcext:value-type="float">
            <text:p>2137</text:p>
          </table:table-cell>
          <table:table-cell table:style-name="ce3" table:formula="of:=[.O192]/[.O$410]" office:value-type="float" office:value="2.82583020478433" calcext:value-type="float">
            <text:p>2.83</text:p>
          </table:table-cell>
          <table:table-cell table:formula="of:=[.D192]+[.H192]+[.L192]+[.P192]" office:value-type="float" office:value="10.365232151428" calcext:value-type="float">
            <text:p>10.37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3:.G193])&gt;0;[.B193];0)" office:value-type="float" office:value="77698" calcext:value-type="float">
            <text:p>77698</text:p>
          </table:table-cell>
          <table:table-cell table:style-name="ce3" table:formula="of:=[.C193]/[.C$410]" office:value-type="float" office:value="3.14181842019604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69913105637806" calcext:value-type="float">
            <text:p>1.70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202037584131194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3]+[.N193]" office:value-type="float" office:value="4023" calcext:value-type="float">
            <text:p>4023</text:p>
          </table:table-cell>
          <table:table-cell table:style-name="ce3" table:formula="of:=[.O193]/[.O$410]" office:value-type="float" office:value="5.31975428818314" calcext:value-type="float">
            <text:p>5.32</text:p>
          </table:table-cell>
          <table:table-cell table:formula="of:=[.D193]+[.H193]+[.L193]+[.P193]" office:value-type="float" office:value="10.3627413488884" calcext:value-type="float">
            <text:p>10.36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4:.G194])&gt;0;[.B194];0)" office:value-type="float" office:value="27458" calcext:value-type="float">
            <text:p>27458</text:p>
          </table:table-cell>
          <table:table-cell table:style-name="ce3" table:formula="of:=[.C194]/[.C$410]" office:value-type="float" office:value="1.11029949524754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69913105637806" calcext:value-type="float">
            <text:p>1.70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202037584131194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4]+[.N194]" office:value-type="float" office:value="5540" calcext:value-type="float">
            <text:p>5540</text:p>
          </table:table-cell>
          <table:table-cell table:style-name="ce3" table:formula="of:=[.O194]/[.O$410]" office:value-type="float" office:value="7.32573670309087" calcext:value-type="float">
            <text:p>7.33</text:p>
          </table:table-cell>
          <table:table-cell table:formula="of:=[.D194]+[.H194]+[.L194]+[.P194]" office:value-type="float" office:value="10.3372048388477" calcext:value-type="float">
            <text:p>10.34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5:.G195])&gt;0;[.B195];0)" office:value-type="float" office:value="74015" calcext:value-type="float">
            <text:p>74015</text:p>
          </table:table-cell>
          <table:table-cell table:style-name="ce3" table:formula="of:=[.C195]/[.C$410]" office:value-type="float" office:value="2.99289158499331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69913105637806" calcext:value-type="float">
            <text:p>1.70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202037584131194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5]+[.N195]" office:value-type="float" office:value="4106" calcext:value-type="float">
            <text:p>4106</text:p>
          </table:table-cell>
          <table:table-cell table:style-name="ce3" table:formula="of:=[.O195]/[.O$410]" office:value-type="float" office:value="5.42950810521501" calcext:value-type="float">
            <text:p>5.43</text:p>
          </table:table-cell>
          <table:table-cell table:formula="of:=[.D195]+[.H195]+[.L195]+[.P195]" office:value-type="float" office:value="10.3235683307176" calcext:value-type="float">
            <text:p>10.32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6:.G196])&gt;0;[.B196];0)" office:value-type="float" office:value="78058" calcext:value-type="float">
            <text:p>78058</text:p>
          </table:table-cell>
          <table:table-cell table:style-name="ce3" table:formula="of:=[.C196]/[.C$410]" office:value-type="float" office:value="3.15637548255634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69913105637806" calcext:value-type="float">
            <text:p>1.70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202037584131194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6]+[.N196]" office:value-type="float" office:value="3982" calcext:value-type="float">
            <text:p>3982</text:p>
          </table:table-cell>
          <table:table-cell table:style-name="ce3" table:formula="of:=[.O196]/[.O$410]" office:value-type="float" office:value="5.26553854723969" calcext:value-type="float">
            <text:p>5.27</text:p>
          </table:table-cell>
          <table:table-cell table:formula="of:=[.D196]+[.H196]+[.L196]+[.P196]" office:value-type="float" office:value="10.3230826703053" calcext:value-type="float">
            <text:p>10.3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7:.G197])&gt;0;[.B197];0)" office:value-type="float" office:value="74543" calcext:value-type="float">
            <text:p>74543</text:p>
          </table:table-cell>
          <table:table-cell table:style-name="ce3" table:formula="of:=[.C197]/[.C$410]" office:value-type="float" office:value="3.01424194312175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69913105637806" calcext:value-type="float">
            <text:p>1.70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202037584131194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7]+[.N197]" office:value-type="float" office:value="4085" calcext:value-type="float">
            <text:p>4085</text:p>
          </table:table-cell>
          <table:table-cell table:style-name="ce3" table:formula="of:=[.O197]/[.O$410]" office:value-type="float" office:value="5.4017390671708" calcext:value-type="float">
            <text:p>5.40</text:p>
          </table:table-cell>
          <table:table-cell table:formula="of:=[.D197]+[.H197]+[.L197]+[.P197]" office:value-type="float" office:value="10.3171496508018" calcext:value-type="float">
            <text:p>10.32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8:.G198])&gt;0;[.B198];0)" office:value-type="float" office:value="78385" calcext:value-type="float">
            <text:p>78385</text:p>
          </table:table-cell>
          <table:table-cell table:style-name="ce3" table:formula="of:=[.C198]/[.C$410]" office:value-type="float" office:value="3.16959814753362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69913105637806" calcext:value-type="float">
            <text:p>1.70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202037584131194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8]+[.N198]" office:value-type="float" office:value="3961" calcext:value-type="float">
            <text:p>3961</text:p>
          </table:table-cell>
          <table:table-cell table:style-name="ce3" table:formula="of:=[.O198]/[.O$410]" office:value-type="float" office:value="5.23776950919548" calcext:value-type="float">
            <text:p>5.24</text:p>
          </table:table-cell>
          <table:table-cell table:formula="of:=[.D198]+[.H198]+[.L198]+[.P198]" office:value-type="float" office:value="10.3085362972383" calcext:value-type="float">
            <text:p>10.31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55222532935569" calcext:value-type="float">
            <text:p>5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69913105637806" calcext:value-type="float">
            <text:p>1.70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202037584131194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4830990224869" calcext:value-type="float">
            <text:p>2.85</text:p>
          </table:table-cell>
          <table:table-cell table:formula="of:=[.D199]+[.H199]+[.L199]+[.P199]" office:value-type="float" office:value="10.3017038721136" calcext:value-type="float">
            <text:p>10.30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45170072650095" calcext:value-type="float">
            <text:p>5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69913105637806" calcext:value-type="float">
            <text:p>1.70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202037584131194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94087336239605" calcext:value-type="float">
            <text:p>2.94</text:p>
          </table:table-cell>
          <table:table-cell table:formula="of:=[.D200]+[.H200]+[.L200]+[.P200]" office:value-type="float" office:value="10.2937427294063" calcext:value-type="float">
            <text:p>10.29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201:.G201])&gt;0;[.B201];0)" office:value-type="float" office:value="89240" calcext:value-type="float">
            <text:p>89240</text:p>
          </table:table-cell>
          <table:table-cell table:style-name="ce3" table:formula="of:=[.C201]/[.C$410]" office:value-type="float" office:value="3.60853401398099" calcext:value-type="float">
            <text:p>3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01]*[.S$15]+[.F201]*[.S$19]+[.G201]*[.S$21]" office:value-type="float" office:value="4.6187170747229" calcext:value-type="float">
            <text:p>4.62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1" calcext:value-type="float">
            <text:p>1</text:p>
          </table:table-cell>
          <table:table-cell table:style-name="ce1" table:formula="of:=IF([.G201]&gt;0;1;0)" office:value-type="float" office:value="0" calcext:value-type="float">
            <text:p>0</text:p>
          </table:table-cell>
          <table:table-cell table:style-name="ce3" table:formula="of:=[.I201]*[.I$411]+[.J201]*[.J$411]+[.K201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201]+[.N201]" office:value-type="float" office:value="174" calcext:value-type="float">
            <text:p>174</text:p>
          </table:table-cell>
          <table:table-cell table:style-name="ce3" table:formula="of:=[.O201]/[.O$410]" office:value-type="float" office:value="0.230086315223432" calcext:value-type="float">
            <text:p>0.23</text:p>
          </table:table-cell>
          <table:table-cell table:formula="of:=[.D201]+[.H201]+[.L201]+[.P201]" office:value-type="float" office:value="10.290365183897" calcext:value-type="float">
            <text:p>10.29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2:.G202])&gt;0;[.B202];0)" office:value-type="float" office:value="78703" calcext:value-type="float">
            <text:p>78703</text:p>
          </table:table-cell>
          <table:table-cell table:style-name="ce3" table:formula="of:=[.C202]/[.C$410]" office:value-type="float" office:value="3.18245688595188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69913105637806" calcext:value-type="float">
            <text:p>1.70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202037584131194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2]+[.N202]" office:value-type="float" office:value="3920" calcext:value-type="float">
            <text:p>3920</text:p>
          </table:table-cell>
          <table:table-cell table:style-name="ce3" table:formula="of:=[.O202]/[.O$410]" office:value-type="float" office:value="5.18355376825203" calcext:value-type="float">
            <text:p>5.18</text:p>
          </table:table-cell>
          <table:table-cell table:formula="of:=[.D202]+[.H202]+[.L202]+[.P202]" office:value-type="float" office:value="10.2671792947132" calcext:value-type="float">
            <text:p>10.27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3:.G203])&gt;0;[.B203];0)" office:value-type="float" office:value="78808" calcext:value-type="float">
            <text:p>78808</text:p>
          </table:table-cell>
          <table:table-cell table:style-name="ce3" table:formula="of:=[.C203]/[.C$410]" office:value-type="float" office:value="3.18670269580697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69913105637806" calcext:value-type="float">
            <text:p>1.70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202037584131194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3]+[.N203]" office:value-type="float" office:value="3899" calcext:value-type="float">
            <text:p>3899</text:p>
          </table:table-cell>
          <table:table-cell table:style-name="ce3" table:formula="of:=[.O203]/[.O$410]" office:value-type="float" office:value="5.15578473020782" calcext:value-type="float">
            <text:p>5.16</text:p>
          </table:table-cell>
          <table:table-cell table:formula="of:=[.D203]+[.H203]+[.L203]+[.P203]" office:value-type="float" office:value="10.243656066524" calcext:value-type="float">
            <text:p>10.24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4:.G204])&gt;0;[.B204];0)" office:value-type="float" office:value="79319" calcext:value-type="float">
            <text:p>79319</text:p>
          </table:table-cell>
          <table:table-cell table:style-name="ce3" table:formula="of:=[.C204]/[.C$410]" office:value-type="float" office:value="3.20736563710173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69913105637806" calcext:value-type="float">
            <text:p>1.70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202037584131194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4]+[.N204]" office:value-type="float" office:value="3879" calcext:value-type="float">
            <text:p>3879</text:p>
          </table:table-cell>
          <table:table-cell table:style-name="ce3" table:formula="of:=[.O204]/[.O$410]" office:value-type="float" office:value="5.12933802730858" calcext:value-type="float">
            <text:p>5.13</text:p>
          </table:table-cell>
          <table:table-cell table:formula="of:=[.D204]+[.H204]+[.L204]+[.P204]" office:value-type="float" office:value="10.2378723049196" calcext:value-type="float">
            <text:p>10.24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5:.G205])&gt;0;[.B205];0)" office:value-type="float" office:value="79811" calcext:value-type="float">
            <text:p>79811</text:p>
          </table:table-cell>
          <table:table-cell table:style-name="ce3" table:formula="of:=[.C205]/[.C$410]" office:value-type="float" office:value="3.22726028899414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69913105637806" calcext:value-type="float">
            <text:p>1.70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202037584131194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5]+[.N205]" office:value-type="float" office:value="3859" calcext:value-type="float">
            <text:p>3859</text:p>
          </table:table-cell>
          <table:table-cell table:style-name="ce3" table:formula="of:=[.O205]/[.O$410]" office:value-type="float" office:value="5.10289132440933" calcext:value-type="float">
            <text:p>5.10</text:p>
          </table:table-cell>
          <table:table-cell table:formula="of:=[.D205]+[.H205]+[.L205]+[.P205]" office:value-type="float" office:value="10.2313202539127" calcext:value-type="float">
            <text:p>10.23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6:.G206])&gt;0;[.B206];0)" office:value-type="float" office:value="81337" calcext:value-type="float">
            <text:p>81337</text:p>
          </table:table-cell>
          <table:table-cell table:style-name="ce3" table:formula="of:=[.C206]/[.C$410]" office:value-type="float" office:value="3.28896605888808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69913105637806" calcext:value-type="float">
            <text:p>1.70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202037584131194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6]+[.N206]" office:value-type="float" office:value="3797" calcext:value-type="float">
            <text:p>3797</text:p>
          </table:table-cell>
          <table:table-cell table:style-name="ce3" table:formula="of:=[.O206]/[.O$410]" office:value-type="float" office:value="5.02090654542167" calcext:value-type="float">
            <text:p>5.02</text:p>
          </table:table-cell>
          <table:table-cell table:formula="of:=[.D206]+[.H206]+[.L206]+[.P206]" office:value-type="float" office:value="10.211041244819" calcext:value-type="float">
            <text:p>10.21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7:.G207])&gt;0;[.B207];0)" office:value-type="float" office:value="79890" calcext:value-type="float">
            <text:p>79890</text:p>
          </table:table-cell>
          <table:table-cell table:style-name="ce3" table:formula="of:=[.C207]/[.C$410]" office:value-type="float" office:value="3.23045475545654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69913105637806" calcext:value-type="float">
            <text:p>1.70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202037584131194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7]+[.N207]" office:value-type="float" office:value="3838" calcext:value-type="float">
            <text:p>3838</text:p>
          </table:table-cell>
          <table:table-cell table:style-name="ce3" table:formula="of:=[.O207]/[.O$410]" office:value-type="float" office:value="5.07512228636512" calcext:value-type="float">
            <text:p>5.08</text:p>
          </table:table-cell>
          <table:table-cell table:formula="of:=[.D207]+[.H207]+[.L207]+[.P207]" office:value-type="float" office:value="10.2067456823309" calcext:value-type="float">
            <text:p>10.21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8:.G208])&gt;0;[.B208];0)" office:value-type="float" office:value="80500" calcext:value-type="float">
            <text:p>80500</text:p>
          </table:table-cell>
          <table:table-cell table:style-name="ce3" table:formula="of:=[.C208]/[.C$410]" office:value-type="float" office:value="3.25512088890038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69913105637806" calcext:value-type="float">
            <text:p>1.70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202037584131194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8]+[.N208]" office:value-type="float" office:value="3818" calcext:value-type="float">
            <text:p>3818</text:p>
          </table:table-cell>
          <table:table-cell table:style-name="ce3" table:formula="of:=[.O208]/[.O$410]" office:value-type="float" office:value="5.04867558346588" calcext:value-type="float">
            <text:p>5.05</text:p>
          </table:table-cell>
          <table:table-cell table:formula="of:=[.D208]+[.H208]+[.L208]+[.P208]" office:value-type="float" office:value="10.2049651128755" calcext:value-type="float">
            <text:p>10.20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9:.G209])&gt;0;[.B209];0)" office:value-type="float" office:value="81416" calcext:value-type="float">
            <text:p>81416</text:p>
          </table:table-cell>
          <table:table-cell table:style-name="ce3" table:formula="of:=[.C209]/[.C$410]" office:value-type="float" office:value="3.29216052535047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69913105637806" calcext:value-type="float">
            <text:p>1.70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202037584131194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9]+[.N209]" office:value-type="float" office:value="3777" calcext:value-type="float">
            <text:p>3777</text:p>
          </table:table-cell>
          <table:table-cell table:style-name="ce3" table:formula="of:=[.O209]/[.O$410]" office:value-type="float" office:value="4.99445984252242" calcext:value-type="float">
            <text:p>4.99</text:p>
          </table:table-cell>
          <table:table-cell table:formula="of:=[.D209]+[.H209]+[.L209]+[.P209]" office:value-type="float" office:value="10.1877890083822" calcext:value-type="float">
            <text:p>10.19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10:.G210])&gt;0;[.B210];0)" office:value-type="float" office:value="81783" calcext:value-type="float">
            <text:p>81783</text:p>
          </table:table-cell>
          <table:table-cell table:style-name="ce3" table:formula="of:=[.C210]/[.C$410]" office:value-type="float" office:value="3.30700064170111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69913105637806" calcext:value-type="float">
            <text:p>1.70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202037584131194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10]+[.N210]" office:value-type="float" office:value="3757" calcext:value-type="float">
            <text:p>3757</text:p>
          </table:table-cell>
          <table:table-cell table:style-name="ce3" table:formula="of:=[.O210]/[.O$410]" office:value-type="float" office:value="4.96801313962318" calcext:value-type="float">
            <text:p>4.97</text:p>
          </table:table-cell>
          <table:table-cell table:formula="of:=[.D210]+[.H210]+[.L210]+[.P210]" office:value-type="float" office:value="10.1761824218335" calcext:value-type="float">
            <text:p>10.18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1:.G211])&gt;0;[.B211];0)" office:value-type="float" office:value="81994" calcext:value-type="float">
            <text:p>81994</text:p>
          </table:table-cell>
          <table:table-cell table:style-name="ce3" table:formula="of:=[.C211]/[.C$410]" office:value-type="float" office:value="3.3155326976956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69913105637806" calcext:value-type="float">
            <text:p>1.70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202037584131194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1]+[.N211]" office:value-type="float" office:value="3737" calcext:value-type="float">
            <text:p>3737</text:p>
          </table:table-cell>
          <table:table-cell table:style-name="ce3" table:formula="of:=[.O211]/[.O$410]" office:value-type="float" office:value="4.94156643672393" calcext:value-type="float">
            <text:p>4.94</text:p>
          </table:table-cell>
          <table:table-cell table:formula="of:=[.D211]+[.H211]+[.L211]+[.P211]" office:value-type="float" office:value="10.1582677749288" calcext:value-type="float">
            <text:p>10.16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2:.G212])&gt;0;[.B212];0)" office:value-type="float" office:value="130244" calcext:value-type="float">
            <text:p>130244</text:p>
          </table:table-cell>
          <table:table-cell table:style-name="ce3" table:formula="of:=[.C212]/[.C$410]" office:value-type="float" office:value="5.26658341681914" calcext:value-type="float">
            <text:p>5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69913105637806" calcext:value-type="float">
            <text:p>1.70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202037584131194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2]+[.N212]" office:value-type="float" office:value="2241" calcext:value-type="float">
            <text:p>2241</text:p>
          </table:table-cell>
          <table:table-cell table:style-name="ce3" table:formula="of:=[.O212]/[.O$410]" office:value-type="float" office:value="2.96335305986041" calcext:value-type="float">
            <text:p>2.96</text:p>
          </table:table-cell>
          <table:table-cell table:formula="of:=[.D212]+[.H212]+[.L212]+[.P212]" office:value-type="float" office:value="10.1311051171888" calcext:value-type="float">
            <text:p>10.13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3:.G213])&gt;0;[.B213];0)" office:value-type="float" office:value="128237" calcext:value-type="float">
            <text:p>128237</text:p>
          </table:table-cell>
          <table:table-cell table:style-name="ce3" table:formula="of:=[.C213]/[.C$410]" office:value-type="float" office:value="5.18542779416047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69913105637806" calcext:value-type="float">
            <text:p>1.70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202037584131194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3]+[.N213]" office:value-type="float" office:value="2294" calcext:value-type="float">
            <text:p>2294</text:p>
          </table:table-cell>
          <table:table-cell table:style-name="ce3" table:formula="of:=[.O213]/[.O$410]" office:value-type="float" office:value="3.03343682254341" calcext:value-type="float">
            <text:p>3.03</text:p>
          </table:table-cell>
          <table:table-cell table:formula="of:=[.D213]+[.H213]+[.L213]+[.P213]" office:value-type="float" office:value="10.1200332572131" calcext:value-type="float">
            <text:p>10.12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4:.G214])&gt;0;[.B214];0)" office:value-type="float" office:value="82276" calcext:value-type="float">
            <text:p>82276</text:p>
          </table:table-cell>
          <table:table-cell table:style-name="ce3" table:formula="of:=[.C214]/[.C$410]" office:value-type="float" office:value="3.32693572987786" calcext:value-type="float">
            <text:p>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69913105637806" calcext:value-type="float">
            <text:p>1.70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202037584131194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4]+[.N214]" office:value-type="float" office:value="3696" calcext:value-type="float">
            <text:p>3696</text:p>
          </table:table-cell>
          <table:table-cell table:style-name="ce3" table:formula="of:=[.O214]/[.O$410]" office:value-type="float" office:value="4.88735069578048" calcext:value-type="float">
            <text:p>4.89</text:p>
          </table:table-cell>
          <table:table-cell table:formula="of:=[.D214]+[.H214]+[.L214]+[.P214]" office:value-type="float" office:value="10.1154550661676" calcext:value-type="float">
            <text:p>10.12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5:.G215])&gt;0;[.B215];0)" office:value-type="float" office:value="127146" calcext:value-type="float">
            <text:p>127146</text:p>
          </table:table-cell>
          <table:table-cell table:style-name="ce3" table:formula="of:=[.C215]/[.C$410]" office:value-type="float" office:value="5.1413118079519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69913105637806" calcext:value-type="float">
            <text:p>1.70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202037584131194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5]+[.N215]" office:value-type="float" office:value="2312" calcext:value-type="float">
            <text:p>2312</text:p>
          </table:table-cell>
          <table:table-cell table:style-name="ce3" table:formula="of:=[.O215]/[.O$410]" office:value-type="float" office:value="3.05723885515273" calcext:value-type="float">
            <text:p>3.06</text:p>
          </table:table-cell>
          <table:table-cell table:formula="of:=[.D215]+[.H215]+[.L215]+[.P215]" office:value-type="float" office:value="10.0997193036139" calcext:value-type="float">
            <text:p>10.10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6:.G216])&gt;0;[.B216];0)" office:value-type="float" office:value="126544" calcext:value-type="float">
            <text:p>126544</text:p>
          </table:table-cell>
          <table:table-cell table:style-name="ce3" table:formula="of:=[.C216]/[.C$410]" office:value-type="float" office:value="5.11696916478273" calcext:value-type="float">
            <text:p>5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69913105637806" calcext:value-type="float">
            <text:p>1.70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202037584131194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6]+[.N216]" office:value-type="float" office:value="2329" calcext:value-type="float">
            <text:p>2329</text:p>
          </table:table-cell>
          <table:table-cell table:style-name="ce3" table:formula="of:=[.O216]/[.O$410]" office:value-type="float" office:value="3.07971855261708" calcext:value-type="float">
            <text:p>3.08</text:p>
          </table:table-cell>
          <table:table-cell table:formula="of:=[.D216]+[.H216]+[.L216]+[.P216]" office:value-type="float" office:value="10.0978563579091" calcext:value-type="float">
            <text:p>10.10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7:.G217])&gt;0;[.B217];0)" office:value-type="float" office:value="83132" calcext:value-type="float">
            <text:p>83132</text:p>
          </table:table-cell>
          <table:table-cell table:style-name="ce3" table:formula="of:=[.C217]/[.C$410]" office:value-type="float" office:value="3.3615491892679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69913105637806" calcext:value-type="float">
            <text:p>1.70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202037584131194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7]+[.N217]" office:value-type="float" office:value="3656" calcext:value-type="float">
            <text:p>3656</text:p>
          </table:table-cell>
          <table:table-cell table:style-name="ce3" table:formula="of:=[.O217]/[.O$410]" office:value-type="float" office:value="4.83445728998199" calcext:value-type="float">
            <text:p>4.83</text:p>
          </table:table-cell>
          <table:table-cell table:formula="of:=[.D217]+[.H217]+[.L217]+[.P217]" office:value-type="float" office:value="10.0971751197591" calcext:value-type="float">
            <text:p>10.10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8:.G218])&gt;0;[.B218];0)" office:value-type="float" office:value="128602" calcext:value-type="float">
            <text:p>128602</text:p>
          </table:table-cell>
          <table:table-cell table:style-name="ce3" table:formula="of:=[.C218]/[.C$410]" office:value-type="float" office:value="5.20018703794244" calcext:value-type="float">
            <text:p>5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69913105637806" calcext:value-type="float">
            <text:p>1.70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202037584131194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8]+[.N218]" office:value-type="float" office:value="2259" calcext:value-type="float">
            <text:p>2259</text:p>
          </table:table-cell>
          <table:table-cell table:style-name="ce3" table:formula="of:=[.O218]/[.O$410]" office:value-type="float" office:value="2.98715509246973" calcext:value-type="float">
            <text:p>2.99</text:p>
          </table:table-cell>
          <table:table-cell table:formula="of:=[.D218]+[.H218]+[.L218]+[.P218]" office:value-type="float" office:value="10.0885107709214" calcext:value-type="float">
            <text:p>10.09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9:.G219])&gt;0;[.B219];0)" office:value-type="float" office:value="83309" calcext:value-type="float">
            <text:p>83309</text:p>
          </table:table-cell>
          <table:table-cell table:style-name="ce3" table:formula="of:=[.C219]/[.C$410]" office:value-type="float" office:value="3.3687064115950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69913105637806" calcext:value-type="float">
            <text:p>1.70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202037584131194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9]+[.N219]" office:value-type="float" office:value="3636" calcext:value-type="float">
            <text:p>3636</text:p>
          </table:table-cell>
          <table:table-cell table:style-name="ce3" table:formula="of:=[.O219]/[.O$410]" office:value-type="float" office:value="4.80801058708275" calcext:value-type="float">
            <text:p>4.81</text:p>
          </table:table-cell>
          <table:table-cell table:formula="of:=[.D219]+[.H219]+[.L219]+[.P219]" office:value-type="float" office:value="10.0778856391871" calcext:value-type="float">
            <text:p>10.08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20:.G220])&gt;0;[.B220];0)" office:value-type="float" office:value="84465" calcext:value-type="float">
            <text:p>84465</text:p>
          </table:table-cell>
          <table:table-cell table:style-name="ce3" table:formula="of:=[.C220]/[.C$410]" office:value-type="float" office:value="3.4154507562853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69913105637806" calcext:value-type="float">
            <text:p>1.70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202037584131194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20]+[.N220]" office:value-type="float" office:value="3596" calcext:value-type="float">
            <text:p>3596</text:p>
          </table:table-cell>
          <table:table-cell table:style-name="ce3" table:formula="of:=[.O220]/[.O$410]" office:value-type="float" office:value="4.75511718128426" calcext:value-type="float">
            <text:p>4.76</text:p>
          </table:table-cell>
          <table:table-cell table:formula="of:=[.D220]+[.H220]+[.L220]+[.P220]" office:value-type="float" office:value="10.0717365780789" calcext:value-type="float">
            <text:p>10.07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1:.G221])&gt;0;[.B221];0)" office:value-type="float" office:value="84588" calcext:value-type="float">
            <text:p>84588</text:p>
          </table:table-cell>
          <table:table-cell table:style-name="ce3" table:formula="of:=[.C221]/[.C$410]" office:value-type="float" office:value="3.4204244192584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69913105637806" calcext:value-type="float">
            <text:p>1.70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202037584131194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1]+[.N221]" office:value-type="float" office:value="3576" calcext:value-type="float">
            <text:p>3576</text:p>
          </table:table-cell>
          <table:table-cell table:style-name="ce3" table:formula="of:=[.O221]/[.O$410]" office:value-type="float" office:value="4.72867047838501" calcext:value-type="float">
            <text:p>4.73</text:p>
          </table:table-cell>
          <table:table-cell table:formula="of:=[.D221]+[.H221]+[.L221]+[.P221]" office:value-type="float" office:value="10.0502635381527" calcext:value-type="float">
            <text:p>10.05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2:.G222])&gt;0;[.B222];0)" office:value-type="float" office:value="124626" calcext:value-type="float">
            <text:p>124626</text:p>
          </table:table-cell>
          <table:table-cell table:style-name="ce3" table:formula="of:=[.C222]/[.C$410]" office:value-type="float" office:value="5.0394123714298" calcext:value-type="float">
            <text:p>5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69913105637806" calcext:value-type="float">
            <text:p>1.70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202037584131194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2]+[.N222]" office:value-type="float" office:value="2347" calcext:value-type="float">
            <text:p>2347</text:p>
          </table:table-cell>
          <table:table-cell table:style-name="ce3" table:formula="of:=[.O222]/[.O$410]" office:value-type="float" office:value="3.1035205852264" calcext:value-type="float">
            <text:p>3.10</text:p>
          </table:table-cell>
          <table:table-cell table:formula="of:=[.D222]+[.H222]+[.L222]+[.P222]" office:value-type="float" office:value="10.0441015971655" calcext:value-type="float">
            <text:p>10.04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3:.G223])&gt;0;[.B223];0)" office:value-type="float" office:value="84696" calcext:value-type="float">
            <text:p>84696</text:p>
          </table:table-cell>
          <table:table-cell table:style-name="ce3" table:formula="of:=[.C223]/[.C$410]" office:value-type="float" office:value="3.42479153796654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69913105637806" calcext:value-type="float">
            <text:p>1.70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202037584131194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3]+[.N223]" office:value-type="float" office:value="3556" calcext:value-type="float">
            <text:p>3556</text:p>
          </table:table-cell>
          <table:table-cell table:style-name="ce3" table:formula="of:=[.O223]/[.O$410]" office:value-type="float" office:value="4.70222377548577" calcext:value-type="float">
            <text:p>4.70</text:p>
          </table:table-cell>
          <table:table-cell table:formula="of:=[.D223]+[.H223]+[.L223]+[.P223]" office:value-type="float" office:value="10.0281839539616" calcext:value-type="float">
            <text:p>10.03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4:.G224])&gt;0;[.B224];0)" office:value-type="float" office:value="84897" calcext:value-type="float">
            <text:p>84897</text:p>
          </table:table-cell>
          <table:table-cell table:style-name="ce3" table:formula="of:=[.C224]/[.C$410]" office:value-type="float" office:value="3.43291923111771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69913105637806" calcext:value-type="float">
            <text:p>1.70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202037584131194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4]+[.N224]" office:value-type="float" office:value="3536" calcext:value-type="float">
            <text:p>3536</text:p>
          </table:table-cell>
          <table:table-cell table:style-name="ce3" table:formula="of:=[.O224]/[.O$410]" office:value-type="float" office:value="4.67577707258652" calcext:value-type="float">
            <text:p>4.68</text:p>
          </table:table-cell>
          <table:table-cell table:formula="of:=[.D224]+[.H224]+[.L224]+[.P224]" office:value-type="float" office:value="10.0098649442135" calcext:value-type="float">
            <text:p>10.01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5:.G225])&gt;0;[.B225];0)" office:value-type="float" office:value="122466" calcext:value-type="float">
            <text:p>122466</text:p>
          </table:table-cell>
          <table:table-cell table:style-name="ce3" table:formula="of:=[.C225]/[.C$410]" office:value-type="float" office:value="4.952069997268" calcext:value-type="float">
            <text:p>4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69913105637806" calcext:value-type="float">
            <text:p>1.70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202037584131194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5]+[.N225]" office:value-type="float" office:value="2383" calcext:value-type="float">
            <text:p>2383</text:p>
          </table:table-cell>
          <table:table-cell table:style-name="ce3" table:formula="of:=[.O225]/[.O$410]" office:value-type="float" office:value="3.15112465044505" calcext:value-type="float">
            <text:p>3.15</text:p>
          </table:table-cell>
          <table:table-cell table:formula="of:=[.D225]+[.H225]+[.L225]+[.P225]" office:value-type="float" office:value="10.0043632882223" calcext:value-type="float">
            <text:p>10.00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6:.G226])&gt;0;[.B226];0)" office:value-type="float" office:value="85122" calcext:value-type="float">
            <text:p>85122</text:p>
          </table:table-cell>
          <table:table-cell table:style-name="ce3" table:formula="of:=[.C226]/[.C$410]" office:value-type="float" office:value="3.44201739509289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69913105637806" calcext:value-type="float">
            <text:p>1.70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202037584131194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6]+[.N226]" office:value-type="float" office:value="3516" calcext:value-type="float">
            <text:p>3516</text:p>
          </table:table-cell>
          <table:table-cell table:style-name="ce3" table:formula="of:=[.O226]/[.O$410]" office:value-type="float" office:value="4.64933036968728" calcext:value-type="float">
            <text:p>4.65</text:p>
          </table:table-cell>
          <table:table-cell table:formula="of:=[.D226]+[.H226]+[.L226]+[.P226]" office:value-type="float" office:value="9.99251640528943" calcext:value-type="float">
            <text:p>9.99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7:.G227])&gt;0;[.B227];0)" office:value-type="float" office:value="122616" calcext:value-type="float">
            <text:p>122616</text:p>
          </table:table-cell>
          <table:table-cell table:style-name="ce3" table:formula="of:=[.C227]/[.C$410]" office:value-type="float" office:value="4.95813543991812" calcext:value-type="float">
            <text:p>4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69913105637806" calcext:value-type="float">
            <text:p>1.70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202037584131194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7]+[.N227]" office:value-type="float" office:value="2365" calcext:value-type="float">
            <text:p>2365</text:p>
          </table:table-cell>
          <table:table-cell table:style-name="ce3" table:formula="of:=[.O227]/[.O$410]" office:value-type="float" office:value="3.12732261783573" calcext:value-type="float">
            <text:p>3.13</text:p>
          </table:table-cell>
          <table:table-cell table:formula="of:=[.D227]+[.H227]+[.L227]+[.P227]" office:value-type="float" office:value="9.9866266982631" calcext:value-type="float">
            <text:p>9.99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8:.G228])&gt;0;[.B228];0)" office:value-type="float" office:value="85188" calcext:value-type="float">
            <text:p>85188</text:p>
          </table:table-cell>
          <table:table-cell table:style-name="ce3" table:formula="of:=[.C228]/[.C$410]" office:value-type="float" office:value="3.44468618985895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69913105637806" calcext:value-type="float">
            <text:p>1.70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202037584131194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8]+[.N228]" office:value-type="float" office:value="3496" calcext:value-type="float">
            <text:p>3496</text:p>
          </table:table-cell>
          <table:table-cell table:style-name="ce3" table:formula="of:=[.O228]/[.O$410]" office:value-type="float" office:value="4.62288366678803" calcext:value-type="float">
            <text:p>4.62</text:p>
          </table:table-cell>
          <table:table-cell table:formula="of:=[.D228]+[.H228]+[.L228]+[.P228]" office:value-type="float" office:value="9.96873849715623" calcext:value-type="float">
            <text:p>9.97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9:.G229])&gt;0;[.B229];0)" office:value-type="float" office:value="85203" calcext:value-type="float">
            <text:p>85203</text:p>
          </table:table-cell>
          <table:table-cell table:style-name="ce3" table:formula="of:=[.C229]/[.C$410]" office:value-type="float" office:value="3.44529273412396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69913105637806" calcext:value-type="float">
            <text:p>1.70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202037584131194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9]+[.N229]" office:value-type="float" office:value="3476" calcext:value-type="float">
            <text:p>3476</text:p>
          </table:table-cell>
          <table:table-cell table:style-name="ce3" table:formula="of:=[.O229]/[.O$410]" office:value-type="float" office:value="4.59643696388879" calcext:value-type="float">
            <text:p>4.60</text:p>
          </table:table-cell>
          <table:table-cell table:formula="of:=[.D229]+[.H229]+[.L229]+[.P229]" office:value-type="float" office:value="9.942898338522" calcext:value-type="float">
            <text:p>9.94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30:.G230])&gt;0;[.B230];0)" office:value-type="float" office:value="85833" calcext:value-type="float">
            <text:p>85833</text:p>
          </table:table-cell>
          <table:table-cell table:style-name="ce3" table:formula="of:=[.C230]/[.C$410]" office:value-type="float" office:value="3.47076759325449" calcext:value-type="float">
            <text:p>3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69913105637806" calcext:value-type="float">
            <text:p>1.70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202037584131194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30]+[.N230]" office:value-type="float" office:value="3456" calcext:value-type="float">
            <text:p>3456</text:p>
          </table:table-cell>
          <table:table-cell table:style-name="ce3" table:formula="of:=[.O230]/[.O$410]" office:value-type="float" office:value="4.56999026098954" calcext:value-type="float">
            <text:p>4.57</text:p>
          </table:table-cell>
          <table:table-cell table:formula="of:=[.D230]+[.H230]+[.L230]+[.P230]" office:value-type="float" office:value="9.94192649475328" calcext:value-type="float">
            <text:p>9.9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1:.G231])&gt;0;[.B231];0)" office:value-type="float" office:value="120230" calcext:value-type="float">
            <text:p>120230</text:p>
          </table:table-cell>
          <table:table-cell table:style-name="ce3" table:formula="of:=[.C231]/[.C$410]" office:value-type="float" office:value="4.8616544654968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69913105637806" calcext:value-type="float">
            <text:p>1.70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202037584131194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1]+[.N231]" office:value-type="float" office:value="2401" calcext:value-type="float">
            <text:p>2401</text:p>
          </table:table-cell>
          <table:table-cell table:style-name="ce3" table:formula="of:=[.O231]/[.O$410]" office:value-type="float" office:value="3.17492668305437" calcext:value-type="float">
            <text:p>3.17</text:p>
          </table:table-cell>
          <table:table-cell table:formula="of:=[.D231]+[.H231]+[.L231]+[.P231]" office:value-type="float" office:value="9.93774978906042" calcext:value-type="float">
            <text:p>9.9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2:.G232])&gt;0;[.B232];0)" office:value-type="float" office:value="86920" calcext:value-type="float">
            <text:p>86920</text:p>
          </table:table-cell>
          <table:table-cell table:style-name="ce3" table:formula="of:=[.C232]/[.C$410]" office:value-type="float" office:value="3.5147218343257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69913105637806" calcext:value-type="float">
            <text:p>1.70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202037584131194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2]+[.N232]" office:value-type="float" office:value="3417" calcext:value-type="float">
            <text:p>3417</text:p>
          </table:table-cell>
          <table:table-cell table:style-name="ce3" table:formula="of:=[.O232]/[.O$410]" office:value-type="float" office:value="4.51841919033601" calcext:value-type="float">
            <text:p>4.52</text:p>
          </table:table-cell>
          <table:table-cell table:formula="of:=[.D232]+[.H232]+[.L232]+[.P232]" office:value-type="float" office:value="9.93430966517099" calcext:value-type="float">
            <text:p>9.9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3:.G233])&gt;0;[.B233];0)" office:value-type="float" office:value="88644" calcext:value-type="float">
            <text:p>88644</text:p>
          </table:table-cell>
          <table:table-cell table:style-name="ce3" table:formula="of:=[.C233]/[.C$410]" office:value-type="float" office:value="3.58443398851783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69913105637806" calcext:value-type="float">
            <text:p>1.70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202037584131194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3]+[.N233]" office:value-type="float" office:value="3358" calcext:value-type="float">
            <text:p>3358</text:p>
          </table:table-cell>
          <table:table-cell table:style-name="ce3" table:formula="of:=[.O233]/[.O$410]" office:value-type="float" office:value="4.44040141678324" calcext:value-type="float">
            <text:p>4.44</text:p>
          </table:table-cell>
          <table:table-cell table:formula="of:=[.D233]+[.H233]+[.L233]+[.P233]" office:value-type="float" office:value="9.92600404581032" calcext:value-type="float">
            <text:p>9.9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4:.G234])&gt;0;[.B234];0)" office:value-type="float" office:value="89803" calcext:value-type="float">
            <text:p>89803</text:p>
          </table:table-cell>
          <table:table-cell table:style-name="ce3" table:formula="of:=[.C234]/[.C$410]" office:value-type="float" office:value="3.63129964206113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69913105637806" calcext:value-type="float">
            <text:p>1.70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202037584131194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4]+[.N234]" office:value-type="float" office:value="3319" calcext:value-type="float">
            <text:p>3319</text:p>
          </table:table-cell>
          <table:table-cell table:style-name="ce3" table:formula="of:=[.O234]/[.O$410]" office:value-type="float" office:value="4.38883034612971" calcext:value-type="float">
            <text:p>4.39</text:p>
          </table:table-cell>
          <table:table-cell table:formula="of:=[.D234]+[.H234]+[.L234]+[.P234]" office:value-type="float" office:value="9.92129862870009" calcext:value-type="float">
            <text:p>9.92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5:.G235])&gt;0;[.B235];0)" office:value-type="float" office:value="85895" calcext:value-type="float">
            <text:p>85895</text:p>
          </table:table-cell>
          <table:table-cell table:style-name="ce3" table:formula="of:=[.C235]/[.C$410]" office:value-type="float" office:value="3.47327464288321" calcext:value-type="float">
            <text:p>3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69913105637806" calcext:value-type="float">
            <text:p>1.70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202037584131194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5]+[.N235]" office:value-type="float" office:value="3437" calcext:value-type="float">
            <text:p>3437</text:p>
          </table:table-cell>
          <table:table-cell table:style-name="ce3" table:formula="of:=[.O235]/[.O$410]" office:value-type="float" office:value="4.54486589323526" calcext:value-type="float">
            <text:p>4.54</text:p>
          </table:table-cell>
          <table:table-cell table:formula="of:=[.D235]+[.H235]+[.L235]+[.P235]" office:value-type="float" office:value="9.91930917662772" calcext:value-type="float">
            <text:p>9.92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6:.G236])&gt;0;[.B236];0)" office:value-type="float" office:value="87092" calcext:value-type="float">
            <text:p>87092</text:p>
          </table:table-cell>
          <table:table-cell table:style-name="ce3" table:formula="of:=[.C236]/[.C$410]" office:value-type="float" office:value="3.5216768752312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69913105637806" calcext:value-type="float">
            <text:p>1.70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202037584131194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6]+[.N236]" office:value-type="float" office:value="3397" calcext:value-type="float">
            <text:p>3397</text:p>
          </table:table-cell>
          <table:table-cell table:style-name="ce3" table:formula="of:=[.O236]/[.O$410]" office:value-type="float" office:value="4.49197248743677" calcext:value-type="float">
            <text:p>4.49</text:p>
          </table:table-cell>
          <table:table-cell table:formula="of:=[.D236]+[.H236]+[.L236]+[.P236]" office:value-type="float" office:value="9.91481800317722" calcext:value-type="float">
            <text:p>9.91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7:.G237])&gt;0;[.B237];0)" office:value-type="float" office:value="88893" calcext:value-type="float">
            <text:p>88893</text:p>
          </table:table-cell>
          <table:table-cell table:style-name="ce3" table:formula="of:=[.C237]/[.C$410]" office:value-type="float" office:value="3.59450262331704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69913105637806" calcext:value-type="float">
            <text:p>1.70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202037584131194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7]+[.N237]" office:value-type="float" office:value="3338" calcext:value-type="float">
            <text:p>3338</text:p>
          </table:table-cell>
          <table:table-cell table:style-name="ce3" table:formula="of:=[.O237]/[.O$410]" office:value-type="float" office:value="4.413954713884" calcext:value-type="float">
            <text:p>4.41</text:p>
          </table:table-cell>
          <table:table-cell table:formula="of:=[.D237]+[.H237]+[.L237]+[.P237]" office:value-type="float" office:value="9.90962597771028" calcext:value-type="float">
            <text:p>9.91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8:.G238])&gt;0;[.B238];0)" office:value-type="float" office:value="87532" calcext:value-type="float">
            <text:p>87532</text:p>
          </table:table-cell>
          <table:table-cell table:style-name="ce3" table:formula="of:=[.C238]/[.C$410]" office:value-type="float" office:value="3.53946884033824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69913105637806" calcext:value-type="float">
            <text:p>1.70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202037584131194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8]+[.N238]" office:value-type="float" office:value="3377" calcext:value-type="float">
            <text:p>3377</text:p>
          </table:table-cell>
          <table:table-cell table:style-name="ce3" table:formula="of:=[.O238]/[.O$410]" office:value-type="float" office:value="4.46552578453752" calcext:value-type="float">
            <text:p>4.47</text:p>
          </table:table-cell>
          <table:table-cell table:formula="of:=[.D238]+[.H238]+[.L238]+[.P238]" office:value-type="float" office:value="9.90616326538501" calcext:value-type="float">
            <text:p>9.91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9:.G239])&gt;0;[.B239];0)" office:value-type="float" office:value="89817" calcext:value-type="float">
            <text:p>89817</text:p>
          </table:table-cell>
          <table:table-cell table:style-name="ce3" table:formula="of:=[.C239]/[.C$410]" office:value-type="float" office:value="3.631865750041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69913105637806" calcext:value-type="float">
            <text:p>1.70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202037584131194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9]+[.N239]" office:value-type="float" office:value="3299" calcext:value-type="float">
            <text:p>3299</text:p>
          </table:table-cell>
          <table:table-cell table:style-name="ce3" table:formula="of:=[.O239]/[.O$410]" office:value-type="float" office:value="4.36238364323047" calcext:value-type="float">
            <text:p>4.36</text:p>
          </table:table-cell>
          <table:table-cell table:formula="of:=[.D239]+[.H239]+[.L239]+[.P239]" office:value-type="float" office:value="9.89541803378153" calcext:value-type="float">
            <text:p>9.90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40:.G240])&gt;0;[.B240];0)" office:value-type="float" office:value="90014" calcext:value-type="float">
            <text:p>90014</text:p>
          </table:table-cell>
          <table:table-cell table:style-name="ce3" table:formula="of:=[.C240]/[.C$410]" office:value-type="float" office:value="3.63983169805564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69913105637806" calcext:value-type="float">
            <text:p>1.70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202037584131194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40]+[.N240]" office:value-type="float" office:value="3280" calcext:value-type="float">
            <text:p>3280</text:p>
          </table:table-cell>
          <table:table-cell table:style-name="ce3" table:formula="of:=[.O240]/[.O$410]" office:value-type="float" office:value="4.33725927547619" calcext:value-type="float">
            <text:p>4.34</text:p>
          </table:table-cell>
          <table:table-cell table:formula="of:=[.D240]+[.H240]+[.L240]+[.P240]" office:value-type="float" office:value="9.87825961404107" calcext:value-type="float">
            <text:p>9.88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1:.G241])&gt;0;[.B241];0)" office:value-type="float" office:value="93697" calcext:value-type="float">
            <text:p>93697</text:p>
          </table:table-cell>
          <table:table-cell table:style-name="ce3" table:formula="of:=[.C241]/[.C$410]" office:value-type="float" office:value="3.78875853325837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69913105637806" calcext:value-type="float">
            <text:p>1.70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202037584131194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1]+[.N241]" office:value-type="float" office:value="3163" calcext:value-type="float">
            <text:p>3163</text:p>
          </table:table-cell>
          <table:table-cell table:style-name="ce3" table:formula="of:=[.O241]/[.O$410]" office:value-type="float" office:value="4.1825460635156" calcext:value-type="float">
            <text:p>4.18</text:p>
          </table:table-cell>
          <table:table-cell table:formula="of:=[.D241]+[.H241]+[.L241]+[.P241]" office:value-type="float" office:value="9.87247323728322" calcext:value-type="float">
            <text:p>9.87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2:.G242])&gt;0;[.B242];0)" office:value-type="float" office:value="98676" calcext:value-type="float">
            <text:p>98676</text:p>
          </table:table-cell>
          <table:table-cell table:style-name="ce3" table:formula="of:=[.C242]/[.C$410]" office:value-type="float" office:value="3.99009079295818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69913105637806" calcext:value-type="float">
            <text:p>1.70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202037584131194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2]+[.N242]" office:value-type="float" office:value="3010" calcext:value-type="float">
            <text:p>3010</text:p>
          </table:table-cell>
          <table:table-cell table:style-name="ce3" table:formula="of:=[.O242]/[.O$410]" office:value-type="float" office:value="3.98022878633638" calcext:value-type="float">
            <text:p>3.98</text:p>
          </table:table-cell>
          <table:table-cell table:formula="of:=[.D242]+[.H242]+[.L242]+[.P242]" office:value-type="float" office:value="9.87148821980382" calcext:value-type="float">
            <text:p>9.87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3:.G243])&gt;0;[.B243];0)" office:value-type="float" office:value="94202" calcext:value-type="float">
            <text:p>94202</text:p>
          </table:table-cell>
          <table:table-cell table:style-name="ce3" table:formula="of:=[.C243]/[.C$410]" office:value-type="float" office:value="3.80917885684712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69913105637806" calcext:value-type="float">
            <text:p>1.70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202037584131194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3]+[.N243]" office:value-type="float" office:value="3144" calcext:value-type="float">
            <text:p>3144</text:p>
          </table:table-cell>
          <table:table-cell table:style-name="ce3" table:formula="of:=[.O243]/[.O$410]" office:value-type="float" office:value="4.15742169576132" calcext:value-type="float">
            <text:p>4.16</text:p>
          </table:table-cell>
          <table:table-cell table:formula="of:=[.D243]+[.H243]+[.L243]+[.P243]" office:value-type="float" office:value="9.8677691931177" calcext:value-type="float">
            <text:p>9.87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4:.G244])&gt;0;[.B244];0)" office:value-type="float" office:value="114308" calcext:value-type="float">
            <text:p>114308</text:p>
          </table:table-cell>
          <table:table-cell table:style-name="ce3" table:formula="of:=[.C244]/[.C$410]" office:value-type="float" office:value="4.62219078966987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69913105637806" calcext:value-type="float">
            <text:p>1.70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202037584131194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4]+[.N244]" office:value-type="float" office:value="2527" calcext:value-type="float">
            <text:p>2527</text:p>
          </table:table-cell>
          <table:table-cell table:style-name="ce3" table:formula="of:=[.O244]/[.O$410]" office:value-type="float" office:value="3.34154091131961" calcext:value-type="float">
            <text:p>3.34</text:p>
          </table:table-cell>
          <table:table-cell table:formula="of:=[.D244]+[.H244]+[.L244]+[.P244]" office:value-type="float" office:value="9.86490034149873" calcext:value-type="float">
            <text:p>9.86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5:.G245])&gt;0;[.B245];0)" office:value-type="float" office:value="94654" calcext:value-type="float">
            <text:p>94654</text:p>
          </table:table-cell>
          <table:table-cell table:style-name="ce3" table:formula="of:=[.C245]/[.C$410]" office:value-type="float" office:value="3.82745605736617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69913105637806" calcext:value-type="float">
            <text:p>1.70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202037584131194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5]+[.N245]" office:value-type="float" office:value="3125" calcext:value-type="float">
            <text:p>3125</text:p>
          </table:table-cell>
          <table:table-cell table:style-name="ce3" table:formula="of:=[.O245]/[.O$410]" office:value-type="float" office:value="4.13229732800704" calcext:value-type="float">
            <text:p>4.13</text:p>
          </table:table-cell>
          <table:table-cell table:formula="of:=[.D245]+[.H245]+[.L245]+[.P245]" office:value-type="float" office:value="9.86092202588246" calcext:value-type="float">
            <text:p>9.8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6:.G246])&gt;0;[.B246];0)" office:value-type="float" office:value="92787" calcext:value-type="float">
            <text:p>92787</text:p>
          </table:table-cell>
          <table:table-cell table:style-name="ce3" table:formula="of:=[.C246]/[.C$410]" office:value-type="float" office:value="3.75196151451428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69913105637806" calcext:value-type="float">
            <text:p>1.70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202037584131194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6]+[.N246]" office:value-type="float" office:value="3182" calcext:value-type="float">
            <text:p>3182</text:p>
          </table:table-cell>
          <table:table-cell table:style-name="ce3" table:formula="of:=[.O246]/[.O$410]" office:value-type="float" office:value="4.20767043126989" calcext:value-type="float">
            <text:p>4.21</text:p>
          </table:table-cell>
          <table:table-cell table:formula="of:=[.D246]+[.H246]+[.L246]+[.P246]" office:value-type="float" office:value="9.86080058629342" calcext:value-type="float">
            <text:p>9.86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7:.G247])&gt;0;[.B247];0)" office:value-type="float" office:value="92129" calcext:value-type="float">
            <text:p>92129</text:p>
          </table:table-cell>
          <table:table-cell table:style-name="ce3" table:formula="of:=[.C247]/[.C$410]" office:value-type="float" office:value="3.725354439422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69913105637806" calcext:value-type="float">
            <text:p>1.70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202037584131194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7]+[.N247]" office:value-type="float" office:value="3202" calcext:value-type="float">
            <text:p>3202</text:p>
          </table:table-cell>
          <table:table-cell table:style-name="ce3" table:formula="of:=[.O247]/[.O$410]" office:value-type="float" office:value="4.23411713416913" calcext:value-type="float">
            <text:p>4.23</text:p>
          </table:table-cell>
          <table:table-cell table:formula="of:=[.D247]+[.H247]+[.L247]+[.P247]" office:value-type="float" office:value="9.86064021410078" calcext:value-type="float">
            <text:p>9.86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8:.G248])&gt;0;[.B248];0)" office:value-type="float" office:value="97684" calcext:value-type="float">
            <text:p>97684</text:p>
          </table:table-cell>
          <table:table-cell table:style-name="ce3" table:formula="of:=[.C248]/[.C$410]" office:value-type="float" office:value="3.94997799889869" calcext:value-type="float">
            <text:p>3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69913105637806" calcext:value-type="float">
            <text:p>1.70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202037584131194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8]+[.N248]" office:value-type="float" office:value="3029" calcext:value-type="float">
            <text:p>3029</text:p>
          </table:table-cell>
          <table:table-cell table:style-name="ce3" table:formula="of:=[.O248]/[.O$410]" office:value-type="float" office:value="4.00535315409066" calcext:value-type="float">
            <text:p>4.01</text:p>
          </table:table-cell>
          <table:table-cell table:formula="of:=[.D248]+[.H248]+[.L248]+[.P248]" office:value-type="float" office:value="9.8564997934986" calcext:value-type="float">
            <text:p>9.86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9:.G249])&gt;0;[.B249];0)" office:value-type="float" office:value="114574" calcext:value-type="float">
            <text:p>114574</text:p>
          </table:table-cell>
          <table:table-cell table:style-name="ce3" table:formula="of:=[.C249]/[.C$410]" office:value-type="float" office:value="4.63294684130276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69913105637806" calcext:value-type="float">
            <text:p>1.70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202037584131194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9]+[.N249]" office:value-type="float" office:value="2508" calcext:value-type="float">
            <text:p>2508</text:p>
          </table:table-cell>
          <table:table-cell table:style-name="ce3" table:formula="of:=[.O249]/[.O$410]" office:value-type="float" office:value="3.31641654356533" calcext:value-type="float">
            <text:p>3.32</text:p>
          </table:table-cell>
          <table:table-cell table:formula="of:=[.D249]+[.H249]+[.L249]+[.P249]" office:value-type="float" office:value="9.85053202537734" calcext:value-type="float">
            <text:p>9.85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50:.G250])&gt;0;[.B250];0)" office:value-type="float" office:value="94869" calcext:value-type="float">
            <text:p>94869</text:p>
          </table:table-cell>
          <table:table-cell table:style-name="ce3" table:formula="of:=[.C250]/[.C$410]" office:value-type="float" office:value="3.83614985849801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69913105637806" calcext:value-type="float">
            <text:p>1.70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202037584131194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50]+[.N250]" office:value-type="float" office:value="3105" calcext:value-type="float">
            <text:p>3105</text:p>
          </table:table-cell>
          <table:table-cell table:style-name="ce3" table:formula="of:=[.O250]/[.O$410]" office:value-type="float" office:value="4.10585062510779" calcext:value-type="float">
            <text:p>4.11</text:p>
          </table:table-cell>
          <table:table-cell table:formula="of:=[.D250]+[.H250]+[.L250]+[.P250]" office:value-type="float" office:value="9.84316912411506" calcext:value-type="float">
            <text:p>9.84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1:.G251])&gt;0;[.B251];0)" office:value-type="float" office:value="95303" calcext:value-type="float">
            <text:p>95303</text:p>
          </table:table-cell>
          <table:table-cell table:style-name="ce3" table:formula="of:=[.C251]/[.C$410]" office:value-type="float" office:value="3.85369920589904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69913105637806" calcext:value-type="float">
            <text:p>1.70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202037584131194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1]+[.N251]" office:value-type="float" office:value="3086" calcext:value-type="float">
            <text:p>3086</text:p>
          </table:table-cell>
          <table:table-cell table:style-name="ce3" table:formula="of:=[.O251]/[.O$410]" office:value-type="float" office:value="4.08072625735351" calcext:value-type="float">
            <text:p>4.08</text:p>
          </table:table-cell>
          <table:table-cell table:formula="of:=[.D251]+[.H251]+[.L251]+[.P251]" office:value-type="float" office:value="9.8355941037618" calcext:value-type="float">
            <text:p>9.84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2:.G252])&gt;0;[.B252];0)" office:value-type="float" office:value="95826" calcext:value-type="float">
            <text:p>95826</text:p>
          </table:table-cell>
          <table:table-cell table:style-name="ce3" table:formula="of:=[.C252]/[.C$410]" office:value-type="float" office:value="3.87484738260581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69913105637806" calcext:value-type="float">
            <text:p>1.70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202037584131194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2]+[.N252]" office:value-type="float" office:value="3067" calcext:value-type="float">
            <text:p>3067</text:p>
          </table:table-cell>
          <table:table-cell table:style-name="ce3" table:formula="of:=[.O252]/[.O$410]" office:value-type="float" office:value="4.05560188959923" calcext:value-type="float">
            <text:p>4.06</text:p>
          </table:table-cell>
          <table:table-cell table:formula="of:=[.D252]+[.H252]+[.L252]+[.P252]" office:value-type="float" office:value="9.83161791271429" calcext:value-type="float">
            <text:p>9.83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3:.G253])&gt;0;[.B253];0)" office:value-type="float" office:value="114616" calcext:value-type="float">
            <text:p>114616</text:p>
          </table:table-cell>
          <table:table-cell table:style-name="ce3" table:formula="of:=[.C253]/[.C$410]" office:value-type="float" office:value="4.63464516524479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69913105637806" calcext:value-type="float">
            <text:p>1.70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202037584131194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3]+[.N253]" office:value-type="float" office:value="2490" calcext:value-type="float">
            <text:p>2490</text:p>
          </table:table-cell>
          <table:table-cell table:style-name="ce3" table:formula="of:=[.O253]/[.O$410]" office:value-type="float" office:value="3.29261451095601" calcext:value-type="float">
            <text:p>3.29</text:p>
          </table:table-cell>
          <table:table-cell table:formula="of:=[.D253]+[.H253]+[.L253]+[.P253]" office:value-type="float" office:value="9.82842831671005" calcext:value-type="float">
            <text:p>9.83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4:.G254])&gt;0;[.B254];0)" office:value-type="float" office:value="100071" calcext:value-type="float">
            <text:p>100071</text:p>
          </table:table-cell>
          <table:table-cell table:style-name="ce3" table:formula="of:=[.C254]/[.C$410]" office:value-type="float" office:value="4.04649940960435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69913105637806" calcext:value-type="float">
            <text:p>1.70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202037584131194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4]+[.N254]" office:value-type="float" office:value="2934" calcext:value-type="float">
            <text:p>2934</text:p>
          </table:table-cell>
          <table:table-cell table:style-name="ce3" table:formula="of:=[.O254]/[.O$410]" office:value-type="float" office:value="3.87973131531925" calcext:value-type="float">
            <text:p>3.88</text:p>
          </table:table-cell>
          <table:table-cell table:formula="of:=[.D254]+[.H254]+[.L254]+[.P254]" office:value-type="float" office:value="9.82739936543284" calcext:value-type="float">
            <text:p>9.83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5:.G255])&gt;0;[.B255];0)" office:value-type="float" office:value="114800" calcext:value-type="float">
            <text:p>114800</text:p>
          </table:table-cell>
          <table:table-cell table:style-name="ce3" table:formula="of:=[.C255]/[.C$410]" office:value-type="float" office:value="4.64208544156228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69913105637806" calcext:value-type="float">
            <text:p>1.70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202037584131194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5]+[.N255]" office:value-type="float" office:value="2472" calcext:value-type="float">
            <text:p>2472</text:p>
          </table:table-cell>
          <table:table-cell table:style-name="ce3" table:formula="of:=[.O255]/[.O$410]" office:value-type="float" office:value="3.26881247834669" calcext:value-type="float">
            <text:p>3.27</text:p>
          </table:table-cell>
          <table:table-cell table:formula="of:=[.D255]+[.H255]+[.L255]+[.P255]" office:value-type="float" office:value="9.81206656041822" calcext:value-type="float">
            <text:p>9.81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6:.G256])&gt;0;[.B256];0)" office:value-type="float" office:value="111078" calcext:value-type="float">
            <text:p>111078</text:p>
          </table:table-cell>
          <table:table-cell table:style-name="ce3" table:formula="of:=[.C256]/[.C$410]" office:value-type="float" office:value="4.49158159127051" calcext:value-type="float">
            <text:p>4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69913105637806" calcext:value-type="float">
            <text:p>1.70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202037584131194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6]+[.N256]" office:value-type="float" office:value="2581" calcext:value-type="float">
            <text:p>2581</text:p>
          </table:table-cell>
          <table:table-cell table:style-name="ce3" table:formula="of:=[.O256]/[.O$410]" office:value-type="float" office:value="3.41294700914757" calcext:value-type="float">
            <text:p>3.41</text:p>
          </table:table-cell>
          <table:table-cell table:formula="of:=[.D256]+[.H256]+[.L256]+[.P256]" office:value-type="float" office:value="9.80569724092734" calcext:value-type="float">
            <text:p>9.81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7:.G257])&gt;0;[.B257];0)" office:value-type="float" office:value="115060" calcext:value-type="float">
            <text:p>115060</text:p>
          </table:table-cell>
          <table:table-cell table:style-name="ce3" table:formula="of:=[.C257]/[.C$410]" office:value-type="float" office:value="4.65259887548916" calcext:value-type="float">
            <text:p>4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69913105637806" calcext:value-type="float">
            <text:p>1.70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202037584131194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7]+[.N257]" office:value-type="float" office:value="2454" calcext:value-type="float">
            <text:p>2454</text:p>
          </table:table-cell>
          <table:table-cell table:style-name="ce3" table:formula="of:=[.O257]/[.O$410]" office:value-type="float" office:value="3.24501044573737" calcext:value-type="float">
            <text:p>3.25</text:p>
          </table:table-cell>
          <table:table-cell table:formula="of:=[.D257]+[.H257]+[.L257]+[.P257]" office:value-type="float" office:value="9.79877796173578" calcext:value-type="float">
            <text:p>9.80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8:.G258])&gt;0;[.B258];0)" office:value-type="float" office:value="100531" calcext:value-type="float">
            <text:p>100531</text:p>
          </table:table-cell>
          <table:table-cell table:style-name="ce3" table:formula="of:=[.C258]/[.C$410]" office:value-type="float" office:value="4.06510010039806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69913105637806" calcext:value-type="float">
            <text:p>1.70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202037584131194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8]+[.N258]" office:value-type="float" office:value="2896" calcext:value-type="float">
            <text:p>2896</text:p>
          </table:table-cell>
          <table:table-cell table:style-name="ce3" table:formula="of:=[.O258]/[.O$410]" office:value-type="float" office:value="3.82948257981068" calcext:value-type="float">
            <text:p>3.83</text:p>
          </table:table-cell>
          <table:table-cell table:formula="of:=[.D258]+[.H258]+[.L258]+[.P258]" office:value-type="float" office:value="9.795751320718" calcext:value-type="float">
            <text:p>9.80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9:.G259])&gt;0;[.B259];0)" office:value-type="float" office:value="111346" calcext:value-type="float">
            <text:p>111346</text:p>
          </table:table-cell>
          <table:table-cell table:style-name="ce3" table:formula="of:=[.C259]/[.C$410]" office:value-type="float" office:value="4.50241851547207" calcext:value-type="float">
            <text:p>4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69913105637806" calcext:value-type="float">
            <text:p>1.7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202037584131194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9]+[.N259]" office:value-type="float" office:value="2563" calcext:value-type="float">
            <text:p>2563</text:p>
          </table:table-cell>
          <table:table-cell table:style-name="ce3" table:formula="of:=[.O259]/[.O$410]" office:value-type="float" office:value="3.38914497653825" calcext:value-type="float">
            <text:p>3.39</text:p>
          </table:table-cell>
          <table:table-cell table:formula="of:=[.D259]+[.H259]+[.L259]+[.P259]" office:value-type="float" office:value="9.79273213251957" calcext:value-type="float">
            <text:p>9.79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60:.G260])&gt;0;[.B260];0)" office:value-type="float" office:value="115296" calcext:value-type="float">
            <text:p>115296</text:p>
          </table:table-cell>
          <table:table-cell table:style-name="ce3" table:formula="of:=[.C260]/[.C$410]" office:value-type="float" office:value="4.66214183859203" calcext:value-type="float">
            <text:p>4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69913105637806" calcext:value-type="float">
            <text:p>1.70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202037584131194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60]+[.N260]" office:value-type="float" office:value="2436" calcext:value-type="float">
            <text:p>2436</text:p>
          </table:table-cell>
          <table:table-cell table:style-name="ce3" table:formula="of:=[.O260]/[.O$410]" office:value-type="float" office:value="3.22120841312804" calcext:value-type="float">
            <text:p>3.22</text:p>
          </table:table-cell>
          <table:table-cell table:formula="of:=[.D260]+[.H260]+[.L260]+[.P260]" office:value-type="float" office:value="9.78451889222932" calcext:value-type="float">
            <text:p>9.78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1:.G261])&gt;0;[.B261];0)" office:value-type="float" office:value="100558" calcext:value-type="float">
            <text:p>100558</text:p>
          </table:table-cell>
          <table:table-cell table:style-name="ce3" table:formula="of:=[.C261]/[.C$410]" office:value-type="float" office:value="4.06619188007508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69913105637806" calcext:value-type="float">
            <text:p>1.7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202037584131194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1]+[.N261]" office:value-type="float" office:value="2877" calcext:value-type="float">
            <text:p>2877</text:p>
          </table:table-cell>
          <table:table-cell table:style-name="ce3" table:formula="of:=[.O261]/[.O$410]" office:value-type="float" office:value="3.8043582120564" calcext:value-type="float">
            <text:p>3.80</text:p>
          </table:table-cell>
          <table:table-cell table:formula="of:=[.D261]+[.H261]+[.L261]+[.P261]" office:value-type="float" office:value="9.77171873264074" calcext:value-type="float">
            <text:p>9.77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2:.G262])&gt;0;[.B262];0)" office:value-type="float" office:value="101019" calcext:value-type="float">
            <text:p>101019</text:p>
          </table:table-cell>
          <table:table-cell table:style-name="ce3" table:formula="of:=[.C262]/[.C$410]" office:value-type="float" office:value="4.08483300715314" calcext:value-type="float">
            <text:p>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69913105637806" calcext:value-type="float">
            <text:p>1.7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202037584131194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2]+[.N262]" office:value-type="float" office:value="2859" calcext:value-type="float">
            <text:p>2859</text:p>
          </table:table-cell>
          <table:table-cell table:style-name="ce3" table:formula="of:=[.O262]/[.O$410]" office:value-type="float" office:value="3.78055617944708" calcext:value-type="float">
            <text:p>3.78</text:p>
          </table:table-cell>
          <table:table-cell table:formula="of:=[.D262]+[.H262]+[.L262]+[.P262]" office:value-type="float" office:value="9.76655782710947" calcext:value-type="float">
            <text:p>9.77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3:.G263])&gt;0;[.B263];0)" office:value-type="float" office:value="109265" calcext:value-type="float">
            <text:p>109265</text:p>
          </table:table-cell>
          <table:table-cell table:style-name="ce3" table:formula="of:=[.C263]/[.C$410]" office:value-type="float" office:value="4.41827060777267" calcext:value-type="float">
            <text:p>4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69913105637806" calcext:value-type="float">
            <text:p>1.7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202037584131194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3]+[.N263]" office:value-type="float" office:value="2599" calcext:value-type="float">
            <text:p>2599</text:p>
          </table:table-cell>
          <table:table-cell table:style-name="ce3" table:formula="of:=[.O263]/[.O$410]" office:value-type="float" office:value="3.43674904175689" calcext:value-type="float">
            <text:p>3.44</text:p>
          </table:table-cell>
          <table:table-cell table:formula="of:=[.D263]+[.H263]+[.L263]+[.P263]" office:value-type="float" office:value="9.75618829003881" calcext:value-type="float">
            <text:p>9.76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4:.G264])&gt;0;[.B264];0)" office:value-type="float" office:value="106828" calcext:value-type="float">
            <text:p>106828</text:p>
          </table:table-cell>
          <table:table-cell table:style-name="ce3" table:formula="of:=[.C264]/[.C$410]" office:value-type="float" office:value="4.31972738285031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69913105637806" calcext:value-type="float">
            <text:p>1.7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202037584131194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4]+[.N264]" office:value-type="float" office:value="2673" calcext:value-type="float">
            <text:p>2673</text:p>
          </table:table-cell>
          <table:table-cell table:style-name="ce3" table:formula="of:=[.O264]/[.O$410]" office:value-type="float" office:value="3.5346018424841" calcext:value-type="float">
            <text:p>3.53</text:p>
          </table:table-cell>
          <table:table-cell table:formula="of:=[.D264]+[.H264]+[.L264]+[.P264]" office:value-type="float" office:value="9.75549786584366" calcext:value-type="float">
            <text:p>9.76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5:.G265])&gt;0;[.B265];0)" office:value-type="float" office:value="101668" calcext:value-type="float">
            <text:p>101668</text:p>
          </table:table-cell>
          <table:table-cell table:style-name="ce3" table:formula="of:=[.C265]/[.C$410]" office:value-type="float" office:value="4.11107615568601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69913105637806" calcext:value-type="float">
            <text:p>1.7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202037584131194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5]+[.N265]" office:value-type="float" office:value="2821" calcext:value-type="float">
            <text:p>2821</text:p>
          </table:table-cell>
          <table:table-cell table:style-name="ce3" table:formula="of:=[.O265]/[.O$410]" office:value-type="float" office:value="3.73030744393851" calcext:value-type="float">
            <text:p>3.73</text:p>
          </table:table-cell>
          <table:table-cell table:formula="of:=[.D265]+[.H265]+[.L265]+[.P265]" office:value-type="float" office:value="9.74255224013377" calcext:value-type="float">
            <text:p>9.74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6:.G266])&gt;0;[.B266];0)" office:value-type="float" office:value="102115" calcext:value-type="float">
            <text:p>102115</text:p>
          </table:table-cell>
          <table:table-cell table:style-name="ce3" table:formula="of:=[.C266]/[.C$410]" office:value-type="float" office:value="4.12915117478338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69913105637806" calcext:value-type="float">
            <text:p>1.7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202037584131194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6]+[.N266]" office:value-type="float" office:value="2802" calcext:value-type="float">
            <text:p>2802</text:p>
          </table:table-cell>
          <table:table-cell table:style-name="ce3" table:formula="of:=[.O266]/[.O$410]" office:value-type="float" office:value="3.70518307618423" calcext:value-type="float">
            <text:p>3.71</text:p>
          </table:table-cell>
          <table:table-cell table:formula="of:=[.D266]+[.H266]+[.L266]+[.P266]" office:value-type="float" office:value="9.73550289147686" calcext:value-type="float">
            <text:p>9.74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7:.G267])&gt;0;[.B267];0)" office:value-type="float" office:value="102236" calcext:value-type="float">
            <text:p>102236</text:p>
          </table:table-cell>
          <table:table-cell table:style-name="ce3" table:formula="of:=[.C267]/[.C$410]" office:value-type="float" office:value="4.13404396518782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69913105637806" calcext:value-type="float">
            <text:p>1.7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202037584131194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7]+[.N267]" office:value-type="float" office:value="2784" calcext:value-type="float">
            <text:p>2784</text:p>
          </table:table-cell>
          <table:table-cell table:style-name="ce3" table:formula="of:=[.O267]/[.O$410]" office:value-type="float" office:value="3.68138104357491" calcext:value-type="float">
            <text:p>3.68</text:p>
          </table:table-cell>
          <table:table-cell table:formula="of:=[.D267]+[.H267]+[.L267]+[.P267]" office:value-type="float" office:value="9.71659364927198" calcext:value-type="float">
            <text:p>9.72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8:.G268])&gt;0;[.B268];0)" office:value-type="float" office:value="102843" calcext:value-type="float">
            <text:p>102843</text:p>
          </table:table-cell>
          <table:table-cell table:style-name="ce3" table:formula="of:=[.C268]/[.C$410]" office:value-type="float" office:value="4.15858878977865" calcext:value-type="float">
            <text:p>4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69913105637806" calcext:value-type="float">
            <text:p>1.7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202037584131194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8]+[.N268]" office:value-type="float" office:value="2765" calcext:value-type="float">
            <text:p>2765</text:p>
          </table:table-cell>
          <table:table-cell table:style-name="ce3" table:formula="of:=[.O268]/[.O$410]" office:value-type="float" office:value="3.65625667582063" calcext:value-type="float">
            <text:p>3.66</text:p>
          </table:table-cell>
          <table:table-cell table:formula="of:=[.D268]+[.H268]+[.L268]+[.P268]" office:value-type="float" office:value="9.71601410610853" calcext:value-type="float">
            <text:p>9.72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9:.G269])&gt;0;[.B269];0)" office:value-type="float" office:value="103950" calcext:value-type="float">
            <text:p>103950</text:p>
          </table:table-cell>
          <table:table-cell table:style-name="ce3" table:formula="of:=[.C269]/[.C$410]" office:value-type="float" office:value="4.20335175653658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9]*[.S$15]+[.F269]*[.S$19]+[.G269]*[.S$21]" office:value-type="float" office:value="1.69913105637806" calcext:value-type="float">
            <text:p>1.7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1" calcext:value-type="float">
            <text:p>1</text:p>
          </table:table-cell>
          <table:table-cell table:style-name="ce3" table:formula="of:=[.I269]*[.I$411]+[.J269]*[.J$411]+[.K269]*[.K$411]" office:value-type="float" office:value="0.202037584131194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9]+[.N269]" office:value-type="float" office:value="2728" calcext:value-type="float">
            <text:p>2728</text:p>
          </table:table-cell>
          <table:table-cell table:style-name="ce3" table:formula="of:=[.O269]/[.O$410]" office:value-type="float" office:value="3.60733027545702" calcext:value-type="float">
            <text:p>3.61</text:p>
          </table:table-cell>
          <table:table-cell table:formula="of:=[.D269]+[.H269]+[.L269]+[.P269]" office:value-type="float" office:value="9.71185067250285" calcext:value-type="float">
            <text:p>9.71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23599220903037" calcext:value-type="float">
            <text:p>7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69913105637806" calcext:value-type="float">
            <text:p>1.7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202037584131194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7109146741942" calcext:value-type="float">
            <text:p>0.11</text:p>
          </table:table-cell>
          <table:table-cell table:formula="of:=[.D270]+[.H270]+[.L270]+[.P270]" office:value-type="float" office:value="9.24426999628157" calcext:value-type="float">
            <text:p>9.24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71:.G271])&gt;0;[.B271];0)" office:value-type="float" office:value="62376" calcext:value-type="float">
            <text:p>62376</text:p>
          </table:table-cell>
          <table:table-cell table:style-name="ce3" table:formula="of:=[.C271]/[.C$410]" office:value-type="float" office:value="2.52225367162795" calcext:value-type="float">
            <text:p>2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71]*[.S$15]+[.F271]*[.S$19]+[.G271]*[.S$21]" office:value-type="float" office:value="4.6187170747229" calcext:value-type="float">
            <text:p>4.62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1" calcext:value-type="float">
            <text:p>1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1.83302777996968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71]+[.N271]" office:value-type="float" office:value="174" calcext:value-type="float">
            <text:p>174</text:p>
          </table:table-cell>
          <table:table-cell table:style-name="ce3" table:formula="of:=[.O271]/[.O$410]" office:value-type="float" office:value="0.230086315223432" calcext:value-type="float">
            <text:p>0.23</text:p>
          </table:table-cell>
          <table:table-cell table:formula="of:=[.D271]+[.H271]+[.L271]+[.P271]" office:value-type="float" office:value="9.20408484154395" calcext:value-type="float">
            <text:p>9.20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2]+[.N272]" office:value-type="float" office:value="5814" calcext:value-type="float">
            <text:p>5814</text:p>
          </table:table-cell>
          <table:table-cell table:style-name="ce3" table:formula="of:=[.O272]/[.O$410]" office:value-type="float" office:value="7.68805653281053" calcext:value-type="float">
            <text:p>7.69</text:p>
          </table:table-cell>
          <table:table-cell table:formula="of:=[.D272]+[.H272]+[.L272]+[.P272]" office:value-type="float" office:value="7.68805653281053" calcext:value-type="float">
            <text:p>7.69</text:p>
          </table:table-cell>
          <table:table-cell table:formula="of:=RANK([.Q27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3]+[.N273]" office:value-type="float" office:value="5814" calcext:value-type="float">
            <text:p>5814</text:p>
          </table:table-cell>
          <table:table-cell table:style-name="ce3" table:formula="of:=[.O273]/[.O$410]" office:value-type="float" office:value="7.68805653281053" calcext:value-type="float">
            <text:p>7.69</text:p>
          </table:table-cell>
          <table:table-cell table:formula="of:=[.D273]+[.H273]+[.L273]+[.P273]" office:value-type="float" office:value="7.68805653281053" calcext:value-type="float">
            <text:p>7.69</text:p>
          </table:table-cell>
          <table:table-cell table:formula="of:=RANK([.Q27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4]+[.N274]" office:value-type="float" office:value="5814" calcext:value-type="float">
            <text:p>5814</text:p>
          </table:table-cell>
          <table:table-cell table:style-name="ce3" table:formula="of:=[.O274]/[.O$410]" office:value-type="float" office:value="7.68805653281053" calcext:value-type="float">
            <text:p>7.69</text:p>
          </table:table-cell>
          <table:table-cell table:formula="of:=[.D274]+[.H274]+[.L274]+[.P274]" office:value-type="float" office:value="7.68805653281053" calcext:value-type="float">
            <text:p>7.69</text:p>
          </table:table-cell>
          <table:table-cell table:formula="of:=RANK([.Q27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5]+[.N275]" office:value-type="float" office:value="5814" calcext:value-type="float">
            <text:p>5814</text:p>
          </table:table-cell>
          <table:table-cell table:style-name="ce3" table:formula="of:=[.O275]/[.O$410]" office:value-type="float" office:value="7.68805653281053" calcext:value-type="float">
            <text:p>7.69</text:p>
          </table:table-cell>
          <table:table-cell table:formula="of:=[.D275]+[.H275]+[.L275]+[.P275]" office:value-type="float" office:value="7.68805653281053" calcext:value-type="float">
            <text:p>7.69</text:p>
          </table:table-cell>
          <table:table-cell table:formula="of:=RANK([.Q27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6]+[.N276]" office:value-type="float" office:value="5814" calcext:value-type="float">
            <text:p>5814</text:p>
          </table:table-cell>
          <table:table-cell table:style-name="ce3" table:formula="of:=[.O276]/[.O$410]" office:value-type="float" office:value="7.68805653281053" calcext:value-type="float">
            <text:p>7.69</text:p>
          </table:table-cell>
          <table:table-cell table:formula="of:=[.D276]+[.H276]+[.L276]+[.P276]" office:value-type="float" office:value="7.68805653281053" calcext:value-type="float">
            <text:p>7.69</text:p>
          </table:table-cell>
          <table:table-cell table:formula="of:=RANK([.Q276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7]+[.N277]" office:value-type="float" office:value="5814" calcext:value-type="float">
            <text:p>5814</text:p>
          </table:table-cell>
          <table:table-cell table:style-name="ce3" table:formula="of:=[.O277]/[.O$410]" office:value-type="float" office:value="7.68805653281053" calcext:value-type="float">
            <text:p>7.69</text:p>
          </table:table-cell>
          <table:table-cell table:formula="of:=[.D277]+[.H277]+[.L277]+[.P277]" office:value-type="float" office:value="7.68805653281053" calcext:value-type="float">
            <text:p>7.69</text:p>
          </table:table-cell>
          <table:table-cell table:formula="of:=RANK([.Q277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4" calcext:value-type="float">
            <text:p>5814</text:p>
          </table:table-cell>
          <table:table-cell table:formula="of:=[.M278]+[.N278]" office:value-type="float" office:value="5814" calcext:value-type="float">
            <text:p>5814</text:p>
          </table:table-cell>
          <table:table-cell table:style-name="ce3" table:formula="of:=[.O278]/[.O$410]" office:value-type="float" office:value="7.68805653281053" calcext:value-type="float">
            <text:p>7.69</text:p>
          </table:table-cell>
          <table:table-cell table:formula="of:=[.D278]+[.H278]+[.L278]+[.P278]" office:value-type="float" office:value="7.68805653281053" calcext:value-type="float">
            <text:p>7.69</text:p>
          </table:table-cell>
          <table:table-cell table:formula="of:=RANK([.Q278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9]+[.N279]" office:value-type="float" office:value="5814" calcext:value-type="float">
            <text:p>5814</text:p>
          </table:table-cell>
          <table:table-cell table:style-name="ce3" table:formula="of:=[.O279]/[.O$410]" office:value-type="float" office:value="7.68805653281053" calcext:value-type="float">
            <text:p>7.69</text:p>
          </table:table-cell>
          <table:table-cell table:formula="of:=[.D279]+[.H279]+[.L279]+[.P279]" office:value-type="float" office:value="7.68805653281053" calcext:value-type="float">
            <text:p>7.69</text:p>
          </table:table-cell>
          <table:table-cell table:formula="of:=RANK([.Q279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4" calcext:value-type="float">
            <text:p>5814</text:p>
          </table:table-cell>
          <table:table-cell table:formula="of:=[.M280]+[.N280]" office:value-type="float" office:value="5814" calcext:value-type="float">
            <text:p>5814</text:p>
          </table:table-cell>
          <table:table-cell table:style-name="ce3" table:formula="of:=[.O280]/[.O$410]" office:value-type="float" office:value="7.68805653281053" calcext:value-type="float">
            <text:p>7.69</text:p>
          </table:table-cell>
          <table:table-cell table:formula="of:=[.D280]+[.H280]+[.L280]+[.P280]" office:value-type="float" office:value="7.68805653281053" calcext:value-type="float">
            <text:p>7.69</text:p>
          </table:table-cell>
          <table:table-cell table:formula="of:=RANK([.Q280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1]+[.N281]" office:value-type="float" office:value="5814" calcext:value-type="float">
            <text:p>5814</text:p>
          </table:table-cell>
          <table:table-cell table:style-name="ce3" table:formula="of:=[.O281]/[.O$410]" office:value-type="float" office:value="7.68805653281053" calcext:value-type="float">
            <text:p>7.69</text:p>
          </table:table-cell>
          <table:table-cell table:formula="of:=[.D281]+[.H281]+[.L281]+[.P281]" office:value-type="float" office:value="7.68805653281053" calcext:value-type="float">
            <text:p>7.69</text:p>
          </table:table-cell>
          <table:table-cell table:formula="of:=RANK([.Q281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2]+[.N282]" office:value-type="float" office:value="5814" calcext:value-type="float">
            <text:p>5814</text:p>
          </table:table-cell>
          <table:table-cell table:style-name="ce3" table:formula="of:=[.O282]/[.O$410]" office:value-type="float" office:value="7.68805653281053" calcext:value-type="float">
            <text:p>7.69</text:p>
          </table:table-cell>
          <table:table-cell table:formula="of:=[.D282]+[.H282]+[.L282]+[.P282]" office:value-type="float" office:value="7.68805653281053" calcext:value-type="float">
            <text:p>7.69</text:p>
          </table:table-cell>
          <table:table-cell table:formula="of:=RANK([.Q28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3]+[.N283]" office:value-type="float" office:value="5814" calcext:value-type="float">
            <text:p>5814</text:p>
          </table:table-cell>
          <table:table-cell table:style-name="ce3" table:formula="of:=[.O283]/[.O$410]" office:value-type="float" office:value="7.68805653281053" calcext:value-type="float">
            <text:p>7.69</text:p>
          </table:table-cell>
          <table:table-cell table:formula="of:=[.D283]+[.H283]+[.L283]+[.P283]" office:value-type="float" office:value="7.68805653281053" calcext:value-type="float">
            <text:p>7.69</text:p>
          </table:table-cell>
          <table:table-cell table:formula="of:=RANK([.Q28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4:.G284])&gt;0;[.B284];0)" office:value-type="float" office:value="0" calcext:value-type="float">
            <text:p>0</text:p>
          </table:table-cell>
          <table:table-cell table:style-name="ce3" table:formula="of:=[.C2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 calcext:value-type="float">
            <text:p>0.0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0" calcext:value-type="float">
            <text:p>0</text:p>
          </table:table-cell>
          <table:table-cell table:style-name="ce3" table:formula="of:=[.I284]*[.I$411]+[.J284]*[.J$411]+[.K28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4]+[.N284]" office:value-type="float" office:value="5814" calcext:value-type="float">
            <text:p>5814</text:p>
          </table:table-cell>
          <table:table-cell table:style-name="ce3" table:formula="of:=[.O284]/[.O$410]" office:value-type="float" office:value="7.68805653281053" calcext:value-type="float">
            <text:p>7.69</text:p>
          </table:table-cell>
          <table:table-cell table:formula="of:=[.D284]+[.H284]+[.L284]+[.P284]" office:value-type="float" office:value="7.68805653281053" calcext:value-type="float">
            <text:p>7.69</text:p>
          </table:table-cell>
          <table:table-cell table:formula="of:=RANK([.Q28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5:.G285])&gt;0;[.B285];0)" office:value-type="float" office:value="0" calcext:value-type="float">
            <text:p>0</text:p>
          </table:table-cell>
          <table:table-cell table:style-name="ce3" table:formula="of:=[.C2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 calcext:value-type="float">
            <text:p>0.00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0" calcext:value-type="float">
            <text:p>0</text:p>
          </table:table-cell>
          <table:table-cell table:style-name="ce3" table:formula="of:=[.I285]*[.I$411]+[.J285]*[.J$411]+[.K28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5]+[.N285]" office:value-type="float" office:value="5814" calcext:value-type="float">
            <text:p>5814</text:p>
          </table:table-cell>
          <table:table-cell table:style-name="ce3" table:formula="of:=[.O285]/[.O$410]" office:value-type="float" office:value="7.68805653281053" calcext:value-type="float">
            <text:p>7.69</text:p>
          </table:table-cell>
          <table:table-cell table:formula="of:=[.D285]+[.H285]+[.L285]+[.P285]" office:value-type="float" office:value="7.68805653281053" calcext:value-type="float">
            <text:p>7.69</text:p>
          </table:table-cell>
          <table:table-cell table:formula="of:=RANK([.Q28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6:.G286])&gt;0;[.B286];0)" office:value-type="float" office:value="119187" calcext:value-type="float">
            <text:p>119187</text:p>
          </table:table-cell>
          <table:table-cell table:style-name="ce3" table:formula="of:=[.C286]/[.C$410]" office:value-type="float" office:value="4.81947942093627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69913105637806" calcext:value-type="float">
            <text:p>1.70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202037584131194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6]+[.N286]" office:value-type="float" office:value="68" calcext:value-type="float">
            <text:p>68</text:p>
          </table:table-cell>
          <table:table-cell table:style-name="ce3" table:formula="of:=[.O286]/[.O$410]" office:value-type="float" office:value="0.0899187898574331" calcext:value-type="float">
            <text:p>0.09</text:p>
          </table:table-cell>
          <table:table-cell table:formula="of:=[.D286]+[.H286]+[.L286]+[.P286]" office:value-type="float" office:value="6.81056685130295" calcext:value-type="float">
            <text:p>6.81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7:.G287])&gt;0;[.B287];0)" office:value-type="float" office:value="82324" calcext:value-type="float">
            <text:p>82324</text:p>
          </table:table-cell>
          <table:table-cell table:style-name="ce3" table:formula="of:=[.C287]/[.C$410]" office:value-type="float" office:value="3.3288766715259" calcext:value-type="float">
            <text:p>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69913105637806" calcext:value-type="float">
            <text:p>1.70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202037584131194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7]+[.N287]" office:value-type="float" office:value="1098" calcext:value-type="float">
            <text:p>1098</text:p>
          </table:table-cell>
          <table:table-cell table:style-name="ce3" table:formula="of:=[.O287]/[.O$410]" office:value-type="float" office:value="1.45192398916855" calcext:value-type="float">
            <text:p>1.45</text:p>
          </table:table-cell>
          <table:table-cell table:formula="of:=[.D287]+[.H287]+[.L287]+[.P287]" office:value-type="float" office:value="6.6819693012037" calcext:value-type="float">
            <text:p>6.68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8:.G288])&gt;0;[.B288];0)" office:value-type="float" office:value="108672" calcext:value-type="float">
            <text:p>108672</text:p>
          </table:table-cell>
          <table:table-cell table:style-name="ce3" table:formula="of:=[.C288]/[.C$410]" office:value-type="float" office:value="4.39429189116251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69913105637806" calcext:value-type="float">
            <text:p>1.70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202037584131194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8]+[.N288]" office:value-type="float" office:value="146" calcext:value-type="float">
            <text:p>146</text:p>
          </table:table-cell>
          <table:table-cell table:style-name="ce3" table:formula="of:=[.O288]/[.O$410]" office:value-type="float" office:value="0.193060931164489" calcext:value-type="float">
            <text:p>0.19</text:p>
          </table:table-cell>
          <table:table-cell table:formula="of:=[.D288]+[.H288]+[.L288]+[.P288]" office:value-type="float" office:value="6.48852146283625" calcext:value-type="float">
            <text:p>6.49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9:.G289])&gt;0;[.B289];0)" office:value-type="float" office:value="107435" calcext:value-type="float">
            <text:p>107435</text:p>
          </table:table-cell>
          <table:table-cell table:style-name="ce3" table:formula="of:=[.C289]/[.C$410]" office:value-type="float" office:value="4.34427220744115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69913105637806" calcext:value-type="float">
            <text:p>1.70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202037584131194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9]+[.N289]" office:value-type="float" office:value="46" calcext:value-type="float">
            <text:p>46</text:p>
          </table:table-cell>
          <table:table-cell table:style-name="ce3" table:formula="of:=[.O289]/[.O$410]" office:value-type="float" office:value="0.0608274166682636" calcext:value-type="float">
            <text:p>0.06</text:p>
          </table:table-cell>
          <table:table-cell table:formula="of:=[.D289]+[.H289]+[.L289]+[.P289]" office:value-type="float" office:value="6.30626826461866" calcext:value-type="float">
            <text:p>6.31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90:.G290])&gt;0;[.B290];0)" office:value-type="float" office:value="107336" calcext:value-type="float">
            <text:p>107336</text:p>
          </table:table-cell>
          <table:table-cell table:style-name="ce3" table:formula="of:=[.C290]/[.C$410]" office:value-type="float" office:value="4.34026901529206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69913105637806" calcext:value-type="float">
            <text:p>1.70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202037584131194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90]+[.N290]" office:value-type="float" office:value="33" calcext:value-type="float">
            <text:p>33</text:p>
          </table:table-cell>
          <table:table-cell table:style-name="ce3" table:formula="of:=[.O290]/[.O$410]" office:value-type="float" office:value="0.0436370597837543" calcext:value-type="float">
            <text:p>0.04</text:p>
          </table:table-cell>
          <table:table-cell table:formula="of:=[.D290]+[.H290]+[.L290]+[.P290]" office:value-type="float" office:value="6.28507471558507" calcext:value-type="float">
            <text:p>6.29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91:.G291])&gt;0;[.B291];0)" office:value-type="float" office:value="71034" calcext:value-type="float">
            <text:p>71034</text:p>
          </table:table-cell>
          <table:table-cell table:style-name="ce3" table:formula="of:=[.C291]/[.C$410]" office:value-type="float" office:value="2.87235102139316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69913105637806" calcext:value-type="float">
            <text:p>1.70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202037584131194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91]+[.N291]" office:value-type="float" office:value="1126" calcext:value-type="float">
            <text:p>1126</text:p>
          </table:table-cell>
          <table:table-cell table:style-name="ce3" table:formula="of:=[.O291]/[.O$410]" office:value-type="float" office:value="1.4889493732275" calcext:value-type="float">
            <text:p>1.49</text:p>
          </table:table-cell>
          <table:table-cell table:formula="of:=[.D291]+[.H291]+[.L291]+[.P291]" office:value-type="float" office:value="6.26246903512991" calcext:value-type="float">
            <text:p>6.26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2:.G292])&gt;0;[.B292];0)" office:value-type="float" office:value="104808" calcext:value-type="float">
            <text:p>104808</text:p>
          </table:table-cell>
          <table:table-cell table:style-name="ce3" table:formula="of:=[.C292]/[.C$410]" office:value-type="float" office:value="4.23804608849529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69913105637806" calcext:value-type="float">
            <text:p>1.70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202037584131194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2]+[.N292]" office:value-type="float" office:value="77" calcext:value-type="float">
            <text:p>77</text:p>
          </table:table-cell>
          <table:table-cell table:style-name="ce3" table:formula="of:=[.O292]/[.O$410]" office:value-type="float" office:value="0.101819806162093" calcext:value-type="float">
            <text:p>0.10</text:p>
          </table:table-cell>
          <table:table-cell table:formula="of:=[.D292]+[.H292]+[.L292]+[.P292]" office:value-type="float" office:value="6.24103453516664" calcext:value-type="float">
            <text:p>6.24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3:.G293])&gt;0;[.B293];0)" office:value-type="float" office:value="98853" calcext:value-type="float">
            <text:p>98853</text:p>
          </table:table-cell>
          <table:table-cell table:style-name="ce3" table:formula="of:=[.C293]/[.C$410]" office:value-type="float" office:value="3.99724801528533" calcext:value-type="float">
            <text:p>4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69913105637806" calcext:value-type="float">
            <text:p>1.70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202037584131194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3]+[.N293]" office:value-type="float" office:value="122" calcext:value-type="float">
            <text:p>122</text:p>
          </table:table-cell>
          <table:table-cell table:style-name="ce3" table:formula="of:=[.O293]/[.O$410]" office:value-type="float" office:value="0.161324887685395" calcext:value-type="float">
            <text:p>0.16</text:p>
          </table:table-cell>
          <table:table-cell table:formula="of:=[.D293]+[.H293]+[.L293]+[.P293]" office:value-type="float" office:value="6.05974154347998" calcext:value-type="float">
            <text:p>6.06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4:.G294])&gt;0;[.B294];0)" office:value-type="float" office:value="99699" calcext:value-type="float">
            <text:p>99699</text:p>
          </table:table-cell>
          <table:table-cell table:style-name="ce3" table:formula="of:=[.C294]/[.C$410]" office:value-type="float" office:value="4.03145711183204" calcext:value-type="float">
            <text:p>4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69913105637806" calcext:value-type="float">
            <text:p>1.70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202037584131194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4]+[.N294]" office:value-type="float" office:value="90" calcext:value-type="float">
            <text:p>90</text:p>
          </table:table-cell>
          <table:table-cell table:style-name="ce3" table:formula="of:=[.O294]/[.O$410]" office:value-type="float" office:value="0.119010163046603" calcext:value-type="float">
            <text:p>0.12</text:p>
          </table:table-cell>
          <table:table-cell table:formula="of:=[.D294]+[.H294]+[.L294]+[.P294]" office:value-type="float" office:value="6.05163591538789" calcext:value-type="float">
            <text:p>6.05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5:.G295])&gt;0;[.B295];0)" office:value-type="float" office:value="98765" calcext:value-type="float">
            <text:p>98765</text:p>
          </table:table-cell>
          <table:table-cell table:style-name="ce3" table:formula="of:=[.C295]/[.C$410]" office:value-type="float" office:value="3.99368962226392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69913105637806" calcext:value-type="float">
            <text:p>1.70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202037584131194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5]+[.N295]" office:value-type="float" office:value="106" calcext:value-type="float">
            <text:p>106</text:p>
          </table:table-cell>
          <table:table-cell table:style-name="ce3" table:formula="of:=[.O295]/[.O$410]" office:value-type="float" office:value="0.140167525365999" calcext:value-type="float">
            <text:p>0.14</text:p>
          </table:table-cell>
          <table:table-cell table:formula="of:=[.D295]+[.H295]+[.L295]+[.P295]" office:value-type="float" office:value="6.03502578813918" calcext:value-type="float">
            <text:p>6.04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6:.G296])&gt;0;[.B296];0)" office:value-type="float" office:value="70835" calcext:value-type="float">
            <text:p>70835</text:p>
          </table:table-cell>
          <table:table-cell table:style-name="ce3" table:formula="of:=[.C296]/[.C$410]" office:value-type="float" office:value="2.86430420081066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69913105637806" calcext:value-type="float">
            <text:p>1.70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202037584131194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6]+[.N296]" office:value-type="float" office:value="837" calcext:value-type="float">
            <text:p>837</text:p>
          </table:table-cell>
          <table:table-cell table:style-name="ce3" table:formula="of:=[.O296]/[.O$410]" office:value-type="float" office:value="1.1067945163334" calcext:value-type="float">
            <text:p>1.11</text:p>
          </table:table-cell>
          <table:table-cell table:formula="of:=[.D296]+[.H296]+[.L296]+[.P296]" office:value-type="float" office:value="5.87226735765332" calcext:value-type="float">
            <text:p>5.87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7:.G297])&gt;0;[.B297];0)" office:value-type="float" office:value="83639" calcext:value-type="float">
            <text:p>83639</text:p>
          </table:table-cell>
          <table:table-cell table:style-name="ce3" table:formula="of:=[.C297]/[.C$410]" office:value-type="float" office:value="3.38205038542533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69913105637806" calcext:value-type="float">
            <text:p>1.70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202037584131194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7]+[.N297]" office:value-type="float" office:value="375" calcext:value-type="float">
            <text:p>375</text:p>
          </table:table-cell>
          <table:table-cell table:style-name="ce3" table:formula="of:=[.O297]/[.O$410]" office:value-type="float" office:value="0.495875679360844" calcext:value-type="float">
            <text:p>0.50</text:p>
          </table:table-cell>
          <table:table-cell table:formula="of:=[.D297]+[.H297]+[.L297]+[.P297]" office:value-type="float" office:value="5.77909470529542" calcext:value-type="float">
            <text:p>5.78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8:.G298])&gt;0;[.B298];0)" office:value-type="float" office:value="92026" calcext:value-type="float">
            <text:p>92026</text:p>
          </table:table-cell>
          <table:table-cell table:style-name="ce3" table:formula="of:=[.C298]/[.C$410]" office:value-type="float" office:value="3.72118950213598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69913105637806" calcext:value-type="float">
            <text:p>1.70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202037584131194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8]+[.N298]" office:value-type="float" office:value="31" calcext:value-type="float">
            <text:p>31</text:p>
          </table:table-cell>
          <table:table-cell table:style-name="ce3" table:formula="of:=[.O298]/[.O$410]" office:value-type="float" office:value="0.0409923894938298" calcext:value-type="float">
            <text:p>0.04</text:p>
          </table:table-cell>
          <table:table-cell table:formula="of:=[.D298]+[.H298]+[.L298]+[.P298]" office:value-type="float" office:value="5.66335053213906" calcext:value-type="float">
            <text:p>5.66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9:.G299])&gt;0;[.B299];0)" office:value-type="float" office:value="82218" calcext:value-type="float">
            <text:p>82218</text:p>
          </table:table-cell>
          <table:table-cell table:style-name="ce3" table:formula="of:=[.C299]/[.C$410]" office:value-type="float" office:value="3.32459042538648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69913105637806" calcext:value-type="float">
            <text:p>1.70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202037584131194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9]+[.N299]" office:value-type="float" office:value="193" calcext:value-type="float">
            <text:p>193</text:p>
          </table:table-cell>
          <table:table-cell table:style-name="ce3" table:formula="of:=[.O299]/[.O$410]" office:value-type="float" office:value="0.255210682977715" calcext:value-type="float">
            <text:p>0.26</text:p>
          </table:table-cell>
          <table:table-cell table:formula="of:=[.D299]+[.H299]+[.L299]+[.P299]" office:value-type="float" office:value="5.48096974887344" calcext:value-type="float">
            <text:p>5.48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300:.G300])&gt;0;[.B300];0)" office:value-type="float" office:value="78640" calcext:value-type="float">
            <text:p>78640</text:p>
          </table:table-cell>
          <table:table-cell table:style-name="ce3" table:formula="of:=[.C300]/[.C$410]" office:value-type="float" office:value="3.17990940003883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69913105637806" calcext:value-type="float">
            <text:p>1.70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202037584131194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300]+[.N300]" office:value-type="float" office:value="76" calcext:value-type="float">
            <text:p>76</text:p>
          </table:table-cell>
          <table:table-cell table:style-name="ce3" table:formula="of:=[.O300]/[.O$410]" office:value-type="float" office:value="0.100497471017131" calcext:value-type="float">
            <text:p>0.10</text:p>
          </table:table-cell>
          <table:table-cell table:formula="of:=[.D300]+[.H300]+[.L300]+[.P300]" office:value-type="float" office:value="5.18157551156521" calcext:value-type="float">
            <text:p>5.18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301:.G301])&gt;0;[.B301];0)" office:value-type="float" office:value="73656" calcext:value-type="float">
            <text:p>73656</text:p>
          </table:table-cell>
          <table:table-cell table:style-name="ce3" table:formula="of:=[.C301]/[.C$410]" office:value-type="float" office:value="2.97837495891734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69913105637806" calcext:value-type="float">
            <text:p>1.7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202037584131194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301]+[.N301]" office:value-type="float" office:value="41" calcext:value-type="float">
            <text:p>41</text:p>
          </table:table-cell>
          <table:table-cell table:style-name="ce3" table:formula="of:=[.O301]/[.O$410]" office:value-type="float" office:value="0.0542157409434523" calcext:value-type="float">
            <text:p>0.05</text:p>
          </table:table-cell>
          <table:table-cell table:formula="of:=[.D301]+[.H301]+[.L301]+[.P301]" office:value-type="float" office:value="4.93375934037005" calcext:value-type="float">
            <text:p>4.93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2:.G302])&gt;0;[.B302];0)" office:value-type="float" office:value="70775" calcext:value-type="float">
            <text:p>70775</text:p>
          </table:table-cell>
          <table:table-cell table:style-name="ce3" table:formula="of:=[.C302]/[.C$410]" office:value-type="float" office:value="2.86187802375061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69913105637806" calcext:value-type="float">
            <text:p>1.7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202037584131194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2]+[.N302]" office:value-type="float" office:value="71" calcext:value-type="float">
            <text:p>71</text:p>
          </table:table-cell>
          <table:table-cell table:style-name="ce3" table:formula="of:=[.O302]/[.O$410]" office:value-type="float" office:value="0.0938857952923199" calcext:value-type="float">
            <text:p>0.09</text:p>
          </table:table-cell>
          <table:table-cell table:formula="of:=[.D302]+[.H302]+[.L302]+[.P302]" office:value-type="float" office:value="4.85693245955219" calcext:value-type="float">
            <text:p>4.86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3:.G303])&gt;0;[.B303];0)" office:value-type="float" office:value="72278" calcext:value-type="float">
            <text:p>72278</text:p>
          </table:table-cell>
          <table:table-cell table:style-name="ce3" table:formula="of:=[.C303]/[.C$410]" office:value-type="float" office:value="2.92265375910486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69913105637806" calcext:value-type="float">
            <text:p>1.7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202037584131194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3]+[.N303]" office:value-type="float" office:value="17" calcext:value-type="float">
            <text:p>17</text:p>
          </table:table-cell>
          <table:table-cell table:style-name="ce3" table:formula="of:=[.O303]/[.O$410]" office:value-type="float" office:value="0.0224796974643583" calcext:value-type="float">
            <text:p>0.02</text:p>
          </table:table-cell>
          <table:table-cell table:formula="of:=[.D303]+[.H303]+[.L303]+[.P303]" office:value-type="float" office:value="4.84630209707848" calcext:value-type="float">
            <text:p>4.85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4:.G304])&gt;0;[.B304];0)" office:value-type="float" office:value="67994" calcext:value-type="float">
            <text:p>67994</text:p>
          </table:table-cell>
          <table:table-cell table:style-name="ce3" table:formula="of:=[.C304]/[.C$410]" office:value-type="float" office:value="2.7494247170173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69913105637806" calcext:value-type="float">
            <text:p>1.7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202037584131194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4]+[.N304]" office:value-type="float" office:value="116" calcext:value-type="float">
            <text:p>116</text:p>
          </table:table-cell>
          <table:table-cell table:style-name="ce3" table:formula="of:=[.O304]/[.O$410]" office:value-type="float" office:value="0.153390876815621" calcext:value-type="float">
            <text:p>0.15</text:p>
          </table:table-cell>
          <table:table-cell table:formula="of:=[.D304]+[.H304]+[.L304]+[.P304]" office:value-type="float" office:value="4.80398423434217" calcext:value-type="float">
            <text:p>4.80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5:.G305])&gt;0;[.B305];0)" office:value-type="float" office:value="56504" calcext:value-type="float">
            <text:p>56504</text:p>
          </table:table-cell>
          <table:table-cell table:style-name="ce3" table:formula="of:=[.C305]/[.C$410]" office:value-type="float" office:value="2.28481181001773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69913105637806" calcext:value-type="float">
            <text:p>1.7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202037584131194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5]+[.N305]" office:value-type="float" office:value="87" calcext:value-type="float">
            <text:p>87</text:p>
          </table:table-cell>
          <table:table-cell table:style-name="ce3" table:formula="of:=[.O305]/[.O$410]" office:value-type="float" office:value="0.115043157611716" calcext:value-type="float">
            <text:p>0.12</text:p>
          </table:table-cell>
          <table:table-cell table:formula="of:=[.D305]+[.H305]+[.L305]+[.P305]" office:value-type="float" office:value="4.3010236081387" calcext:value-type="float">
            <text:p>4.30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6:.G306])&gt;0;[.B306];0)" office:value-type="float" office:value="52443" calcext:value-type="float">
            <text:p>52443</text:p>
          </table:table-cell>
          <table:table-cell table:style-name="ce3" table:formula="of:=[.C306]/[.C$410]" office:value-type="float" office:value="2.12060005933668" calcext:value-type="float">
            <text:p>2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69913105637806" calcext:value-type="float">
            <text:p>1.7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202037584131194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6]+[.N306]" office:value-type="float" office:value="56" calcext:value-type="float">
            <text:p>56</text:p>
          </table:table-cell>
          <table:table-cell table:style-name="ce3" table:formula="of:=[.O306]/[.O$410]" office:value-type="float" office:value="0.0740507681178861" calcext:value-type="float">
            <text:p>0.07</text:p>
          </table:table-cell>
          <table:table-cell table:formula="of:=[.D306]+[.H306]+[.L306]+[.P306]" office:value-type="float" office:value="4.09581946796382" calcext:value-type="float">
            <text:p>4.10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7:.G307])&gt;0;[.B307];0)" office:value-type="float" office:value="50016" calcext:value-type="float">
            <text:p>50016</text:p>
          </table:table-cell>
          <table:table-cell table:style-name="ce3" table:formula="of:=[.C307]/[.C$410]" office:value-type="float" office:value="2.02246119725766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69913105637806" calcext:value-type="float">
            <text:p>1.7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202037584131194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7]+[.N307]" office:value-type="float" office:value="74" calcext:value-type="float">
            <text:p>74</text:p>
          </table:table-cell>
          <table:table-cell table:style-name="ce3" table:formula="of:=[.O307]/[.O$410]" office:value-type="float" office:value="0.0978528007272066" calcext:value-type="float">
            <text:p>0.10</text:p>
          </table:table-cell>
          <table:table-cell table:formula="of:=[.D307]+[.H307]+[.L307]+[.P307]" office:value-type="float" office:value="4.02148263849412" calcext:value-type="float">
            <text:p>4.02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8:.G308])&gt;0;[.B308];0)" office:value-type="float" office:value="41529" calcext:value-type="float">
            <text:p>41529</text:p>
          </table:table-cell>
          <table:table-cell table:style-name="ce3" table:formula="of:=[.C308]/[.C$410]" office:value-type="float" office:value="1.67927845211359" calcext:value-type="float">
            <text:p>1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8]*[.S$15]+[.F308]*[.S$19]+[.G308]*[.S$21]" office:value-type="float" office:value="1.69913105637806" calcext:value-type="float">
            <text:p>1.7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1" calcext:value-type="float">
            <text:p>1</text:p>
          </table:table-cell>
          <table:table-cell table:style-name="ce3" table:formula="of:=[.I308]*[.I$411]+[.J308]*[.J$411]+[.K308]*[.K$411]" office:value-type="float" office:value="0.202037584131194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8]+[.N308]" office:value-type="float" office:value="7" calcext:value-type="float">
            <text:p>7</text:p>
          </table:table-cell>
          <table:table-cell table:style-name="ce3" table:formula="of:=[.O308]/[.O$410]" office:value-type="float" office:value="0.00925634601473576" calcext:value-type="float">
            <text:p>0.01</text:p>
          </table:table-cell>
          <table:table-cell table:formula="of:=[.D308]+[.H308]+[.L308]+[.P308]" office:value-type="float" office:value="3.58970343863758" calcext:value-type="float">
            <text:p>3.59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9:.G309])&gt;0;[.B309];0)" office:value-type="float" office:value="34916" calcext:value-type="float">
            <text:p>34916</text:p>
          </table:table-cell>
          <table:table-cell table:style-name="ce3" table:formula="of:=[.C309]/[.C$410]" office:value-type="float" office:value="1.41187330381175" calcext:value-type="float">
            <text:p>1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9]*[.S$15]+[.F309]*[.S$19]+[.G309]*[.S$21]" office:value-type="float" office:value="1.69913105637806" calcext:value-type="float">
            <text:p>1.7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1" calcext:value-type="float">
            <text:p>1</text:p>
          </table:table-cell>
          <table:table-cell table:style-name="ce3" table:formula="of:=[.I309]*[.I$411]+[.J309]*[.J$411]+[.K309]*[.K$411]" office:value-type="float" office:value="0.202037584131194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9]+[.N309]" office:value-type="float" office:value="39" calcext:value-type="float">
            <text:p>39</text:p>
          </table:table-cell>
          <table:table-cell table:style-name="ce3" table:formula="of:=[.O309]/[.O$410]" office:value-type="float" office:value="0.0515710706535278" calcext:value-type="float">
            <text:p>0.05</text:p>
          </table:table-cell>
          <table:table-cell table:formula="of:=[.D309]+[.H309]+[.L309]+[.P309]" office:value-type="float" office:value="3.36461301497453" calcext:value-type="float">
            <text:p>3.36</text:p>
          </table:table-cell>
          <table:table-cell table:formula="of:=RANK([.Q30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566146" calcext:value-type="float">
            <text:p>30566146</text:p>
          </table:table-cell>
          <table:table-cell table:style-name="ce3" table:formula="of:=SUM([.D2:.D408])" office:value-type="float" office:value="1235.98137065564" calcext:value-type="float">
            <text:p>1235.98</text:p>
          </table:table-cell>
          <table:table-cell table:style-name="ce2" table:formula="of:=SUM([.E2:.E408])*[.S15]" office:value-type="float" office:value="443.663474412813" calcext:value-type="float">
            <text:p>443.7</text:p>
          </table:table-cell>
          <table:table-cell table:style-name="ce2" table:formula="of:=SUM([.F2:.F408])*[.S19]" office:value-type="float" office:value="355.641214753663" calcext:value-type="float">
            <text:p>355.6</text:p>
          </table:table-cell>
          <table:table-cell table:style-name="ce2" table:formula="of:=SUM([.G2:.G408])*[.S21]" office:value-type="float" office:value="436.676681489161" calcext:value-type="float">
            <text:p>436.7</text:p>
          </table:table-cell>
          <table:table-cell table:style-name="ce3" table:formula="of:=SUM([.H2:.H408])" office:value-type="float" office:value="1235.98137065564" calcext:value-type="float">
            <text:p>1235.98</text:p>
          </table:table-cell>
          <table:table-cell table:style-name="ce1" table:formula="of:=SUM([.I2:.I408])" office:value-type="float" office:value="13" calcext:value-type="float">
            <text:p>13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35.98137065563" calcext:value-type="float">
            <text:p>1235.98</text:p>
          </table:table-cell>
          <table:table-cell table:style-name="Default" table:formula="of:=SUM([.M2:.M408])" office:value-type="float" office:value="638182" calcext:value-type="float">
            <text:p>638182</text:p>
          </table:table-cell>
          <table:table-cell/>
          <table:table-cell table:formula="of:=SUM([.O2:.O408])" office:value-type="float" office:value="934696" calcext:value-type="float">
            <text:p>934696</text:p>
          </table:table-cell>
          <table:table-cell table:style-name="ce3" table:formula="of:=SUM([.P2:.P408])" office:value-type="float" office:value="1235.98137065564" calcext:value-type="float">
            <text:p>1235.98</text:p>
          </table:table-cell>
          <table:table-cell table:formula="of:=SUM([.Q2:.Q408])" office:value-type="float" office:value="4943.92548262255" calcext:value-type="float">
            <text:p>4943.9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991.6402196448" calcext:value-type="float">
            <text:p>49992</text:p>
          </table:table-cell>
          <table:table-cell table:style-name="ce1" table:formula="of:=[.C409]/[.G410]" office:value-type="float" office:value="24730.2643273547" calcext:value-type="float">
            <text:p>2473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35.98137065564" calcext:value-type="float">
            <text:p>1236.0</text:p>
          </table:table-cell>
          <table:table-cell table:style-name="ce3" table:formula="of:=[.H409]/60" office:value-type="float" office:value="20.5996895109273" calcext:value-type="float">
            <text:p>20.60</text:p>
          </table:table-cell>
          <table:table-cell table:formula="of:=[.H409]*[.S15]/[.S25]" office:value-type="float" office:value="1042.91457247626" calcext:value-type="float">
            <text:p>1042.9</text:p>
          </table:table-cell>
          <table:table-cell table:formula="of:=[.H409]*[.S19]/[.S25]" office:value-type="float" office:value="141.143139057665" calcext:value-type="float">
            <text:p>141.1</text:p>
          </table:table-cell>
          <table:table-cell table:formula="of:=[.H409]*[.S21]/[.S25]" office:value-type="float" office:value="51.923659121717" calcext:value-type="float">
            <text:p>51.9</text:p>
          </table:table-cell>
          <table:table-cell table:number-columns-repeated="3"/>
          <table:table-cell table:style-name="ce3" table:formula="of:=[.O409]/[.G410]" office:value-type="float" office:value="756.237935450583" calcext:value-type="float">
            <text:p>756.2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3" calcext:value-type="float">
            <text:p>13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0.224197882789" calcext:value-type="float">
            <text:p>80.22</text:p>
          </table:table-cell>
          <table:table-cell table:style-name="ce3" table:formula="of:=[.J410]/[.J409]" office:value-type="float" office:value="1.83302777996968" calcext:value-type="float">
            <text:p>1.83</text:p>
          </table:table-cell>
          <table:table-cell table:style-name="ce3" table:formula="of:=[.K410]/[.K409]" office:value-type="float" office:value="0.202037584131194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817679558011" calcext:value-type="percentage">
            <text:p>92.8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8" calcext:value-type="float">
            <text:p>168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8:59:34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2H24M38S</meta:editing-duration>
    <meta:editing-cycles>820</meta:editing-cycles>
    <meta:generator>LibreOffice/5.0.3.2$Windows_x86 LibreOffice_project/e5f16313668ac592c1bfb310f4390624e3dbfb75</meta:generator>
    <dc:date>2015-11-12T20:16:10.392000000</dc:date>
    <meta:document-statistic meta:table-count="1" meta:cell-count="6035" meta:object-count="0"/>
    <meta:user-defined meta:name="qrichtext">1</meta:user-defined>
  </office:meta>
</office:document-meta>
</file>